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0.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ed4c05"/>
    </style:style>
    <style:style style:name="ce3" style:family="table-cell" style:parent-style-name="Default">
      <style:table-cell-properties fo:background-color="#00a933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3faf46"/>
    </style:style>
  </office:automatic-styles>
  <office:body>
    <office:spreadsheet>
      <table:calculation-settings table:automatic-find-labels="false" table:use-regular-expressions="false" table:use-wildcards="true"/>
      <table:table table:name="26_1_05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SUM([.A$1:.A1])" office:value-type="float" office:value="52" calcext:value-type="float">
            <text:p>52</text:p>
          </table:table-cell>
          <table:table-cell table:formula="of:=IF([.C1]&lt;=[.G$3];1;&quot;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бабало</text:p>
          </table:table-cell>
          <table:table-cell office:value-type="string" calcext:value-type="string">
            <text:p>ВСЕГО КНИГ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SUM([.A$1:.A2])" office:value-type="float" office:value="104" calcext:value-type="float">
            <text:p>104</text:p>
          </table:table-cell>
          <table:table-cell table:formula="of:=IF([.C2]&lt;=[.G$3];1;&quot;&quot;)" office:value-type="float" office:value="1" calcext:value-type="float">
            <text:p>1</text:p>
          </table:table-cell>
          <table:table-cell table:number-columns-repeated="2"/>
          <table:table-cell office:value-type="float" office:value="90500" calcext:value-type="float">
            <text:p>90500</text:p>
          </table:table-cell>
          <table:table-cell office:value-type="float" office:value="990" calcext:value-type="float">
            <text:p>99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SUM([.A$1:.A3])" office:value-type="float" office:value="156" calcext:value-type="float">
            <text:p>156</text:p>
          </table:table-cell>
          <table:table-cell table:formula="of:=IF([.C3]&lt;=[.G$3];1;&quot;&quot;)" office:value-type="float" office:value="1" calcext:value-type="float">
            <text:p>1</text:p>
          </table:table-cell>
          <table:table-cell office:value-type="string" calcext:value-type="string">
            <text:p>НА ВСЕ КИНГИ БЕЗ РЕДКИХ</text:p>
          </table:table-cell>
          <table:table-cell/>
          <table:table-cell table:formula="of:=[.G2]-9037" office:value-type="float" office:value="81463" calcext:value-type="float">
            <text:p>81463</text:p>
          </table:table-cell>
          <table:table-cell table:style-name="ce4" table:formula="of:=INDEX([.A:.A];484;1)"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SUM([.A$1:.A4])" office:value-type="float" office:value="208" calcext:value-type="float">
            <text:p>208</text:p>
          </table:table-cell>
          <table:table-cell table:formula="of:=IF([.C4]&lt;=[.G$3];1;&quot;&quot;)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484" calcext:value-type="float">
            <text:p>484</text:p>
          </table:table-cell>
          <table:table-cell office:value-type="string" calcext:value-type="string">
            <text:p>+3 РЕДКИЕ</text:p>
          </table:table-cell>
          <table:table-cell table:style-name="ce5"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SUM([.A$1:.A5])" office:value-type="float" office:value="261" calcext:value-type="float">
            <text:p>261</text:p>
          </table:table-cell>
          <table:table-cell table:formula="of:=IF([.C5]&lt;=[.G$3];1;&quot;&quot;)" office:value-type="float" office:value="1" calcext:value-type="float">
            <text:p>1</text:p>
          </table:table-cell>
          <table:table-cell table:number-columns-repeated="2"/>
          <table:table-cell table:formula="of:=INDEX([.C:.C];484;1)" office:value-type="float" office:value="81166" calcext:value-type="float">
            <text:p>81166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formula="of:=SUM([.A$1:.A6])" office:value-type="float" office:value="315" calcext:value-type="float">
            <text:p>315</text:p>
          </table:table-cell>
          <table:table-cell table:formula="of:=IF([.C6]&lt;=[.G$3];1;&quot;&quot;)" office:value-type="float" office:value="1" calcext:value-type="float">
            <text:p>1</text:p>
          </table:table-cell>
          <table:table-cell table:number-columns-repeated="2"/>
          <table:table-cell table:style-name="ce2" table:formula="of:=[.G3]-[.G5]+[.H3]" office:value-type="float" office:value="636" calcext:value-type="float">
            <text:p>636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formula="of:=SUM([.A$1:.A7])" office:value-type="float" office:value="369" calcext:value-type="float">
            <text:p>369</text:p>
          </table:table-cell>
          <table:table-cell table:formula="of:=IF([.C7]&lt;=[.G$3];1;&quot;&quot;)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633" calcext:value-type="float">
            <text:p>633</text:p>
          </table:table-cell>
          <table:table-cell office:value-type="string" calcext:value-type="string">
            <text:p>ТК НЕТУ 63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formula="of:=SUM([.A$1:.A8])" office:value-type="float" office:value="423" calcext:value-type="float">
            <text:p>423</text:p>
          </table:table-cell>
          <table:table-cell table:formula="of:=IF([.C8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formula="of:=SUM([.A$1:.A9])" office:value-type="float" office:value="478" calcext:value-type="float">
            <text:p>478</text:p>
          </table:table-cell>
          <table:table-cell table:formula="of:=IF([.C9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formula="of:=SUM([.A$1:.A10])" office:value-type="float" office:value="534" calcext:value-type="float">
            <text:p>534</text:p>
          </table:table-cell>
          <table:table-cell table:formula="of:=IF([.C10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formula="of:=SUM([.A$1:.A11])" office:value-type="float" office:value="590" calcext:value-type="float">
            <text:p>590</text:p>
          </table:table-cell>
          <table:table-cell table:formula="of:=IF([.C11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formula="of:=SUM([.A$1:.A12])" office:value-type="float" office:value="647" calcext:value-type="float">
            <text:p>647</text:p>
          </table:table-cell>
          <table:table-cell table:formula="of:=IF([.C12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SUM([.A$1:.A13])" office:value-type="float" office:value="705" calcext:value-type="float">
            <text:p>705</text:p>
          </table:table-cell>
          <table:table-cell table:formula="of:=IF([.C13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SUM([.A$1:.A14])" office:value-type="float" office:value="763" calcext:value-type="float">
            <text:p>763</text:p>
          </table:table-cell>
          <table:table-cell table:formula="of:=IF([.C14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formula="of:=SUM([.A$1:.A15])" office:value-type="float" office:value="822" calcext:value-type="float">
            <text:p>822</text:p>
          </table:table-cell>
          <table:table-cell table:formula="of:=IF([.C15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formula="of:=SUM([.A$1:.A16])" office:value-type="float" office:value="881" calcext:value-type="float">
            <text:p>881</text:p>
          </table:table-cell>
          <table:table-cell table:formula="of:=IF([.C16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formula="of:=SUM([.A$1:.A17])" office:value-type="float" office:value="940" calcext:value-type="float">
            <text:p>940</text:p>
          </table:table-cell>
          <table:table-cell table:formula="of:=IF([.C17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formula="of:=SUM([.A$1:.A18])" office:value-type="float" office:value="999" calcext:value-type="float">
            <text:p>999</text:p>
          </table:table-cell>
          <table:table-cell table:formula="of:=IF([.C18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formula="of:=SUM([.A$1:.A19])" office:value-type="float" office:value="1058" calcext:value-type="float">
            <text:p>1058</text:p>
          </table:table-cell>
          <table:table-cell table:formula="of:=IF([.C19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SUM([.A$1:.A20])" office:value-type="float" office:value="1118" calcext:value-type="float">
            <text:p>1118</text:p>
          </table:table-cell>
          <table:table-cell table:formula="of:=IF([.C20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formula="of:=SUM([.A$1:.A21])" office:value-type="float" office:value="1181" calcext:value-type="float">
            <text:p>1181</text:p>
          </table:table-cell>
          <table:table-cell table:formula="of:=IF([.C21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formula="of:=SUM([.A$1:.A22])" office:value-type="float" office:value="1244" calcext:value-type="float">
            <text:p>1244</text:p>
          </table:table-cell>
          <table:table-cell table:formula="of:=IF([.C22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formula="of:=SUM([.A$1:.A23])" office:value-type="float" office:value="1307" calcext:value-type="float">
            <text:p>1307</text:p>
          </table:table-cell>
          <table:table-cell table:formula="of:=IF([.C23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formula="of:=SUM([.A$1:.A24])" office:value-type="float" office:value="1370" calcext:value-type="float">
            <text:p>1370</text:p>
          </table:table-cell>
          <table:table-cell table:formula="of:=IF([.C24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formula="of:=SUM([.A$1:.A25])" office:value-type="float" office:value="1433" calcext:value-type="float">
            <text:p>1433</text:p>
          </table:table-cell>
          <table:table-cell table:formula="of:=IF([.C25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formula="of:=SUM([.A$1:.A26])" office:value-type="float" office:value="1499" calcext:value-type="float">
            <text:p>1499</text:p>
          </table:table-cell>
          <table:table-cell table:formula="of:=IF([.C26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formula="of:=SUM([.A$1:.A27])" office:value-type="float" office:value="1565" calcext:value-type="float">
            <text:p>1565</text:p>
          </table:table-cell>
          <table:table-cell table:formula="of:=IF([.C27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formula="of:=SUM([.A$1:.A28])" office:value-type="float" office:value="1632" calcext:value-type="float">
            <text:p>1632</text:p>
          </table:table-cell>
          <table:table-cell table:formula="of:=IF([.C28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formula="of:=SUM([.A$1:.A29])" office:value-type="float" office:value="1699" calcext:value-type="float">
            <text:p>1699</text:p>
          </table:table-cell>
          <table:table-cell table:formula="of:=IF([.C29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formula="of:=SUM([.A$1:.A30])" office:value-type="float" office:value="1766" calcext:value-type="float">
            <text:p>1766</text:p>
          </table:table-cell>
          <table:table-cell table:formula="of:=IF([.C30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formula="of:=SUM([.A$1:.A31])" office:value-type="float" office:value="1834" calcext:value-type="float">
            <text:p>1834</text:p>
          </table:table-cell>
          <table:table-cell table:formula="of:=IF([.C31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formula="of:=SUM([.A$1:.A32])" office:value-type="float" office:value="1902" calcext:value-type="float">
            <text:p>1902</text:p>
          </table:table-cell>
          <table:table-cell table:formula="of:=IF([.C32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formula="of:=SUM([.A$1:.A33])" office:value-type="float" office:value="1971" calcext:value-type="float">
            <text:p>1971</text:p>
          </table:table-cell>
          <table:table-cell table:formula="of:=IF([.C33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formula="of:=SUM([.A$1:.A34])" office:value-type="float" office:value="2040" calcext:value-type="float">
            <text:p>2040</text:p>
          </table:table-cell>
          <table:table-cell table:formula="of:=IF([.C34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formula="of:=SUM([.A$1:.A35])" office:value-type="float" office:value="2109" calcext:value-type="float">
            <text:p>2109</text:p>
          </table:table-cell>
          <table:table-cell table:formula="of:=IF([.C35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formula="of:=SUM([.A$1:.A36])" office:value-type="float" office:value="2178" calcext:value-type="float">
            <text:p>2178</text:p>
          </table:table-cell>
          <table:table-cell table:formula="of:=IF([.C36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formula="of:=SUM([.A$1:.A37])" office:value-type="float" office:value="2248" calcext:value-type="float">
            <text:p>2248</text:p>
          </table:table-cell>
          <table:table-cell table:formula="of:=IF([.C37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formula="of:=SUM([.A$1:.A38])" office:value-type="float" office:value="2318" calcext:value-type="float">
            <text:p>2318</text:p>
          </table:table-cell>
          <table:table-cell table:formula="of:=IF([.C38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formula="of:=SUM([.A$1:.A39])" office:value-type="float" office:value="2388" calcext:value-type="float">
            <text:p>2388</text:p>
          </table:table-cell>
          <table:table-cell table:formula="of:=IF([.C39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formula="of:=SUM([.A$1:.A40])" office:value-type="float" office:value="2459" calcext:value-type="float">
            <text:p>2459</text:p>
          </table:table-cell>
          <table:table-cell table:formula="of:=IF([.C40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formula="of:=SUM([.A$1:.A41])" office:value-type="float" office:value="2530" calcext:value-type="float">
            <text:p>2530</text:p>
          </table:table-cell>
          <table:table-cell table:formula="of:=IF([.C41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table:formula="of:=SUM([.A$1:.A42])" office:value-type="float" office:value="2602" calcext:value-type="float">
            <text:p>2602</text:p>
          </table:table-cell>
          <table:table-cell table:formula="of:=IF([.C42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table:formula="of:=SUM([.A$1:.A43])" office:value-type="float" office:value="2674" calcext:value-type="float">
            <text:p>2674</text:p>
          </table:table-cell>
          <table:table-cell table:formula="of:=IF([.C43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formula="of:=SUM([.A$1:.A44])" office:value-type="float" office:value="2747" calcext:value-type="float">
            <text:p>2747</text:p>
          </table:table-cell>
          <table:table-cell table:formula="of:=IF([.C44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formula="of:=SUM([.A$1:.A45])" office:value-type="float" office:value="2820" calcext:value-type="float">
            <text:p>2820</text:p>
          </table:table-cell>
          <table:table-cell table:formula="of:=IF([.C45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table:formula="of:=SUM([.A$1:.A46])" office:value-type="float" office:value="2895" calcext:value-type="float">
            <text:p>2895</text:p>
          </table:table-cell>
          <table:table-cell table:formula="of:=IF([.C46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table:formula="of:=SUM([.A$1:.A47])" office:value-type="float" office:value="2970" calcext:value-type="float">
            <text:p>2970</text:p>
          </table:table-cell>
          <table:table-cell table:formula="of:=IF([.C47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formula="of:=SUM([.A$1:.A48])" office:value-type="float" office:value="3046" calcext:value-type="float">
            <text:p>3046</text:p>
          </table:table-cell>
          <table:table-cell table:formula="of:=IF([.C48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formula="of:=SUM([.A$1:.A49])" office:value-type="float" office:value="3122" calcext:value-type="float">
            <text:p>3122</text:p>
          </table:table-cell>
          <table:table-cell table:formula="of:=IF([.C49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table:formula="of:=SUM([.A$1:.A50])" office:value-type="float" office:value="3199" calcext:value-type="float">
            <text:p>3199</text:p>
          </table:table-cell>
          <table:table-cell table:formula="of:=IF([.C50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table:formula="of:=SUM([.A$1:.A51])" office:value-type="float" office:value="3276" calcext:value-type="float">
            <text:p>3276</text:p>
          </table:table-cell>
          <table:table-cell table:formula="of:=IF([.C51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table:formula="of:=SUM([.A$1:.A52])" office:value-type="float" office:value="3353" calcext:value-type="float">
            <text:p>3353</text:p>
          </table:table-cell>
          <table:table-cell table:formula="of:=IF([.C52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SUM([.A$1:.A53])" office:value-type="float" office:value="3432" calcext:value-type="float">
            <text:p>3432</text:p>
          </table:table-cell>
          <table:table-cell table:formula="of:=IF([.C53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SUM([.A$1:.A54])" office:value-type="float" office:value="3511" calcext:value-type="float">
            <text:p>3511</text:p>
          </table:table-cell>
          <table:table-cell table:formula="of:=IF([.C54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SUM([.A$1:.A55])" office:value-type="float" office:value="3590" calcext:value-type="float">
            <text:p>3590</text:p>
          </table:table-cell>
          <table:table-cell table:formula="of:=IF([.C55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SUM([.A$1:.A56])" office:value-type="float" office:value="3670" calcext:value-type="float">
            <text:p>3670</text:p>
          </table:table-cell>
          <table:table-cell table:formula="of:=IF([.C56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SUM([.A$1:.A57])" office:value-type="float" office:value="3750" calcext:value-type="float">
            <text:p>3750</text:p>
          </table:table-cell>
          <table:table-cell table:formula="of:=IF([.C57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SUM([.A$1:.A58])" office:value-type="float" office:value="3830" calcext:value-type="float">
            <text:p>3830</text:p>
          </table:table-cell>
          <table:table-cell table:formula="of:=IF([.C58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formula="of:=SUM([.A$1:.A59])" office:value-type="float" office:value="3911" calcext:value-type="float">
            <text:p>3911</text:p>
          </table:table-cell>
          <table:table-cell table:formula="of:=IF([.C59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formula="of:=SUM([.A$1:.A60])" office:value-type="float" office:value="3992" calcext:value-type="float">
            <text:p>3992</text:p>
          </table:table-cell>
          <table:table-cell table:formula="of:=IF([.C60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formula="of:=SUM([.A$1:.A61])" office:value-type="float" office:value="4074" calcext:value-type="float">
            <text:p>4074</text:p>
          </table:table-cell>
          <table:table-cell table:formula="of:=IF([.C61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formula="of:=SUM([.A$1:.A62])" office:value-type="float" office:value="4156" calcext:value-type="float">
            <text:p>4156</text:p>
          </table:table-cell>
          <table:table-cell table:formula="of:=IF([.C62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formula="of:=SUM([.A$1:.A63])" office:value-type="float" office:value="4238" calcext:value-type="float">
            <text:p>4238</text:p>
          </table:table-cell>
          <table:table-cell table:formula="of:=IF([.C63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formula="of:=SUM([.A$1:.A64])" office:value-type="float" office:value="4320" calcext:value-type="float">
            <text:p>4320</text:p>
          </table:table-cell>
          <table:table-cell table:formula="of:=IF([.C64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formula="of:=SUM([.A$1:.A65])" office:value-type="float" office:value="4403" calcext:value-type="float">
            <text:p>4403</text:p>
          </table:table-cell>
          <table:table-cell table:formula="of:=IF([.C65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SUM([.A$1:.A66])" office:value-type="float" office:value="4487" calcext:value-type="float">
            <text:p>4487</text:p>
          </table:table-cell>
          <table:table-cell table:formula="of:=IF([.C66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formula="of:=SUM([.A$1:.A67])" office:value-type="float" office:value="4572" calcext:value-type="float">
            <text:p>4572</text:p>
          </table:table-cell>
          <table:table-cell table:formula="of:=IF([.C67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formula="of:=SUM([.A$1:.A68])" office:value-type="float" office:value="4658" calcext:value-type="float">
            <text:p>4658</text:p>
          </table:table-cell>
          <table:table-cell table:formula="of:=IF([.C68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formula="of:=SUM([.A$1:.A69])" office:value-type="float" office:value="4744" calcext:value-type="float">
            <text:p>4744</text:p>
          </table:table-cell>
          <table:table-cell table:formula="of:=IF([.C69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formula="of:=SUM([.A$1:.A70])" office:value-type="float" office:value="4830" calcext:value-type="float">
            <text:p>4830</text:p>
          </table:table-cell>
          <table:table-cell table:formula="of:=IF([.C70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formula="of:=SUM([.A$1:.A71])" office:value-type="float" office:value="4916" calcext:value-type="float">
            <text:p>4916</text:p>
          </table:table-cell>
          <table:table-cell table:formula="of:=IF([.C71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formula="of:=SUM([.A$1:.A72])" office:value-type="float" office:value="5002" calcext:value-type="float">
            <text:p>5002</text:p>
          </table:table-cell>
          <table:table-cell table:formula="of:=IF([.C72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formula="of:=SUM([.A$1:.A73])" office:value-type="float" office:value="5088" calcext:value-type="float">
            <text:p>5088</text:p>
          </table:table-cell>
          <table:table-cell table:formula="of:=IF([.C73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formula="of:=SUM([.A$1:.A74])" office:value-type="float" office:value="5174" calcext:value-type="float">
            <text:p>5174</text:p>
          </table:table-cell>
          <table:table-cell table:formula="of:=IF([.C74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formula="of:=SUM([.A$1:.A75])" office:value-type="float" office:value="5260" calcext:value-type="float">
            <text:p>5260</text:p>
          </table:table-cell>
          <table:table-cell table:formula="of:=IF([.C75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formula="of:=SUM([.A$1:.A76])" office:value-type="float" office:value="5347" calcext:value-type="float">
            <text:p>5347</text:p>
          </table:table-cell>
          <table:table-cell table:formula="of:=IF([.C76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formula="of:=SUM([.A$1:.A77])" office:value-type="float" office:value="5435" calcext:value-type="float">
            <text:p>5435</text:p>
          </table:table-cell>
          <table:table-cell table:formula="of:=IF([.C77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formula="of:=SUM([.A$1:.A78])" office:value-type="float" office:value="5524" calcext:value-type="float">
            <text:p>5524</text:p>
          </table:table-cell>
          <table:table-cell table:formula="of:=IF([.C78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formula="of:=SUM([.A$1:.A79])" office:value-type="float" office:value="5613" calcext:value-type="float">
            <text:p>5613</text:p>
          </table:table-cell>
          <table:table-cell table:formula="of:=IF([.C79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formula="of:=SUM([.A$1:.A80])" office:value-type="float" office:value="5704" calcext:value-type="float">
            <text:p>5704</text:p>
          </table:table-cell>
          <table:table-cell table:formula="of:=IF([.C80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formula="of:=SUM([.A$1:.A81])" office:value-type="float" office:value="5795" calcext:value-type="float">
            <text:p>5795</text:p>
          </table:table-cell>
          <table:table-cell table:formula="of:=IF([.C81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formula="of:=SUM([.A$1:.A82])" office:value-type="float" office:value="5887" calcext:value-type="float">
            <text:p>5887</text:p>
          </table:table-cell>
          <table:table-cell table:formula="of:=IF([.C82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formula="of:=SUM([.A$1:.A83])" office:value-type="float" office:value="5979" calcext:value-type="float">
            <text:p>5979</text:p>
          </table:table-cell>
          <table:table-cell table:formula="of:=IF([.C83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table:formula="of:=SUM([.A$1:.A84])" office:value-type="float" office:value="6072" calcext:value-type="float">
            <text:p>6072</text:p>
          </table:table-cell>
          <table:table-cell table:formula="of:=IF([.C84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table:formula="of:=SUM([.A$1:.A85])" office:value-type="float" office:value="6165" calcext:value-type="float">
            <text:p>6165</text:p>
          </table:table-cell>
          <table:table-cell table:formula="of:=IF([.C85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formula="of:=SUM([.A$1:.A86])" office:value-type="float" office:value="6259" calcext:value-type="float">
            <text:p>6259</text:p>
          </table:table-cell>
          <table:table-cell table:formula="of:=IF([.C86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formula="of:=SUM([.A$1:.A87])" office:value-type="float" office:value="6353" calcext:value-type="float">
            <text:p>6353</text:p>
          </table:table-cell>
          <table:table-cell table:formula="of:=IF([.C87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formula="of:=SUM([.A$1:.A88])" office:value-type="float" office:value="6447" calcext:value-type="float">
            <text:p>6447</text:p>
          </table:table-cell>
          <table:table-cell table:formula="of:=IF([.C88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formula="of:=SUM([.A$1:.A89])" office:value-type="float" office:value="6541" calcext:value-type="float">
            <text:p>6541</text:p>
          </table:table-cell>
          <table:table-cell table:formula="of:=IF([.C89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formula="of:=SUM([.A$1:.A90])" office:value-type="float" office:value="6635" calcext:value-type="float">
            <text:p>6635</text:p>
          </table:table-cell>
          <table:table-cell table:formula="of:=IF([.C90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formula="of:=SUM([.A$1:.A91])" office:value-type="float" office:value="6730" calcext:value-type="float">
            <text:p>6730</text:p>
          </table:table-cell>
          <table:table-cell table:formula="of:=IF([.C91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formula="of:=SUM([.A$1:.A92])" office:value-type="float" office:value="6825" calcext:value-type="float">
            <text:p>6825</text:p>
          </table:table-cell>
          <table:table-cell table:formula="of:=IF([.C92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formula="of:=SUM([.A$1:.A93])" office:value-type="float" office:value="6921" calcext:value-type="float">
            <text:p>6921</text:p>
          </table:table-cell>
          <table:table-cell table:formula="of:=IF([.C93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formula="of:=SUM([.A$1:.A94])" office:value-type="float" office:value="7018" calcext:value-type="float">
            <text:p>7018</text:p>
          </table:table-cell>
          <table:table-cell table:formula="of:=IF([.C94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formula="of:=SUM([.A$1:.A95])" office:value-type="float" office:value="7115" calcext:value-type="float">
            <text:p>7115</text:p>
          </table:table-cell>
          <table:table-cell table:formula="of:=IF([.C95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formula="of:=SUM([.A$1:.A96])" office:value-type="float" office:value="7212" calcext:value-type="float">
            <text:p>7212</text:p>
          </table:table-cell>
          <table:table-cell table:formula="of:=IF([.C96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formula="of:=SUM([.A$1:.A97])" office:value-type="float" office:value="7309" calcext:value-type="float">
            <text:p>7309</text:p>
          </table:table-cell>
          <table:table-cell table:formula="of:=IF([.C97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formula="of:=SUM([.A$1:.A98])" office:value-type="float" office:value="7407" calcext:value-type="float">
            <text:p>7407</text:p>
          </table:table-cell>
          <table:table-cell table:formula="of:=IF([.C98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formula="of:=SUM([.A$1:.A99])" office:value-type="float" office:value="7505" calcext:value-type="float">
            <text:p>7505</text:p>
          </table:table-cell>
          <table:table-cell table:formula="of:=IF([.C99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formula="of:=SUM([.A$1:.A100])" office:value-type="float" office:value="7604" calcext:value-type="float">
            <text:p>7604</text:p>
          </table:table-cell>
          <table:table-cell table:formula="of:=IF([.C100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SUM([.A$1:.A101])" office:value-type="float" office:value="7704" calcext:value-type="float">
            <text:p>7704</text:p>
          </table:table-cell>
          <table:table-cell table:formula="of:=IF([.C101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SUM([.A$1:.A102])" office:value-type="float" office:value="7804" calcext:value-type="float">
            <text:p>7804</text:p>
          </table:table-cell>
          <table:table-cell table:formula="of:=IF([.C102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SUM([.A$1:.A103])" office:value-type="float" office:value="7904" calcext:value-type="float">
            <text:p>7904</text:p>
          </table:table-cell>
          <table:table-cell table:formula="of:=IF([.C103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SUM([.A$1:.A104])" office:value-type="float" office:value="8005" calcext:value-type="float">
            <text:p>8005</text:p>
          </table:table-cell>
          <table:table-cell table:formula="of:=IF([.C104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SUM([.A$1:.A105])" office:value-type="float" office:value="8106" calcext:value-type="float">
            <text:p>8106</text:p>
          </table:table-cell>
          <table:table-cell table:formula="of:=IF([.C105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SUM([.A$1:.A106])" office:value-type="float" office:value="8207" calcext:value-type="float">
            <text:p>8207</text:p>
          </table:table-cell>
          <table:table-cell table:formula="of:=IF([.C106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SUM([.A$1:.A107])" office:value-type="float" office:value="8308" calcext:value-type="float">
            <text:p>8308</text:p>
          </table:table-cell>
          <table:table-cell table:formula="of:=IF([.C107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SUM([.A$1:.A108])" office:value-type="float" office:value="8409" calcext:value-type="float">
            <text:p>8409</text:p>
          </table:table-cell>
          <table:table-cell table:formula="of:=IF([.C108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formula="of:=SUM([.A$1:.A109])" office:value-type="float" office:value="8511" calcext:value-type="float">
            <text:p>8511</text:p>
          </table:table-cell>
          <table:table-cell table:formula="of:=IF([.C109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formula="of:=SUM([.A$1:.A110])" office:value-type="float" office:value="8614" calcext:value-type="float">
            <text:p>8614</text:p>
          </table:table-cell>
          <table:table-cell table:formula="of:=IF([.C110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formula="of:=SUM([.A$1:.A111])" office:value-type="float" office:value="8717" calcext:value-type="float">
            <text:p>8717</text:p>
          </table:table-cell>
          <table:table-cell table:formula="of:=IF([.C111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formula="of:=SUM([.A$1:.A112])" office:value-type="float" office:value="8821" calcext:value-type="float">
            <text:p>8821</text:p>
          </table:table-cell>
          <table:table-cell table:formula="of:=IF([.C112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formula="of:=SUM([.A$1:.A113])" office:value-type="float" office:value="8925" calcext:value-type="float">
            <text:p>8925</text:p>
          </table:table-cell>
          <table:table-cell table:formula="of:=IF([.C113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formula="of:=SUM([.A$1:.A114])" office:value-type="float" office:value="9029" calcext:value-type="float">
            <text:p>9029</text:p>
          </table:table-cell>
          <table:table-cell table:formula="of:=IF([.C114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formula="of:=SUM([.A$1:.A115])" office:value-type="float" office:value="9135" calcext:value-type="float">
            <text:p>9135</text:p>
          </table:table-cell>
          <table:table-cell table:formula="of:=IF([.C115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formula="of:=SUM([.A$1:.A116])" office:value-type="float" office:value="9241" calcext:value-type="float">
            <text:p>9241</text:p>
          </table:table-cell>
          <table:table-cell table:formula="of:=IF([.C116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formula="of:=SUM([.A$1:.A117])" office:value-type="float" office:value="9348" calcext:value-type="float">
            <text:p>9348</text:p>
          </table:table-cell>
          <table:table-cell table:formula="of:=IF([.C117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table:formula="of:=SUM([.A$1:.A118])" office:value-type="float" office:value="9456" calcext:value-type="float">
            <text:p>9456</text:p>
          </table:table-cell>
          <table:table-cell table:formula="of:=IF([.C118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table:formula="of:=SUM([.A$1:.A119])" office:value-type="float" office:value="9564" calcext:value-type="float">
            <text:p>9564</text:p>
          </table:table-cell>
          <table:table-cell table:formula="of:=IF([.C119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table:formula="of:=SUM([.A$1:.A120])" office:value-type="float" office:value="9672" calcext:value-type="float">
            <text:p>9672</text:p>
          </table:table-cell>
          <table:table-cell table:formula="of:=IF([.C120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formula="of:=SUM([.A$1:.A121])" office:value-type="float" office:value="9781" calcext:value-type="float">
            <text:p>9781</text:p>
          </table:table-cell>
          <table:table-cell table:formula="of:=IF([.C121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formula="of:=SUM([.A$1:.A122])" office:value-type="float" office:value="9890" calcext:value-type="float">
            <text:p>9890</text:p>
          </table:table-cell>
          <table:table-cell table:formula="of:=IF([.C122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formula="of:=SUM([.A$1:.A123])" office:value-type="float" office:value="9999" calcext:value-type="float">
            <text:p>9999</text:p>
          </table:table-cell>
          <table:table-cell table:formula="of:=IF([.C123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formula="of:=SUM([.A$1:.A124])" office:value-type="float" office:value="10109" calcext:value-type="float">
            <text:p>10109</text:p>
          </table:table-cell>
          <table:table-cell table:formula="of:=IF([.C124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formula="of:=SUM([.A$1:.A125])" office:value-type="float" office:value="10219" calcext:value-type="float">
            <text:p>10219</text:p>
          </table:table-cell>
          <table:table-cell table:formula="of:=IF([.C125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formula="of:=SUM([.A$1:.A126])" office:value-type="float" office:value="10329" calcext:value-type="float">
            <text:p>10329</text:p>
          </table:table-cell>
          <table:table-cell table:formula="of:=IF([.C126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formula="of:=SUM([.A$1:.A127])" office:value-type="float" office:value="10439" calcext:value-type="float">
            <text:p>10439</text:p>
          </table:table-cell>
          <table:table-cell table:formula="of:=IF([.C127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table:formula="of:=SUM([.A$1:.A128])" office:value-type="float" office:value="10550" calcext:value-type="float">
            <text:p>10550</text:p>
          </table:table-cell>
          <table:table-cell table:formula="of:=IF([.C128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formula="of:=SUM([.A$1:.A129])" office:value-type="float" office:value="10662" calcext:value-type="float">
            <text:p>10662</text:p>
          </table:table-cell>
          <table:table-cell table:formula="of:=IF([.C129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formula="of:=SUM([.A$1:.A130])" office:value-type="float" office:value="10774" calcext:value-type="float">
            <text:p>10774</text:p>
          </table:table-cell>
          <table:table-cell table:formula="of:=IF([.C130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formula="of:=SUM([.A$1:.A131])" office:value-type="float" office:value="10886" calcext:value-type="float">
            <text:p>10886</text:p>
          </table:table-cell>
          <table:table-cell table:formula="of:=IF([.C131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table:formula="of:=SUM([.A$1:.A132])" office:value-type="float" office:value="10999" calcext:value-type="float">
            <text:p>10999</text:p>
          </table:table-cell>
          <table:table-cell table:formula="of:=IF([.C132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table:formula="of:=SUM([.A$1:.A133])" office:value-type="float" office:value="11114" calcext:value-type="float">
            <text:p>11114</text:p>
          </table:table-cell>
          <table:table-cell table:formula="of:=IF([.C133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table:formula="of:=SUM([.A$1:.A134])" office:value-type="float" office:value="11229" calcext:value-type="float">
            <text:p>11229</text:p>
          </table:table-cell>
          <table:table-cell table:formula="of:=IF([.C134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formula="of:=SUM([.A$1:.A135])" office:value-type="float" office:value="11345" calcext:value-type="float">
            <text:p>11345</text:p>
          </table:table-cell>
          <table:table-cell table:formula="of:=IF([.C135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formula="of:=SUM([.A$1:.A136])" office:value-type="float" office:value="11461" calcext:value-type="float">
            <text:p>11461</text:p>
          </table:table-cell>
          <table:table-cell table:formula="of:=IF([.C136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table:formula="of:=SUM([.A$1:.A137])" office:value-type="float" office:value="11578" calcext:value-type="float">
            <text:p>11578</text:p>
          </table:table-cell>
          <table:table-cell table:formula="of:=IF([.C137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table:formula="of:=SUM([.A$1:.A138])" office:value-type="float" office:value="11695" calcext:value-type="float">
            <text:p>11695</text:p>
          </table:table-cell>
          <table:table-cell table:formula="of:=IF([.C138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table:formula="of:=SUM([.A$1:.A139])" office:value-type="float" office:value="11813" calcext:value-type="float">
            <text:p>11813</text:p>
          </table:table-cell>
          <table:table-cell table:formula="of:=IF([.C139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SUM([.A$1:.A140])" office:value-type="float" office:value="11933" calcext:value-type="float">
            <text:p>11933</text:p>
          </table:table-cell>
          <table:table-cell table:formula="of:=IF([.C140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SUM([.A$1:.A141])" office:value-type="float" office:value="12053" calcext:value-type="float">
            <text:p>12053</text:p>
          </table:table-cell>
          <table:table-cell table:formula="of:=IF([.C141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SUM([.A$1:.A142])" office:value-type="float" office:value="12173" calcext:value-type="float">
            <text:p>12173</text:p>
          </table:table-cell>
          <table:table-cell table:formula="of:=IF([.C142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SUM([.A$1:.A143])" office:value-type="float" office:value="12293" calcext:value-type="float">
            <text:p>12293</text:p>
          </table:table-cell>
          <table:table-cell table:formula="of:=IF([.C143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table:formula="of:=SUM([.A$1:.A144])" office:value-type="float" office:value="12414" calcext:value-type="float">
            <text:p>12414</text:p>
          </table:table-cell>
          <table:table-cell table:formula="of:=IF([.C144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formula="of:=SUM([.A$1:.A145])" office:value-type="float" office:value="12536" calcext:value-type="float">
            <text:p>12536</text:p>
          </table:table-cell>
          <table:table-cell table:formula="of:=IF([.C145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formula="of:=SUM([.A$1:.A146])" office:value-type="float" office:value="12658" calcext:value-type="float">
            <text:p>12658</text:p>
          </table:table-cell>
          <table:table-cell table:formula="of:=IF([.C146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formula="of:=SUM([.A$1:.A147])" office:value-type="float" office:value="12780" calcext:value-type="float">
            <text:p>12780</text:p>
          </table:table-cell>
          <table:table-cell table:formula="of:=IF([.C147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table:formula="of:=SUM([.A$1:.A148])" office:value-type="float" office:value="12904" calcext:value-type="float">
            <text:p>12904</text:p>
          </table:table-cell>
          <table:table-cell table:formula="of:=IF([.C148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table:formula="of:=SUM([.A$1:.A149])" office:value-type="float" office:value="13029" calcext:value-type="float">
            <text:p>13029</text:p>
          </table:table-cell>
          <table:table-cell table:formula="of:=IF([.C149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table:formula="of:=SUM([.A$1:.A150])" office:value-type="float" office:value="13154" calcext:value-type="float">
            <text:p>13154</text:p>
          </table:table-cell>
          <table:table-cell table:formula="of:=IF([.C150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formula="of:=SUM([.A$1:.A151])" office:value-type="float" office:value="13280" calcext:value-type="float">
            <text:p>13280</text:p>
          </table:table-cell>
          <table:table-cell table:formula="of:=IF([.C151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formula="of:=SUM([.A$1:.A152])" office:value-type="float" office:value="13406" calcext:value-type="float">
            <text:p>13406</text:p>
          </table:table-cell>
          <table:table-cell table:formula="of:=IF([.C152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formula="of:=SUM([.A$1:.A153])" office:value-type="float" office:value="13532" calcext:value-type="float">
            <text:p>13532</text:p>
          </table:table-cell>
          <table:table-cell table:formula="of:=IF([.C153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formula="of:=SUM([.A$1:.A154])" office:value-type="float" office:value="13658" calcext:value-type="float">
            <text:p>13658</text:p>
          </table:table-cell>
          <table:table-cell table:formula="of:=IF([.C154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formula="of:=SUM([.A$1:.A155])" office:value-type="float" office:value="13784" calcext:value-type="float">
            <text:p>13784</text:p>
          </table:table-cell>
          <table:table-cell table:formula="of:=IF([.C155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formula="of:=SUM([.A$1:.A156])" office:value-type="float" office:value="13910" calcext:value-type="float">
            <text:p>13910</text:p>
          </table:table-cell>
          <table:table-cell table:formula="of:=IF([.C156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formula="of:=SUM([.A$1:.A157])" office:value-type="float" office:value="14037" calcext:value-type="float">
            <text:p>14037</text:p>
          </table:table-cell>
          <table:table-cell table:formula="of:=IF([.C157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formula="of:=SUM([.A$1:.A158])" office:value-type="float" office:value="14164" calcext:value-type="float">
            <text:p>14164</text:p>
          </table:table-cell>
          <table:table-cell table:formula="of:=IF([.C158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formula="of:=SUM([.A$1:.A159])" office:value-type="float" office:value="14292" calcext:value-type="float">
            <text:p>14292</text:p>
          </table:table-cell>
          <table:table-cell table:formula="of:=IF([.C159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formula="of:=SUM([.A$1:.A160])" office:value-type="float" office:value="14420" calcext:value-type="float">
            <text:p>14420</text:p>
          </table:table-cell>
          <table:table-cell table:formula="of:=IF([.C160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formula="of:=SUM([.A$1:.A161])" office:value-type="float" office:value="14548" calcext:value-type="float">
            <text:p>14548</text:p>
          </table:table-cell>
          <table:table-cell table:formula="of:=IF([.C161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formula="of:=SUM([.A$1:.A162])" office:value-type="float" office:value="14677" calcext:value-type="float">
            <text:p>14677</text:p>
          </table:table-cell>
          <table:table-cell table:formula="of:=IF([.C162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formula="of:=SUM([.A$1:.A163])" office:value-type="float" office:value="14806" calcext:value-type="float">
            <text:p>14806</text:p>
          </table:table-cell>
          <table:table-cell table:formula="of:=IF([.C163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formula="of:=SUM([.A$1:.A164])" office:value-type="float" office:value="14935" calcext:value-type="float">
            <text:p>14935</text:p>
          </table:table-cell>
          <table:table-cell table:formula="of:=IF([.C164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formula="of:=SUM([.A$1:.A165])" office:value-type="float" office:value="15064" calcext:value-type="float">
            <text:p>15064</text:p>
          </table:table-cell>
          <table:table-cell table:formula="of:=IF([.C165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formula="of:=SUM([.A$1:.A166])" office:value-type="float" office:value="15194" calcext:value-type="float">
            <text:p>15194</text:p>
          </table:table-cell>
          <table:table-cell table:formula="of:=IF([.C166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formula="of:=SUM([.A$1:.A167])" office:value-type="float" office:value="15324" calcext:value-type="float">
            <text:p>15324</text:p>
          </table:table-cell>
          <table:table-cell table:formula="of:=IF([.C167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table:formula="of:=SUM([.A$1:.A168])" office:value-type="float" office:value="15456" calcext:value-type="float">
            <text:p>15456</text:p>
          </table:table-cell>
          <table:table-cell table:formula="of:=IF([.C168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table:formula="of:=SUM([.A$1:.A169])" office:value-type="float" office:value="15588" calcext:value-type="float">
            <text:p>15588</text:p>
          </table:table-cell>
          <table:table-cell table:formula="of:=IF([.C169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table:formula="of:=SUM([.A$1:.A170])" office:value-type="float" office:value="15721" calcext:value-type="float">
            <text:p>15721</text:p>
          </table:table-cell>
          <table:table-cell table:formula="of:=IF([.C170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table:formula="of:=SUM([.A$1:.A171])" office:value-type="float" office:value="15855" calcext:value-type="float">
            <text:p>15855</text:p>
          </table:table-cell>
          <table:table-cell table:formula="of:=IF([.C171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table:formula="of:=SUM([.A$1:.A172])" office:value-type="float" office:value="15989" calcext:value-type="float">
            <text:p>15989</text:p>
          </table:table-cell>
          <table:table-cell table:formula="of:=IF([.C172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table:formula="of:=SUM([.A$1:.A173])" office:value-type="float" office:value="16124" calcext:value-type="float">
            <text:p>16124</text:p>
          </table:table-cell>
          <table:table-cell table:formula="of:=IF([.C173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table:formula="of:=SUM([.A$1:.A174])" office:value-type="float" office:value="16259" calcext:value-type="float">
            <text:p>16259</text:p>
          </table:table-cell>
          <table:table-cell table:formula="of:=IF([.C174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table:formula="of:=SUM([.A$1:.A175])" office:value-type="float" office:value="16395" calcext:value-type="float">
            <text:p>16395</text:p>
          </table:table-cell>
          <table:table-cell table:formula="of:=IF([.C175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table:formula="of:=SUM([.A$1:.A176])" office:value-type="float" office:value="16531" calcext:value-type="float">
            <text:p>16531</text:p>
          </table:table-cell>
          <table:table-cell table:formula="of:=IF([.C176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table:formula="of:=SUM([.A$1:.A177])" office:value-type="float" office:value="16667" calcext:value-type="float">
            <text:p>16667</text:p>
          </table:table-cell>
          <table:table-cell table:formula="of:=IF([.C177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table:formula="of:=SUM([.A$1:.A178])" office:value-type="float" office:value="16803" calcext:value-type="float">
            <text:p>16803</text:p>
          </table:table-cell>
          <table:table-cell table:formula="of:=IF([.C178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table:formula="of:=SUM([.A$1:.A179])" office:value-type="float" office:value="16939" calcext:value-type="float">
            <text:p>16939</text:p>
          </table:table-cell>
          <table:table-cell table:formula="of:=IF([.C179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formula="of:=SUM([.A$1:.A180])" office:value-type="float" office:value="17076" calcext:value-type="float">
            <text:p>17076</text:p>
          </table:table-cell>
          <table:table-cell table:formula="of:=IF([.C180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formula="of:=SUM([.A$1:.A181])" office:value-type="float" office:value="17213" calcext:value-type="float">
            <text:p>17213</text:p>
          </table:table-cell>
          <table:table-cell table:formula="of:=IF([.C181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formula="of:=SUM([.A$1:.A182])" office:value-type="float" office:value="17352" calcext:value-type="float">
            <text:p>17352</text:p>
          </table:table-cell>
          <table:table-cell table:formula="of:=IF([.C182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formula="of:=SUM([.A$1:.A183])" office:value-type="float" office:value="17492" calcext:value-type="float">
            <text:p>17492</text:p>
          </table:table-cell>
          <table:table-cell table:formula="of:=IF([.C183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formula="of:=SUM([.A$1:.A184])" office:value-type="float" office:value="17632" calcext:value-type="float">
            <text:p>17632</text:p>
          </table:table-cell>
          <table:table-cell table:formula="of:=IF([.C184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table:formula="of:=SUM([.A$1:.A185])" office:value-type="float" office:value="17773" calcext:value-type="float">
            <text:p>17773</text:p>
          </table:table-cell>
          <table:table-cell table:formula="of:=IF([.C185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table:formula="of:=SUM([.A$1:.A186])" office:value-type="float" office:value="17914" calcext:value-type="float">
            <text:p>17914</text:p>
          </table:table-cell>
          <table:table-cell table:formula="of:=IF([.C186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table:formula="of:=SUM([.A$1:.A187])" office:value-type="float" office:value="18056" calcext:value-type="float">
            <text:p>18056</text:p>
          </table:table-cell>
          <table:table-cell table:formula="of:=IF([.C187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table:formula="of:=SUM([.A$1:.A188])" office:value-type="float" office:value="18198" calcext:value-type="float">
            <text:p>18198</text:p>
          </table:table-cell>
          <table:table-cell table:formula="of:=IF([.C188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table:formula="of:=SUM([.A$1:.A189])" office:value-type="float" office:value="18340" calcext:value-type="float">
            <text:p>18340</text:p>
          </table:table-cell>
          <table:table-cell table:formula="of:=IF([.C189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table:formula="of:=SUM([.A$1:.A190])" office:value-type="float" office:value="18483" calcext:value-type="float">
            <text:p>18483</text:p>
          </table:table-cell>
          <table:table-cell table:formula="of:=IF([.C190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table:formula="of:=SUM([.A$1:.A191])" office:value-type="float" office:value="18627" calcext:value-type="float">
            <text:p>18627</text:p>
          </table:table-cell>
          <table:table-cell table:formula="of:=IF([.C191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table:formula="of:=SUM([.A$1:.A192])" office:value-type="float" office:value="18771" calcext:value-type="float">
            <text:p>18771</text:p>
          </table:table-cell>
          <table:table-cell table:formula="of:=IF([.C192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table:formula="of:=SUM([.A$1:.A193])" office:value-type="float" office:value="18915" calcext:value-type="float">
            <text:p>18915</text:p>
          </table:table-cell>
          <table:table-cell table:formula="of:=IF([.C193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table:formula="of:=SUM([.A$1:.A194])" office:value-type="float" office:value="19060" calcext:value-type="float">
            <text:p>19060</text:p>
          </table:table-cell>
          <table:table-cell table:formula="of:=IF([.C194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table:formula="of:=SUM([.A$1:.A195])" office:value-type="float" office:value="19205" calcext:value-type="float">
            <text:p>19205</text:p>
          </table:table-cell>
          <table:table-cell table:formula="of:=IF([.C195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table:formula="of:=SUM([.A$1:.A196])" office:value-type="float" office:value="19350" calcext:value-type="float">
            <text:p>19350</text:p>
          </table:table-cell>
          <table:table-cell table:formula="of:=IF([.C196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table:formula="of:=SUM([.A$1:.A197])" office:value-type="float" office:value="19495" calcext:value-type="float">
            <text:p>19495</text:p>
          </table:table-cell>
          <table:table-cell table:formula="of:=IF([.C197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formula="of:=SUM([.A$1:.A198])" office:value-type="float" office:value="19641" calcext:value-type="float">
            <text:p>19641</text:p>
          </table:table-cell>
          <table:table-cell table:formula="of:=IF([.C198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formula="of:=SUM([.A$1:.A199])" office:value-type="float" office:value="19787" calcext:value-type="float">
            <text:p>19787</text:p>
          </table:table-cell>
          <table:table-cell table:formula="of:=IF([.C199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table:formula="of:=SUM([.A$1:.A200])" office:value-type="float" office:value="19935" calcext:value-type="float">
            <text:p>19935</text:p>
          </table:table-cell>
          <table:table-cell table:formula="of:=IF([.C200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table:formula="of:=SUM([.A$1:.A201])" office:value-type="float" office:value="20083" calcext:value-type="float">
            <text:p>20083</text:p>
          </table:table-cell>
          <table:table-cell table:formula="of:=IF([.C201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table:formula="of:=SUM([.A$1:.A202])" office:value-type="float" office:value="20232" calcext:value-type="float">
            <text:p>20232</text:p>
          </table:table-cell>
          <table:table-cell table:formula="of:=IF([.C202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table:formula="of:=SUM([.A$1:.A203])" office:value-type="float" office:value="20381" calcext:value-type="float">
            <text:p>20381</text:p>
          </table:table-cell>
          <table:table-cell table:formula="of:=IF([.C203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table:formula="of:=SUM([.A$1:.A204])" office:value-type="float" office:value="20530" calcext:value-type="float">
            <text:p>20530</text:p>
          </table:table-cell>
          <table:table-cell table:formula="of:=IF([.C204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formula="of:=SUM([.A$1:.A205])" office:value-type="float" office:value="20680" calcext:value-type="float">
            <text:p>20680</text:p>
          </table:table-cell>
          <table:table-cell table:formula="of:=IF([.C205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formula="of:=SUM([.A$1:.A206])" office:value-type="float" office:value="20830" calcext:value-type="float">
            <text:p>20830</text:p>
          </table:table-cell>
          <table:table-cell table:formula="of:=IF([.C206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formula="of:=SUM([.A$1:.A207])" office:value-type="float" office:value="20980" calcext:value-type="float">
            <text:p>20980</text:p>
          </table:table-cell>
          <table:table-cell table:formula="of:=IF([.C207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formula="of:=SUM([.A$1:.A208])" office:value-type="float" office:value="21130" calcext:value-type="float">
            <text:p>21130</text:p>
          </table:table-cell>
          <table:table-cell table:formula="of:=IF([.C208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table:formula="of:=SUM([.A$1:.A209])" office:value-type="float" office:value="21281" calcext:value-type="float">
            <text:p>21281</text:p>
          </table:table-cell>
          <table:table-cell table:formula="of:=IF([.C209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table:formula="of:=SUM([.A$1:.A210])" office:value-type="float" office:value="21432" calcext:value-type="float">
            <text:p>21432</text:p>
          </table:table-cell>
          <table:table-cell table:formula="of:=IF([.C210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table:formula="of:=SUM([.A$1:.A211])" office:value-type="float" office:value="21583" calcext:value-type="float">
            <text:p>21583</text:p>
          </table:table-cell>
          <table:table-cell table:formula="of:=IF([.C211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formula="of:=SUM([.A$1:.A212])" office:value-type="float" office:value="21735" calcext:value-type="float">
            <text:p>21735</text:p>
          </table:table-cell>
          <table:table-cell table:formula="of:=IF([.C212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formula="of:=SUM([.A$1:.A213])" office:value-type="float" office:value="21887" calcext:value-type="float">
            <text:p>21887</text:p>
          </table:table-cell>
          <table:table-cell table:formula="of:=IF([.C213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formula="of:=SUM([.A$1:.A214])" office:value-type="float" office:value="22039" calcext:value-type="float">
            <text:p>22039</text:p>
          </table:table-cell>
          <table:table-cell table:formula="of:=IF([.C214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formula="of:=SUM([.A$1:.A215])" office:value-type="float" office:value="22193" calcext:value-type="float">
            <text:p>22193</text:p>
          </table:table-cell>
          <table:table-cell table:formula="of:=IF([.C215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formula="of:=SUM([.A$1:.A216])" office:value-type="float" office:value="22347" calcext:value-type="float">
            <text:p>22347</text:p>
          </table:table-cell>
          <table:table-cell table:formula="of:=IF([.C216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formula="of:=SUM([.A$1:.A217])" office:value-type="float" office:value="22501" calcext:value-type="float">
            <text:p>22501</text:p>
          </table:table-cell>
          <table:table-cell table:formula="of:=IF([.C217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formula="of:=SUM([.A$1:.A218])" office:value-type="float" office:value="22655" calcext:value-type="float">
            <text:p>22655</text:p>
          </table:table-cell>
          <table:table-cell table:formula="of:=IF([.C218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SUM([.A$1:.A219])" office:value-type="float" office:value="22810" calcext:value-type="float">
            <text:p>22810</text:p>
          </table:table-cell>
          <table:table-cell table:formula="of:=IF([.C219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SUM([.A$1:.A220])" office:value-type="float" office:value="22965" calcext:value-type="float">
            <text:p>22965</text:p>
          </table:table-cell>
          <table:table-cell table:formula="of:=IF([.C220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SUM([.A$1:.A221])" office:value-type="float" office:value="23120" calcext:value-type="float">
            <text:p>23120</text:p>
          </table:table-cell>
          <table:table-cell table:formula="of:=IF([.C221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SUM([.A$1:.A222])" office:value-type="float" office:value="23275" calcext:value-type="float">
            <text:p>23275</text:p>
          </table:table-cell>
          <table:table-cell table:formula="of:=IF([.C222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SUM([.A$1:.A223])" office:value-type="float" office:value="23430" calcext:value-type="float">
            <text:p>23430</text:p>
          </table:table-cell>
          <table:table-cell table:formula="of:=IF([.C223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table:formula="of:=SUM([.A$1:.A224])" office:value-type="float" office:value="23586" calcext:value-type="float">
            <text:p>23586</text:p>
          </table:table-cell>
          <table:table-cell table:formula="of:=IF([.C224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table:formula="of:=SUM([.A$1:.A225])" office:value-type="float" office:value="23742" calcext:value-type="float">
            <text:p>23742</text:p>
          </table:table-cell>
          <table:table-cell table:formula="of:=IF([.C225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table:formula="of:=SUM([.A$1:.A226])" office:value-type="float" office:value="23899" calcext:value-type="float">
            <text:p>23899</text:p>
          </table:table-cell>
          <table:table-cell table:formula="of:=IF([.C226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table:formula="of:=SUM([.A$1:.A227])" office:value-type="float" office:value="24057" calcext:value-type="float">
            <text:p>24057</text:p>
          </table:table-cell>
          <table:table-cell table:formula="of:=IF([.C227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table:formula="of:=SUM([.A$1:.A228])" office:value-type="float" office:value="24215" calcext:value-type="float">
            <text:p>24215</text:p>
          </table:table-cell>
          <table:table-cell table:formula="of:=IF([.C228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table:formula="of:=SUM([.A$1:.A229])" office:value-type="float" office:value="24373" calcext:value-type="float">
            <text:p>24373</text:p>
          </table:table-cell>
          <table:table-cell table:formula="of:=IF([.C229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table:formula="of:=SUM([.A$1:.A230])" office:value-type="float" office:value="24532" calcext:value-type="float">
            <text:p>24532</text:p>
          </table:table-cell>
          <table:table-cell table:formula="of:=IF([.C230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formula="of:=SUM([.A$1:.A231])" office:value-type="float" office:value="24692" calcext:value-type="float">
            <text:p>24692</text:p>
          </table:table-cell>
          <table:table-cell table:formula="of:=IF([.C231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formula="of:=SUM([.A$1:.A232])" office:value-type="float" office:value="24852" calcext:value-type="float">
            <text:p>24852</text:p>
          </table:table-cell>
          <table:table-cell table:formula="of:=IF([.C232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formula="of:=SUM([.A$1:.A233])" office:value-type="float" office:value="25012" calcext:value-type="float">
            <text:p>25012</text:p>
          </table:table-cell>
          <table:table-cell table:formula="of:=IF([.C233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table:formula="of:=SUM([.A$1:.A234])" office:value-type="float" office:value="25173" calcext:value-type="float">
            <text:p>25173</text:p>
          </table:table-cell>
          <table:table-cell table:formula="of:=IF([.C234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table:formula="of:=SUM([.A$1:.A235])" office:value-type="float" office:value="25334" calcext:value-type="float">
            <text:p>25334</text:p>
          </table:table-cell>
          <table:table-cell table:formula="of:=IF([.C235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table:formula="of:=SUM([.A$1:.A236])" office:value-type="float" office:value="25495" calcext:value-type="float">
            <text:p>25495</text:p>
          </table:table-cell>
          <table:table-cell table:formula="of:=IF([.C236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table:formula="of:=SUM([.A$1:.A237])" office:value-type="float" office:value="25656" calcext:value-type="float">
            <text:p>25656</text:p>
          </table:table-cell>
          <table:table-cell table:formula="of:=IF([.C237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table:formula="of:=SUM([.A$1:.A238])" office:value-type="float" office:value="25818" calcext:value-type="float">
            <text:p>25818</text:p>
          </table:table-cell>
          <table:table-cell table:formula="of:=IF([.C238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table:formula="of:=SUM([.A$1:.A239])" office:value-type="float" office:value="25980" calcext:value-type="float">
            <text:p>25980</text:p>
          </table:table-cell>
          <table:table-cell table:formula="of:=IF([.C239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table:formula="of:=SUM([.A$1:.A240])" office:value-type="float" office:value="26143" calcext:value-type="float">
            <text:p>26143</text:p>
          </table:table-cell>
          <table:table-cell table:formula="of:=IF([.C240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table:formula="of:=SUM([.A$1:.A241])" office:value-type="float" office:value="26306" calcext:value-type="float">
            <text:p>26306</text:p>
          </table:table-cell>
          <table:table-cell table:formula="of:=IF([.C241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formula="of:=SUM([.A$1:.A242])" office:value-type="float" office:value="26471" calcext:value-type="float">
            <text:p>26471</text:p>
          </table:table-cell>
          <table:table-cell table:formula="of:=IF([.C242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formula="of:=SUM([.A$1:.A243])" office:value-type="float" office:value="26636" calcext:value-type="float">
            <text:p>26636</text:p>
          </table:table-cell>
          <table:table-cell table:formula="of:=IF([.C243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formula="of:=SUM([.A$1:.A244])" office:value-type="float" office:value="26801" calcext:value-type="float">
            <text:p>26801</text:p>
          </table:table-cell>
          <table:table-cell table:formula="of:=IF([.C244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formula="of:=SUM([.A$1:.A245])" office:value-type="float" office:value="26966" calcext:value-type="float">
            <text:p>26966</text:p>
          </table:table-cell>
          <table:table-cell table:formula="of:=IF([.C245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formula="of:=SUM([.A$1:.A246])" office:value-type="float" office:value="27131" calcext:value-type="float">
            <text:p>27131</text:p>
          </table:table-cell>
          <table:table-cell table:formula="of:=IF([.C246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formula="of:=SUM([.A$1:.A247])" office:value-type="float" office:value="27296" calcext:value-type="float">
            <text:p>27296</text:p>
          </table:table-cell>
          <table:table-cell table:formula="of:=IF([.C247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formula="of:=SUM([.A$1:.A248])" office:value-type="float" office:value="27461" calcext:value-type="float">
            <text:p>27461</text:p>
          </table:table-cell>
          <table:table-cell table:formula="of:=IF([.C248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table:formula="of:=SUM([.A$1:.A249])" office:value-type="float" office:value="27627" calcext:value-type="float">
            <text:p>27627</text:p>
          </table:table-cell>
          <table:table-cell table:formula="of:=IF([.C249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table:formula="of:=SUM([.A$1:.A250])" office:value-type="float" office:value="27793" calcext:value-type="float">
            <text:p>27793</text:p>
          </table:table-cell>
          <table:table-cell table:formula="of:=IF([.C250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table:formula="of:=SUM([.A$1:.A251])" office:value-type="float" office:value="27959" calcext:value-type="float">
            <text:p>27959</text:p>
          </table:table-cell>
          <table:table-cell table:formula="of:=IF([.C251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table:formula="of:=SUM([.A$1:.A252])" office:value-type="float" office:value="28125" calcext:value-type="float">
            <text:p>28125</text:p>
          </table:table-cell>
          <table:table-cell table:formula="of:=IF([.C252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table:formula="of:=SUM([.A$1:.A253])" office:value-type="float" office:value="28291" calcext:value-type="float">
            <text:p>28291</text:p>
          </table:table-cell>
          <table:table-cell table:formula="of:=IF([.C253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table:formula="of:=SUM([.A$1:.A254])" office:value-type="float" office:value="28457" calcext:value-type="float">
            <text:p>28457</text:p>
          </table:table-cell>
          <table:table-cell table:formula="of:=IF([.C254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table:formula="of:=SUM([.A$1:.A255])" office:value-type="float" office:value="28623" calcext:value-type="float">
            <text:p>28623</text:p>
          </table:table-cell>
          <table:table-cell table:formula="of:=IF([.C255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formula="of:=SUM([.A$1:.A256])" office:value-type="float" office:value="28790" calcext:value-type="float">
            <text:p>28790</text:p>
          </table:table-cell>
          <table:table-cell table:formula="of:=IF([.C256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formula="of:=SUM([.A$1:.A257])" office:value-type="float" office:value="28957" calcext:value-type="float">
            <text:p>28957</text:p>
          </table:table-cell>
          <table:table-cell table:formula="of:=IF([.C257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formula="of:=SUM([.A$1:.A258])" office:value-type="float" office:value="29124" calcext:value-type="float">
            <text:p>29124</text:p>
          </table:table-cell>
          <table:table-cell table:formula="of:=IF([.C258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formula="of:=SUM([.A$1:.A259])" office:value-type="float" office:value="29291" calcext:value-type="float">
            <text:p>29291</text:p>
          </table:table-cell>
          <table:table-cell table:formula="of:=IF([.C259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table:formula="of:=SUM([.A$1:.A260])" office:value-type="float" office:value="29459" calcext:value-type="float">
            <text:p>29459</text:p>
          </table:table-cell>
          <table:table-cell table:formula="of:=IF([.C260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table:formula="of:=SUM([.A$1:.A261])" office:value-type="float" office:value="29627" calcext:value-type="float">
            <text:p>29627</text:p>
          </table:table-cell>
          <table:table-cell table:formula="of:=IF([.C261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formula="of:=SUM([.A$1:.A262])" office:value-type="float" office:value="29797" calcext:value-type="float">
            <text:p>29797</text:p>
          </table:table-cell>
          <table:table-cell table:formula="of:=IF([.C262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formula="of:=SUM([.A$1:.A263])" office:value-type="float" office:value="29967" calcext:value-type="float">
            <text:p>29967</text:p>
          </table:table-cell>
          <table:table-cell table:formula="of:=IF([.C263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formula="of:=SUM([.A$1:.A264])" office:value-type="float" office:value="30137" calcext:value-type="float">
            <text:p>30137</text:p>
          </table:table-cell>
          <table:table-cell table:formula="of:=IF([.C264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formula="of:=SUM([.A$1:.A265])" office:value-type="float" office:value="30307" calcext:value-type="float">
            <text:p>30307</text:p>
          </table:table-cell>
          <table:table-cell table:formula="of:=IF([.C265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table:formula="of:=SUM([.A$1:.A266])" office:value-type="float" office:value="30479" calcext:value-type="float">
            <text:p>30479</text:p>
          </table:table-cell>
          <table:table-cell table:formula="of:=IF([.C266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table:formula="of:=SUM([.A$1:.A267])" office:value-type="float" office:value="30651" calcext:value-type="float">
            <text:p>30651</text:p>
          </table:table-cell>
          <table:table-cell table:formula="of:=IF([.C267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table:formula="of:=SUM([.A$1:.A268])" office:value-type="float" office:value="30823" calcext:value-type="float">
            <text:p>30823</text:p>
          </table:table-cell>
          <table:table-cell table:formula="of:=IF([.C268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table:formula="of:=SUM([.A$1:.A269])" office:value-type="float" office:value="30996" calcext:value-type="float">
            <text:p>30996</text:p>
          </table:table-cell>
          <table:table-cell table:formula="of:=IF([.C269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table:formula="of:=SUM([.A$1:.A270])" office:value-type="float" office:value="31169" calcext:value-type="float">
            <text:p>31169</text:p>
          </table:table-cell>
          <table:table-cell table:formula="of:=IF([.C270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table:formula="of:=SUM([.A$1:.A271])" office:value-type="float" office:value="31342" calcext:value-type="float">
            <text:p>31342</text:p>
          </table:table-cell>
          <table:table-cell table:formula="of:=IF([.C271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table:formula="of:=SUM([.A$1:.A272])" office:value-type="float" office:value="31516" calcext:value-type="float">
            <text:p>31516</text:p>
          </table:table-cell>
          <table:table-cell table:formula="of:=IF([.C272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table:formula="of:=SUM([.A$1:.A273])" office:value-type="float" office:value="31690" calcext:value-type="float">
            <text:p>31690</text:p>
          </table:table-cell>
          <table:table-cell table:formula="of:=IF([.C273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table:formula="of:=SUM([.A$1:.A274])" office:value-type="float" office:value="31864" calcext:value-type="float">
            <text:p>31864</text:p>
          </table:table-cell>
          <table:table-cell table:formula="of:=IF([.C274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formula="of:=SUM([.A$1:.A275])" office:value-type="float" office:value="32039" calcext:value-type="float">
            <text:p>32039</text:p>
          </table:table-cell>
          <table:table-cell table:formula="of:=IF([.C275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formula="of:=SUM([.A$1:.A276])" office:value-type="float" office:value="32214" calcext:value-type="float">
            <text:p>32214</text:p>
          </table:table-cell>
          <table:table-cell table:formula="of:=IF([.C276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formula="of:=SUM([.A$1:.A277])" office:value-type="float" office:value="32390" calcext:value-type="float">
            <text:p>32390</text:p>
          </table:table-cell>
          <table:table-cell table:formula="of:=IF([.C277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formula="of:=SUM([.A$1:.A278])" office:value-type="float" office:value="32567" calcext:value-type="float">
            <text:p>32567</text:p>
          </table:table-cell>
          <table:table-cell table:formula="of:=IF([.C278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formula="of:=SUM([.A$1:.A279])" office:value-type="float" office:value="32744" calcext:value-type="float">
            <text:p>32744</text:p>
          </table:table-cell>
          <table:table-cell table:formula="of:=IF([.C279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table:formula="of:=SUM([.A$1:.A280])" office:value-type="float" office:value="32922" calcext:value-type="float">
            <text:p>32922</text:p>
          </table:table-cell>
          <table:table-cell table:formula="of:=IF([.C280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table:formula="of:=SUM([.A$1:.A281])" office:value-type="float" office:value="33100" calcext:value-type="float">
            <text:p>33100</text:p>
          </table:table-cell>
          <table:table-cell table:formula="of:=IF([.C281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table:formula="of:=SUM([.A$1:.A282])" office:value-type="float" office:value="33278" calcext:value-type="float">
            <text:p>33278</text:p>
          </table:table-cell>
          <table:table-cell table:formula="of:=IF([.C282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table:formula="of:=SUM([.A$1:.A283])" office:value-type="float" office:value="33457" calcext:value-type="float">
            <text:p>33457</text:p>
          </table:table-cell>
          <table:table-cell table:formula="of:=IF([.C283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table:formula="of:=SUM([.A$1:.A284])" office:value-type="float" office:value="33636" calcext:value-type="float">
            <text:p>33636</text:p>
          </table:table-cell>
          <table:table-cell table:formula="of:=IF([.C284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table:formula="of:=SUM([.A$1:.A285])" office:value-type="float" office:value="33815" calcext:value-type="float">
            <text:p>33815</text:p>
          </table:table-cell>
          <table:table-cell table:formula="of:=IF([.C285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formula="of:=SUM([.A$1:.A286])" office:value-type="float" office:value="33995" calcext:value-type="float">
            <text:p>33995</text:p>
          </table:table-cell>
          <table:table-cell table:formula="of:=IF([.C286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formula="of:=SUM([.A$1:.A287])" office:value-type="float" office:value="34175" calcext:value-type="float">
            <text:p>34175</text:p>
          </table:table-cell>
          <table:table-cell table:formula="of:=IF([.C287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formula="of:=SUM([.A$1:.A288])" office:value-type="float" office:value="34356" calcext:value-type="float">
            <text:p>34356</text:p>
          </table:table-cell>
          <table:table-cell table:formula="of:=IF([.C288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table:formula="of:=SUM([.A$1:.A289])" office:value-type="float" office:value="34538" calcext:value-type="float">
            <text:p>34538</text:p>
          </table:table-cell>
          <table:table-cell table:formula="of:=IF([.C289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formula="of:=SUM([.A$1:.A290])" office:value-type="float" office:value="34721" calcext:value-type="float">
            <text:p>34721</text:p>
          </table:table-cell>
          <table:table-cell table:formula="of:=IF([.C290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table:formula="of:=SUM([.A$1:.A291])" office:value-type="float" office:value="34905" calcext:value-type="float">
            <text:p>34905</text:p>
          </table:table-cell>
          <table:table-cell table:formula="of:=IF([.C291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table:formula="of:=SUM([.A$1:.A292])" office:value-type="float" office:value="35091" calcext:value-type="float">
            <text:p>35091</text:p>
          </table:table-cell>
          <table:table-cell table:formula="of:=IF([.C292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table:formula="of:=SUM([.A$1:.A293])" office:value-type="float" office:value="35277" calcext:value-type="float">
            <text:p>35277</text:p>
          </table:table-cell>
          <table:table-cell table:formula="of:=IF([.C293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table:formula="of:=SUM([.A$1:.A294])" office:value-type="float" office:value="35464" calcext:value-type="float">
            <text:p>35464</text:p>
          </table:table-cell>
          <table:table-cell table:formula="of:=IF([.C294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table:formula="of:=SUM([.A$1:.A295])" office:value-type="float" office:value="35651" calcext:value-type="float">
            <text:p>35651</text:p>
          </table:table-cell>
          <table:table-cell table:formula="of:=IF([.C295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formula="of:=SUM([.A$1:.A296])" office:value-type="float" office:value="35839" calcext:value-type="float">
            <text:p>35839</text:p>
          </table:table-cell>
          <table:table-cell table:formula="of:=IF([.C296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formula="of:=SUM([.A$1:.A297])" office:value-type="float" office:value="36027" calcext:value-type="float">
            <text:p>36027</text:p>
          </table:table-cell>
          <table:table-cell table:formula="of:=IF([.C297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formula="of:=SUM([.A$1:.A298])" office:value-type="float" office:value="36215" calcext:value-type="float">
            <text:p>36215</text:p>
          </table:table-cell>
          <table:table-cell table:formula="of:=IF([.C298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formula="of:=SUM([.A$1:.A299])" office:value-type="float" office:value="36403" calcext:value-type="float">
            <text:p>36403</text:p>
          </table:table-cell>
          <table:table-cell table:formula="of:=IF([.C299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table:formula="of:=SUM([.A$1:.A300])" office:value-type="float" office:value="36592" calcext:value-type="float">
            <text:p>36592</text:p>
          </table:table-cell>
          <table:table-cell table:formula="of:=IF([.C300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formula="of:=SUM([.A$1:.A301])" office:value-type="float" office:value="36783" calcext:value-type="float">
            <text:p>36783</text:p>
          </table:table-cell>
          <table:table-cell table:formula="of:=IF([.C301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formula="of:=SUM([.A$1:.A302])" office:value-type="float" office:value="36974" calcext:value-type="float">
            <text:p>36974</text:p>
          </table:table-cell>
          <table:table-cell table:formula="of:=IF([.C302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table:formula="of:=SUM([.A$1:.A303])" office:value-type="float" office:value="37166" calcext:value-type="float">
            <text:p>37166</text:p>
          </table:table-cell>
          <table:table-cell table:formula="of:=IF([.C303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table:formula="of:=SUM([.A$1:.A304])" office:value-type="float" office:value="37359" calcext:value-type="float">
            <text:p>37359</text:p>
          </table:table-cell>
          <table:table-cell table:formula="of:=IF([.C304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table:formula="of:=SUM([.A$1:.A305])" office:value-type="float" office:value="37554" calcext:value-type="float">
            <text:p>37554</text:p>
          </table:table-cell>
          <table:table-cell table:formula="of:=IF([.C305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table:formula="of:=SUM([.A$1:.A306])" office:value-type="float" office:value="37749" calcext:value-type="float">
            <text:p>37749</text:p>
          </table:table-cell>
          <table:table-cell table:formula="of:=IF([.C306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table:formula="of:=SUM([.A$1:.A307])" office:value-type="float" office:value="37944" calcext:value-type="float">
            <text:p>37944</text:p>
          </table:table-cell>
          <table:table-cell table:formula="of:=IF([.C307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table:formula="of:=SUM([.A$1:.A308])" office:value-type="float" office:value="38139" calcext:value-type="float">
            <text:p>38139</text:p>
          </table:table-cell>
          <table:table-cell table:formula="of:=IF([.C308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table:formula="of:=SUM([.A$1:.A309])" office:value-type="float" office:value="38334" calcext:value-type="float">
            <text:p>38334</text:p>
          </table:table-cell>
          <table:table-cell table:formula="of:=IF([.C309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table:formula="of:=SUM([.A$1:.A310])" office:value-type="float" office:value="38530" calcext:value-type="float">
            <text:p>38530</text:p>
          </table:table-cell>
          <table:table-cell table:formula="of:=IF([.C310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formula="of:=SUM([.A$1:.A311])" office:value-type="float" office:value="38728" calcext:value-type="float">
            <text:p>38728</text:p>
          </table:table-cell>
          <table:table-cell table:formula="of:=IF([.C311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formula="of:=SUM([.A$1:.A312])" office:value-type="float" office:value="38926" calcext:value-type="float">
            <text:p>38926</text:p>
          </table:table-cell>
          <table:table-cell table:formula="of:=IF([.C312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table:formula="of:=SUM([.A$1:.A313])" office:value-type="float" office:value="39125" calcext:value-type="float">
            <text:p>39125</text:p>
          </table:table-cell>
          <table:table-cell table:formula="of:=IF([.C313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table:formula="of:=SUM([.A$1:.A314])" office:value-type="float" office:value="39324" calcext:value-type="float">
            <text:p>39324</text:p>
          </table:table-cell>
          <table:table-cell table:formula="of:=IF([.C314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table:formula="of:=SUM([.A$1:.A315])" office:value-type="float" office:value="39523" calcext:value-type="float">
            <text:p>39523</text:p>
          </table:table-cell>
          <table:table-cell table:formula="of:=IF([.C315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formula="of:=SUM([.A$1:.A316])" office:value-type="float" office:value="39723" calcext:value-type="float">
            <text:p>39723</text:p>
          </table:table-cell>
          <table:table-cell table:formula="of:=IF([.C316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formula="of:=SUM([.A$1:.A317])" office:value-type="float" office:value="39923" calcext:value-type="float">
            <text:p>39923</text:p>
          </table:table-cell>
          <table:table-cell table:formula="of:=IF([.C317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formula="of:=SUM([.A$1:.A318])" office:value-type="float" office:value="40123" calcext:value-type="float">
            <text:p>40123</text:p>
          </table:table-cell>
          <table:table-cell table:formula="of:=IF([.C318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table:formula="of:=SUM([.A$1:.A319])" office:value-type="float" office:value="40324" calcext:value-type="float">
            <text:p>40324</text:p>
          </table:table-cell>
          <table:table-cell table:formula="of:=IF([.C319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table:formula="of:=SUM([.A$1:.A320])" office:value-type="float" office:value="40526" calcext:value-type="float">
            <text:p>40526</text:p>
          </table:table-cell>
          <table:table-cell table:formula="of:=IF([.C320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table:formula="of:=SUM([.A$1:.A321])" office:value-type="float" office:value="40728" calcext:value-type="float">
            <text:p>40728</text:p>
          </table:table-cell>
          <table:table-cell table:formula="of:=IF([.C321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table:formula="of:=SUM([.A$1:.A322])" office:value-type="float" office:value="40930" calcext:value-type="float">
            <text:p>40930</text:p>
          </table:table-cell>
          <table:table-cell table:formula="of:=IF([.C322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table:formula="of:=SUM([.A$1:.A323])" office:value-type="float" office:value="41133" calcext:value-type="float">
            <text:p>41133</text:p>
          </table:table-cell>
          <table:table-cell table:formula="of:=IF([.C323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table:formula="of:=SUM([.A$1:.A324])" office:value-type="float" office:value="41336" calcext:value-type="float">
            <text:p>41336</text:p>
          </table:table-cell>
          <table:table-cell table:formula="of:=IF([.C324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table:formula="of:=SUM([.A$1:.A325])" office:value-type="float" office:value="41539" calcext:value-type="float">
            <text:p>41539</text:p>
          </table:table-cell>
          <table:table-cell table:formula="of:=IF([.C325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table:formula="of:=SUM([.A$1:.A326])" office:value-type="float" office:value="41743" calcext:value-type="float">
            <text:p>41743</text:p>
          </table:table-cell>
          <table:table-cell table:formula="of:=IF([.C326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table:formula="of:=SUM([.A$1:.A327])" office:value-type="float" office:value="41947" calcext:value-type="float">
            <text:p>41947</text:p>
          </table:table-cell>
          <table:table-cell table:formula="of:=IF([.C327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table:formula="of:=SUM([.A$1:.A328])" office:value-type="float" office:value="42151" calcext:value-type="float">
            <text:p>42151</text:p>
          </table:table-cell>
          <table:table-cell table:formula="of:=IF([.C328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table:formula="of:=SUM([.A$1:.A329])" office:value-type="float" office:value="42356" calcext:value-type="float">
            <text:p>42356</text:p>
          </table:table-cell>
          <table:table-cell table:formula="of:=IF([.C329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table:formula="of:=SUM([.A$1:.A330])" office:value-type="float" office:value="42561" calcext:value-type="float">
            <text:p>42561</text:p>
          </table:table-cell>
          <table:table-cell table:formula="of:=IF([.C330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table:formula="of:=SUM([.A$1:.A331])" office:value-type="float" office:value="42767" calcext:value-type="float">
            <text:p>42767</text:p>
          </table:table-cell>
          <table:table-cell table:formula="of:=IF([.C331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table:formula="of:=SUM([.A$1:.A332])" office:value-type="float" office:value="42973" calcext:value-type="float">
            <text:p>42973</text:p>
          </table:table-cell>
          <table:table-cell table:formula="of:=IF([.C332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table:formula="of:=SUM([.A$1:.A333])" office:value-type="float" office:value="43179" calcext:value-type="float">
            <text:p>43179</text:p>
          </table:table-cell>
          <table:table-cell table:formula="of:=IF([.C333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table:formula="of:=SUM([.A$1:.A334])" office:value-type="float" office:value="43385" calcext:value-type="float">
            <text:p>43385</text:p>
          </table:table-cell>
          <table:table-cell table:formula="of:=IF([.C334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table:formula="of:=SUM([.A$1:.A335])" office:value-type="float" office:value="43592" calcext:value-type="float">
            <text:p>43592</text:p>
          </table:table-cell>
          <table:table-cell table:formula="of:=IF([.C335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table:formula="of:=SUM([.A$1:.A336])" office:value-type="float" office:value="43799" calcext:value-type="float">
            <text:p>43799</text:p>
          </table:table-cell>
          <table:table-cell table:formula="of:=IF([.C336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table:formula="of:=SUM([.A$1:.A337])" office:value-type="float" office:value="44006" calcext:value-type="float">
            <text:p>44006</text:p>
          </table:table-cell>
          <table:table-cell table:formula="of:=IF([.C337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table:formula="of:=SUM([.A$1:.A338])" office:value-type="float" office:value="44214" calcext:value-type="float">
            <text:p>44214</text:p>
          </table:table-cell>
          <table:table-cell table:formula="of:=IF([.C338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table:formula="of:=SUM([.A$1:.A339])" office:value-type="float" office:value="44422" calcext:value-type="float">
            <text:p>44422</text:p>
          </table:table-cell>
          <table:table-cell table:formula="of:=IF([.C339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table:formula="of:=SUM([.A$1:.A340])" office:value-type="float" office:value="44630" calcext:value-type="float">
            <text:p>44630</text:p>
          </table:table-cell>
          <table:table-cell table:formula="of:=IF([.C340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table:formula="of:=SUM([.A$1:.A341])" office:value-type="float" office:value="44839" calcext:value-type="float">
            <text:p>44839</text:p>
          </table:table-cell>
          <table:table-cell table:formula="of:=IF([.C341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table:formula="of:=SUM([.A$1:.A342])" office:value-type="float" office:value="45048" calcext:value-type="float">
            <text:p>45048</text:p>
          </table:table-cell>
          <table:table-cell table:formula="of:=IF([.C342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table:formula="of:=SUM([.A$1:.A343])" office:value-type="float" office:value="45258" calcext:value-type="float">
            <text:p>45258</text:p>
          </table:table-cell>
          <table:table-cell table:formula="of:=IF([.C343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table:formula="of:=SUM([.A$1:.A344])" office:value-type="float" office:value="45468" calcext:value-type="float">
            <text:p>45468</text:p>
          </table:table-cell>
          <table:table-cell table:formula="of:=IF([.C344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table:formula="of:=SUM([.A$1:.A345])" office:value-type="float" office:value="45678" calcext:value-type="float">
            <text:p>45678</text:p>
          </table:table-cell>
          <table:table-cell table:formula="of:=IF([.C345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table:formula="of:=SUM([.A$1:.A346])" office:value-type="float" office:value="45889" calcext:value-type="float">
            <text:p>45889</text:p>
          </table:table-cell>
          <table:table-cell table:formula="of:=IF([.C346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table:formula="of:=SUM([.A$1:.A347])" office:value-type="float" office:value="46101" calcext:value-type="float">
            <text:p>46101</text:p>
          </table:table-cell>
          <table:table-cell table:formula="of:=IF([.C347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table:formula="of:=SUM([.A$1:.A348])" office:value-type="float" office:value="46313" calcext:value-type="float">
            <text:p>46313</text:p>
          </table:table-cell>
          <table:table-cell table:formula="of:=IF([.C348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table:formula="of:=SUM([.A$1:.A349])" office:value-type="float" office:value="46525" calcext:value-type="float">
            <text:p>46525</text:p>
          </table:table-cell>
          <table:table-cell table:formula="of:=IF([.C349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table:formula="of:=SUM([.A$1:.A350])" office:value-type="float" office:value="46737" calcext:value-type="float">
            <text:p>46737</text:p>
          </table:table-cell>
          <table:table-cell table:formula="of:=IF([.C350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table:formula="of:=SUM([.A$1:.A351])" office:value-type="float" office:value="46950" calcext:value-type="float">
            <text:p>46950</text:p>
          </table:table-cell>
          <table:table-cell table:formula="of:=IF([.C351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table:formula="of:=SUM([.A$1:.A352])" office:value-type="float" office:value="47164" calcext:value-type="float">
            <text:p>47164</text:p>
          </table:table-cell>
          <table:table-cell table:formula="of:=IF([.C352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table:formula="of:=SUM([.A$1:.A353])" office:value-type="float" office:value="47379" calcext:value-type="float">
            <text:p>47379</text:p>
          </table:table-cell>
          <table:table-cell table:formula="of:=IF([.C353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table:formula="of:=SUM([.A$1:.A354])" office:value-type="float" office:value="47594" calcext:value-type="float">
            <text:p>47594</text:p>
          </table:table-cell>
          <table:table-cell table:formula="of:=IF([.C354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table:formula="of:=SUM([.A$1:.A355])" office:value-type="float" office:value="47809" calcext:value-type="float">
            <text:p>47809</text:p>
          </table:table-cell>
          <table:table-cell table:formula="of:=IF([.C355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table:formula="of:=SUM([.A$1:.A356])" office:value-type="float" office:value="48025" calcext:value-type="float">
            <text:p>48025</text:p>
          </table:table-cell>
          <table:table-cell table:formula="of:=IF([.C356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table:formula="of:=SUM([.A$1:.A357])" office:value-type="float" office:value="48243" calcext:value-type="float">
            <text:p>48243</text:p>
          </table:table-cell>
          <table:table-cell table:formula="of:=IF([.C357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table:formula="of:=SUM([.A$1:.A358])" office:value-type="float" office:value="48461" calcext:value-type="float">
            <text:p>48461</text:p>
          </table:table-cell>
          <table:table-cell table:formula="of:=IF([.C358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table:formula="of:=SUM([.A$1:.A359])" office:value-type="float" office:value="48679" calcext:value-type="float">
            <text:p>48679</text:p>
          </table:table-cell>
          <table:table-cell table:formula="of:=IF([.C359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table:formula="of:=SUM([.A$1:.A360])" office:value-type="float" office:value="48897" calcext:value-type="float">
            <text:p>48897</text:p>
          </table:table-cell>
          <table:table-cell table:formula="of:=IF([.C360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table:formula="of:=SUM([.A$1:.A361])" office:value-type="float" office:value="49117" calcext:value-type="float">
            <text:p>49117</text:p>
          </table:table-cell>
          <table:table-cell table:formula="of:=IF([.C361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table:formula="of:=SUM([.A$1:.A362])" office:value-type="float" office:value="49338" calcext:value-type="float">
            <text:p>49338</text:p>
          </table:table-cell>
          <table:table-cell table:formula="of:=IF([.C362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table:formula="of:=SUM([.A$1:.A363])" office:value-type="float" office:value="49559" calcext:value-type="float">
            <text:p>49559</text:p>
          </table:table-cell>
          <table:table-cell table:formula="of:=IF([.C363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table:formula="of:=SUM([.A$1:.A364])" office:value-type="float" office:value="49781" calcext:value-type="float">
            <text:p>49781</text:p>
          </table:table-cell>
          <table:table-cell table:formula="of:=IF([.C364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table:formula="of:=SUM([.A$1:.A365])" office:value-type="float" office:value="50003" calcext:value-type="float">
            <text:p>50003</text:p>
          </table:table-cell>
          <table:table-cell table:formula="of:=IF([.C365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table:formula="of:=SUM([.A$1:.A366])" office:value-type="float" office:value="50225" calcext:value-type="float">
            <text:p>50225</text:p>
          </table:table-cell>
          <table:table-cell table:formula="of:=IF([.C366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table:formula="of:=SUM([.A$1:.A367])" office:value-type="float" office:value="50447" calcext:value-type="float">
            <text:p>50447</text:p>
          </table:table-cell>
          <table:table-cell table:formula="of:=IF([.C367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  <table:table-cell table:formula="of:=SUM([.A$1:.A368])" office:value-type="float" office:value="50670" calcext:value-type="float">
            <text:p>50670</text:p>
          </table:table-cell>
          <table:table-cell table:formula="of:=IF([.C368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  <table:table-cell table:formula="of:=SUM([.A$1:.A369])" office:value-type="float" office:value="50893" calcext:value-type="float">
            <text:p>50893</text:p>
          </table:table-cell>
          <table:table-cell table:formula="of:=IF([.C369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  <table:table-cell table:formula="of:=SUM([.A$1:.A370])" office:value-type="float" office:value="51117" calcext:value-type="float">
            <text:p>51117</text:p>
          </table:table-cell>
          <table:table-cell table:formula="of:=IF([.C370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  <table:table-cell table:formula="of:=SUM([.A$1:.A371])" office:value-type="float" office:value="51341" calcext:value-type="float">
            <text:p>51341</text:p>
          </table:table-cell>
          <table:table-cell table:formula="of:=IF([.C371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  <table:table-cell table:formula="of:=SUM([.A$1:.A372])" office:value-type="float" office:value="51566" calcext:value-type="float">
            <text:p>51566</text:p>
          </table:table-cell>
          <table:table-cell table:formula="of:=IF([.C372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  <table:table-cell table:formula="of:=SUM([.A$1:.A373])" office:value-type="float" office:value="51791" calcext:value-type="float">
            <text:p>51791</text:p>
          </table:table-cell>
          <table:table-cell table:formula="of:=IF([.C373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  <table:table-cell table:formula="of:=SUM([.A$1:.A374])" office:value-type="float" office:value="52017" calcext:value-type="float">
            <text:p>52017</text:p>
          </table:table-cell>
          <table:table-cell table:formula="of:=IF([.C374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  <table:table-cell table:formula="of:=SUM([.A$1:.A375])" office:value-type="float" office:value="52244" calcext:value-type="float">
            <text:p>52244</text:p>
          </table:table-cell>
          <table:table-cell table:formula="of:=IF([.C375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  <table:table-cell table:formula="of:=SUM([.A$1:.A376])" office:value-type="float" office:value="52471" calcext:value-type="float">
            <text:p>52471</text:p>
          </table:table-cell>
          <table:table-cell table:formula="of:=IF([.C376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  <table:table-cell table:formula="of:=SUM([.A$1:.A377])" office:value-type="float" office:value="52698" calcext:value-type="float">
            <text:p>52698</text:p>
          </table:table-cell>
          <table:table-cell table:formula="of:=IF([.C377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  <table:table-cell table:formula="of:=SUM([.A$1:.A378])" office:value-type="float" office:value="52926" calcext:value-type="float">
            <text:p>52926</text:p>
          </table:table-cell>
          <table:table-cell table:formula="of:=IF([.C378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  <table:table-cell table:formula="of:=SUM([.A$1:.A379])" office:value-type="float" office:value="53154" calcext:value-type="float">
            <text:p>53154</text:p>
          </table:table-cell>
          <table:table-cell table:formula="of:=IF([.C379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  <table:table-cell table:formula="of:=SUM([.A$1:.A380])" office:value-type="float" office:value="53383" calcext:value-type="float">
            <text:p>53383</text:p>
          </table:table-cell>
          <table:table-cell table:formula="of:=IF([.C380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  <table:table-cell table:formula="of:=SUM([.A$1:.A381])" office:value-type="float" office:value="53612" calcext:value-type="float">
            <text:p>53612</text:p>
          </table:table-cell>
          <table:table-cell table:formula="of:=IF([.C381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  <table:table-cell table:formula="of:=SUM([.A$1:.A382])" office:value-type="float" office:value="53841" calcext:value-type="float">
            <text:p>53841</text:p>
          </table:table-cell>
          <table:table-cell table:formula="of:=IF([.C382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table:formula="of:=SUM([.A$1:.A383])" office:value-type="float" office:value="54071" calcext:value-type="float">
            <text:p>54071</text:p>
          </table:table-cell>
          <table:table-cell table:formula="of:=IF([.C383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table:formula="of:=SUM([.A$1:.A384])" office:value-type="float" office:value="54301" calcext:value-type="float">
            <text:p>54301</text:p>
          </table:table-cell>
          <table:table-cell table:formula="of:=IF([.C384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  <table:table-cell table:formula="of:=SUM([.A$1:.A385])" office:value-type="float" office:value="54532" calcext:value-type="float">
            <text:p>54532</text:p>
          </table:table-cell>
          <table:table-cell table:formula="of:=IF([.C385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  <table:table-cell table:formula="of:=SUM([.A$1:.A386])" office:value-type="float" office:value="54763" calcext:value-type="float">
            <text:p>54763</text:p>
          </table:table-cell>
          <table:table-cell table:formula="of:=IF([.C386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  <table:table-cell table:formula="of:=SUM([.A$1:.A387])" office:value-type="float" office:value="54994" calcext:value-type="float">
            <text:p>54994</text:p>
          </table:table-cell>
          <table:table-cell table:formula="of:=IF([.C387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table:formula="of:=SUM([.A$1:.A388])" office:value-type="float" office:value="55226" calcext:value-type="float">
            <text:p>55226</text:p>
          </table:table-cell>
          <table:table-cell table:formula="of:=IF([.C388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table:formula="of:=SUM([.A$1:.A389])" office:value-type="float" office:value="55458" calcext:value-type="float">
            <text:p>55458</text:p>
          </table:table-cell>
          <table:table-cell table:formula="of:=IF([.C389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table:formula="of:=SUM([.A$1:.A390])" office:value-type="float" office:value="55690" calcext:value-type="float">
            <text:p>55690</text:p>
          </table:table-cell>
          <table:table-cell table:formula="of:=IF([.C390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  <table:table-cell table:formula="of:=SUM([.A$1:.A391])" office:value-type="float" office:value="55923" calcext:value-type="float">
            <text:p>55923</text:p>
          </table:table-cell>
          <table:table-cell table:formula="of:=IF([.C391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  <table:table-cell table:formula="of:=SUM([.A$1:.A392])" office:value-type="float" office:value="56156" calcext:value-type="float">
            <text:p>56156</text:p>
          </table:table-cell>
          <table:table-cell table:formula="of:=IF([.C392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table:formula="of:=SUM([.A$1:.A393])" office:value-type="float" office:value="56390" calcext:value-type="float">
            <text:p>56390</text:p>
          </table:table-cell>
          <table:table-cell table:formula="of:=IF([.C393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  <table:table-cell table:formula="of:=SUM([.A$1:.A394])" office:value-type="float" office:value="56625" calcext:value-type="float">
            <text:p>56625</text:p>
          </table:table-cell>
          <table:table-cell table:formula="of:=IF([.C394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  <table:table-cell table:formula="of:=SUM([.A$1:.A395])" office:value-type="float" office:value="56860" calcext:value-type="float">
            <text:p>56860</text:p>
          </table:table-cell>
          <table:table-cell table:formula="of:=IF([.C395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  <table:table-cell table:formula="of:=SUM([.A$1:.A396])" office:value-type="float" office:value="57096" calcext:value-type="float">
            <text:p>57096</text:p>
          </table:table-cell>
          <table:table-cell table:formula="of:=IF([.C396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  <table:table-cell table:formula="of:=SUM([.A$1:.A397])" office:value-type="float" office:value="57332" calcext:value-type="float">
            <text:p>57332</text:p>
          </table:table-cell>
          <table:table-cell table:formula="of:=IF([.C397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  <table:table-cell table:formula="of:=SUM([.A$1:.A398])" office:value-type="float" office:value="57568" calcext:value-type="float">
            <text:p>57568</text:p>
          </table:table-cell>
          <table:table-cell table:formula="of:=IF([.C398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  <table:table-cell table:formula="of:=SUM([.A$1:.A399])" office:value-type="float" office:value="57805" calcext:value-type="float">
            <text:p>57805</text:p>
          </table:table-cell>
          <table:table-cell table:formula="of:=IF([.C399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  <table:table-cell table:formula="of:=SUM([.A$1:.A400])" office:value-type="float" office:value="58042" calcext:value-type="float">
            <text:p>58042</text:p>
          </table:table-cell>
          <table:table-cell table:formula="of:=IF([.C400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  <table:table-cell table:formula="of:=SUM([.A$1:.A401])" office:value-type="float" office:value="58279" calcext:value-type="float">
            <text:p>58279</text:p>
          </table:table-cell>
          <table:table-cell table:formula="of:=IF([.C401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  <table:table-cell table:formula="of:=SUM([.A$1:.A402])" office:value-type="float" office:value="58517" calcext:value-type="float">
            <text:p>58517</text:p>
          </table:table-cell>
          <table:table-cell table:formula="of:=IF([.C402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  <table:table-cell table:formula="of:=SUM([.A$1:.A403])" office:value-type="float" office:value="58756" calcext:value-type="float">
            <text:p>58756</text:p>
          </table:table-cell>
          <table:table-cell table:formula="of:=IF([.C403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  <table:table-cell table:formula="of:=SUM([.A$1:.A404])" office:value-type="float" office:value="58995" calcext:value-type="float">
            <text:p>58995</text:p>
          </table:table-cell>
          <table:table-cell table:formula="of:=IF([.C404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  <table:table-cell table:formula="of:=SUM([.A$1:.A405])" office:value-type="float" office:value="59234" calcext:value-type="float">
            <text:p>59234</text:p>
          </table:table-cell>
          <table:table-cell table:formula="of:=IF([.C405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  <table:table-cell table:formula="of:=SUM([.A$1:.A406])" office:value-type="float" office:value="59473" calcext:value-type="float">
            <text:p>59473</text:p>
          </table:table-cell>
          <table:table-cell table:formula="of:=IF([.C406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  <table:table-cell table:formula="of:=SUM([.A$1:.A407])" office:value-type="float" office:value="59712" calcext:value-type="float">
            <text:p>59712</text:p>
          </table:table-cell>
          <table:table-cell table:formula="of:=IF([.C407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  <table:table-cell table:formula="of:=SUM([.A$1:.A408])" office:value-type="float" office:value="59951" calcext:value-type="float">
            <text:p>59951</text:p>
          </table:table-cell>
          <table:table-cell table:formula="of:=IF([.C408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  <table:table-cell table:formula="of:=SUM([.A$1:.A409])" office:value-type="float" office:value="60190" calcext:value-type="float">
            <text:p>60190</text:p>
          </table:table-cell>
          <table:table-cell table:formula="of:=IF([.C409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table:formula="of:=SUM([.A$1:.A410])" office:value-type="float" office:value="60430" calcext:value-type="float">
            <text:p>60430</text:p>
          </table:table-cell>
          <table:table-cell table:formula="of:=IF([.C410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table:formula="of:=SUM([.A$1:.A411])" office:value-type="float" office:value="60670" calcext:value-type="float">
            <text:p>60670</text:p>
          </table:table-cell>
          <table:table-cell table:formula="of:=IF([.C411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table:formula="of:=SUM([.A$1:.A412])" office:value-type="float" office:value="60910" calcext:value-type="float">
            <text:p>60910</text:p>
          </table:table-cell>
          <table:table-cell table:formula="of:=IF([.C412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  <table:table-cell table:formula="of:=SUM([.A$1:.A413])" office:value-type="float" office:value="61151" calcext:value-type="float">
            <text:p>61151</text:p>
          </table:table-cell>
          <table:table-cell table:formula="of:=IF([.C413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  <table:table-cell table:formula="of:=SUM([.A$1:.A414])" office:value-type="float" office:value="61392" calcext:value-type="float">
            <text:p>61392</text:p>
          </table:table-cell>
          <table:table-cell table:formula="of:=IF([.C414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  <table:table-cell table:formula="of:=SUM([.A$1:.A415])" office:value-type="float" office:value="61634" calcext:value-type="float">
            <text:p>61634</text:p>
          </table:table-cell>
          <table:table-cell table:formula="of:=IF([.C415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  <table:table-cell table:formula="of:=SUM([.A$1:.A416])" office:value-type="float" office:value="61876" calcext:value-type="float">
            <text:p>61876</text:p>
          </table:table-cell>
          <table:table-cell table:formula="of:=IF([.C416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  <table:table-cell table:formula="of:=SUM([.A$1:.A417])" office:value-type="float" office:value="62119" calcext:value-type="float">
            <text:p>62119</text:p>
          </table:table-cell>
          <table:table-cell table:formula="of:=IF([.C417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  <table:table-cell table:formula="of:=SUM([.A$1:.A418])" office:value-type="float" office:value="62362" calcext:value-type="float">
            <text:p>62362</text:p>
          </table:table-cell>
          <table:table-cell table:formula="of:=IF([.C418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  <table:table-cell table:formula="of:=SUM([.A$1:.A419])" office:value-type="float" office:value="62605" calcext:value-type="float">
            <text:p>62605</text:p>
          </table:table-cell>
          <table:table-cell table:formula="of:=IF([.C419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  <table:table-cell table:formula="of:=SUM([.A$1:.A420])" office:value-type="float" office:value="62848" calcext:value-type="float">
            <text:p>62848</text:p>
          </table:table-cell>
          <table:table-cell table:formula="of:=IF([.C420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  <table:table-cell table:formula="of:=SUM([.A$1:.A421])" office:value-type="float" office:value="63092" calcext:value-type="float">
            <text:p>63092</text:p>
          </table:table-cell>
          <table:table-cell table:formula="of:=IF([.C421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  <table:table-cell table:formula="of:=SUM([.A$1:.A422])" office:value-type="float" office:value="63336" calcext:value-type="float">
            <text:p>63336</text:p>
          </table:table-cell>
          <table:table-cell table:formula="of:=IF([.C422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  <table:table-cell table:formula="of:=SUM([.A$1:.A423])" office:value-type="float" office:value="63580" calcext:value-type="float">
            <text:p>63580</text:p>
          </table:table-cell>
          <table:table-cell table:formula="of:=IF([.C423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  <table:table-cell table:formula="of:=SUM([.A$1:.A424])" office:value-type="float" office:value="63825" calcext:value-type="float">
            <text:p>63825</text:p>
          </table:table-cell>
          <table:table-cell table:formula="of:=IF([.C424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  <table:table-cell table:formula="of:=SUM([.A$1:.A425])" office:value-type="float" office:value="64070" calcext:value-type="float">
            <text:p>64070</text:p>
          </table:table-cell>
          <table:table-cell table:formula="of:=IF([.C425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  <table:table-cell table:formula="of:=SUM([.A$1:.A426])" office:value-type="float" office:value="64315" calcext:value-type="float">
            <text:p>64315</text:p>
          </table:table-cell>
          <table:table-cell table:formula="of:=IF([.C426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  <table:table-cell table:formula="of:=SUM([.A$1:.A427])" office:value-type="float" office:value="64560" calcext:value-type="float">
            <text:p>64560</text:p>
          </table:table-cell>
          <table:table-cell table:formula="of:=IF([.C427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  <table:table-cell table:formula="of:=SUM([.A$1:.A428])" office:value-type="float" office:value="64805" calcext:value-type="float">
            <text:p>64805</text:p>
          </table:table-cell>
          <table:table-cell table:formula="of:=IF([.C428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  <table:table-cell table:formula="of:=SUM([.A$1:.A429])" office:value-type="float" office:value="65051" calcext:value-type="float">
            <text:p>65051</text:p>
          </table:table-cell>
          <table:table-cell table:formula="of:=IF([.C429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  <table:table-cell table:formula="of:=SUM([.A$1:.A430])" office:value-type="float" office:value="65300" calcext:value-type="float">
            <text:p>65300</text:p>
          </table:table-cell>
          <table:table-cell table:formula="of:=IF([.C430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  <table:table-cell table:formula="of:=SUM([.A$1:.A431])" office:value-type="float" office:value="65549" calcext:value-type="float">
            <text:p>65549</text:p>
          </table:table-cell>
          <table:table-cell table:formula="of:=IF([.C431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table:formula="of:=SUM([.A$1:.A432])" office:value-type="float" office:value="65799" calcext:value-type="float">
            <text:p>65799</text:p>
          </table:table-cell>
          <table:table-cell table:formula="of:=IF([.C432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table:formula="of:=SUM([.A$1:.A433])" office:value-type="float" office:value="66050" calcext:value-type="float">
            <text:p>66050</text:p>
          </table:table-cell>
          <table:table-cell table:formula="of:=IF([.C433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  <table:table-cell table:formula="of:=SUM([.A$1:.A434])" office:value-type="float" office:value="66304" calcext:value-type="float">
            <text:p>66304</text:p>
          </table:table-cell>
          <table:table-cell table:formula="of:=IF([.C434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table:formula="of:=SUM([.A$1:.A435])" office:value-type="float" office:value="66559" calcext:value-type="float">
            <text:p>66559</text:p>
          </table:table-cell>
          <table:table-cell table:formula="of:=IF([.C435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table:formula="of:=SUM([.A$1:.A436])" office:value-type="float" office:value="66815" calcext:value-type="float">
            <text:p>66815</text:p>
          </table:table-cell>
          <table:table-cell table:formula="of:=IF([.C436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  <table:table-cell table:formula="of:=SUM([.A$1:.A437])" office:value-type="float" office:value="67072" calcext:value-type="float">
            <text:p>67072</text:p>
          </table:table-cell>
          <table:table-cell table:formula="of:=IF([.C437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  <table:table-cell table:formula="of:=SUM([.A$1:.A438])" office:value-type="float" office:value="67329" calcext:value-type="float">
            <text:p>67329</text:p>
          </table:table-cell>
          <table:table-cell table:formula="of:=IF([.C438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  <table:table-cell table:formula="of:=SUM([.A$1:.A439])" office:value-type="float" office:value="67591" calcext:value-type="float">
            <text:p>67591</text:p>
          </table:table-cell>
          <table:table-cell table:formula="of:=IF([.C439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  <table:table-cell table:formula="of:=SUM([.A$1:.A440])" office:value-type="float" office:value="67854" calcext:value-type="float">
            <text:p>67854</text:p>
          </table:table-cell>
          <table:table-cell table:formula="of:=IF([.C440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  <table:table-cell table:formula="of:=SUM([.A$1:.A441])" office:value-type="float" office:value="68121" calcext:value-type="float">
            <text:p>68121</text:p>
          </table:table-cell>
          <table:table-cell table:formula="of:=IF([.C441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  <table:table-cell table:formula="of:=SUM([.A$1:.A442])" office:value-type="float" office:value="68390" calcext:value-type="float">
            <text:p>68390</text:p>
          </table:table-cell>
          <table:table-cell table:formula="of:=IF([.C442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  <table:table-cell table:formula="of:=SUM([.A$1:.A443])" office:value-type="float" office:value="68663" calcext:value-type="float">
            <text:p>68663</text:p>
          </table:table-cell>
          <table:table-cell table:formula="of:=IF([.C443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table:formula="of:=SUM([.A$1:.A444])" office:value-type="float" office:value="68939" calcext:value-type="float">
            <text:p>68939</text:p>
          </table:table-cell>
          <table:table-cell table:formula="of:=IF([.C444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  <table:table-cell table:formula="of:=SUM([.A$1:.A445])" office:value-type="float" office:value="69218" calcext:value-type="float">
            <text:p>69218</text:p>
          </table:table-cell>
          <table:table-cell table:formula="of:=IF([.C445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  <table:table-cell table:formula="of:=SUM([.A$1:.A446])" office:value-type="float" office:value="69497" calcext:value-type="float">
            <text:p>69497</text:p>
          </table:table-cell>
          <table:table-cell table:formula="of:=IF([.C446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  <table:table-cell table:formula="of:=SUM([.A$1:.A447])" office:value-type="float" office:value="69778" calcext:value-type="float">
            <text:p>69778</text:p>
          </table:table-cell>
          <table:table-cell table:formula="of:=IF([.C447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  <table:table-cell table:formula="of:=SUM([.A$1:.A448])" office:value-type="float" office:value="70059" calcext:value-type="float">
            <text:p>70059</text:p>
          </table:table-cell>
          <table:table-cell table:formula="of:=IF([.C448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  <table:table-cell table:formula="of:=SUM([.A$1:.A449])" office:value-type="float" office:value="70340" calcext:value-type="float">
            <text:p>70340</text:p>
          </table:table-cell>
          <table:table-cell table:formula="of:=IF([.C449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  <table:table-cell table:formula="of:=SUM([.A$1:.A450])" office:value-type="float" office:value="70622" calcext:value-type="float">
            <text:p>70622</text:p>
          </table:table-cell>
          <table:table-cell table:formula="of:=IF([.C450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  <table:table-cell table:formula="of:=SUM([.A$1:.A451])" office:value-type="float" office:value="70904" calcext:value-type="float">
            <text:p>70904</text:p>
          </table:table-cell>
          <table:table-cell table:formula="of:=IF([.C451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3" calcext:value-type="float">
            <text:p>283</text:p>
          </table:table-cell>
          <table:table-cell/>
          <table:table-cell table:formula="of:=SUM([.A$1:.A452])" office:value-type="float" office:value="71187" calcext:value-type="float">
            <text:p>71187</text:p>
          </table:table-cell>
          <table:table-cell table:formula="of:=IF([.C452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3" calcext:value-type="float">
            <text:p>283</text:p>
          </table:table-cell>
          <table:table-cell/>
          <table:table-cell table:formula="of:=SUM([.A$1:.A453])" office:value-type="float" office:value="71470" calcext:value-type="float">
            <text:p>71470</text:p>
          </table:table-cell>
          <table:table-cell table:formula="of:=IF([.C453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/>
          <table:table-cell table:formula="of:=SUM([.A$1:.A454])" office:value-type="float" office:value="71755" calcext:value-type="float">
            <text:p>71755</text:p>
          </table:table-cell>
          <table:table-cell table:formula="of:=IF([.C454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/>
          <table:table-cell table:formula="of:=SUM([.A$1:.A455])" office:value-type="float" office:value="72040" calcext:value-type="float">
            <text:p>72040</text:p>
          </table:table-cell>
          <table:table-cell table:formula="of:=IF([.C455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6" calcext:value-type="float">
            <text:p>286</text:p>
          </table:table-cell>
          <table:table-cell/>
          <table:table-cell table:formula="of:=SUM([.A$1:.A456])" office:value-type="float" office:value="72326" calcext:value-type="float">
            <text:p>72326</text:p>
          </table:table-cell>
          <table:table-cell table:formula="of:=IF([.C456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92" calcext:value-type="float">
            <text:p>292</text:p>
          </table:table-cell>
          <table:table-cell/>
          <table:table-cell table:formula="of:=SUM([.A$1:.A457])" office:value-type="float" office:value="72618" calcext:value-type="float">
            <text:p>72618</text:p>
          </table:table-cell>
          <table:table-cell table:formula="of:=IF([.C457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92" calcext:value-type="float">
            <text:p>292</text:p>
          </table:table-cell>
          <table:table-cell/>
          <table:table-cell table:formula="of:=SUM([.A$1:.A458])" office:value-type="float" office:value="72910" calcext:value-type="float">
            <text:p>72910</text:p>
          </table:table-cell>
          <table:table-cell table:formula="of:=IF([.C458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96" calcext:value-type="float">
            <text:p>296</text:p>
          </table:table-cell>
          <table:table-cell/>
          <table:table-cell table:formula="of:=SUM([.A$1:.A459])" office:value-type="float" office:value="73206" calcext:value-type="float">
            <text:p>73206</text:p>
          </table:table-cell>
          <table:table-cell table:formula="of:=IF([.C459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/>
          <table:table-cell table:formula="of:=SUM([.A$1:.A460])" office:value-type="float" office:value="73505" calcext:value-type="float">
            <text:p>73505</text:p>
          </table:table-cell>
          <table:table-cell table:formula="of:=IF([.C460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/>
          <table:table-cell table:formula="of:=SUM([.A$1:.A461])" office:value-type="float" office:value="73804" calcext:value-type="float">
            <text:p>73804</text:p>
          </table:table-cell>
          <table:table-cell table:formula="of:=IF([.C461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/>
          <table:table-cell table:formula="of:=SUM([.A$1:.A462])" office:value-type="float" office:value="74105" calcext:value-type="float">
            <text:p>74105</text:p>
          </table:table-cell>
          <table:table-cell table:formula="of:=IF([.C462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/>
          <table:table-cell table:formula="of:=SUM([.A$1:.A463])" office:value-type="float" office:value="74406" calcext:value-type="float">
            <text:p>74406</text:p>
          </table:table-cell>
          <table:table-cell table:formula="of:=IF([.C463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3" calcext:value-type="float">
            <text:p>303</text:p>
          </table:table-cell>
          <table:table-cell/>
          <table:table-cell table:formula="of:=SUM([.A$1:.A464])" office:value-type="float" office:value="74709" calcext:value-type="float">
            <text:p>74709</text:p>
          </table:table-cell>
          <table:table-cell table:formula="of:=IF([.C464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3" calcext:value-type="float">
            <text:p>303</text:p>
          </table:table-cell>
          <table:table-cell/>
          <table:table-cell table:formula="of:=SUM([.A$1:.A465])" office:value-type="float" office:value="75012" calcext:value-type="float">
            <text:p>75012</text:p>
          </table:table-cell>
          <table:table-cell table:formula="of:=IF([.C465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3" calcext:value-type="float">
            <text:p>303</text:p>
          </table:table-cell>
          <table:table-cell/>
          <table:table-cell table:formula="of:=SUM([.A$1:.A466])" office:value-type="float" office:value="75315" calcext:value-type="float">
            <text:p>75315</text:p>
          </table:table-cell>
          <table:table-cell table:formula="of:=IF([.C466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  <table:table-cell table:formula="of:=SUM([.A$1:.A467])" office:value-type="float" office:value="75619" calcext:value-type="float">
            <text:p>75619</text:p>
          </table:table-cell>
          <table:table-cell table:formula="of:=IF([.C467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table:formula="of:=SUM([.A$1:.A468])" office:value-type="float" office:value="75931" calcext:value-type="float">
            <text:p>75931</text:p>
          </table:table-cell>
          <table:table-cell table:formula="of:=IF([.C468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table:formula="of:=SUM([.A$1:.A469])" office:value-type="float" office:value="76248" calcext:value-type="float">
            <text:p>76248</text:p>
          </table:table-cell>
          <table:table-cell table:formula="of:=IF([.C469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table:formula="of:=SUM([.A$1:.A470])" office:value-type="float" office:value="76568" calcext:value-type="float">
            <text:p>76568</text:p>
          </table:table-cell>
          <table:table-cell table:formula="of:=IF([.C470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table:formula="of:=SUM([.A$1:.A471])" office:value-type="float" office:value="76889" calcext:value-type="float">
            <text:p>76889</text:p>
          </table:table-cell>
          <table:table-cell table:formula="of:=IF([.C471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table:formula="of:=SUM([.A$1:.A472])" office:value-type="float" office:value="77210" calcext:value-type="float">
            <text:p>77210</text:p>
          </table:table-cell>
          <table:table-cell table:formula="of:=IF([.C472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table:formula="of:=SUM([.A$1:.A473])" office:value-type="float" office:value="77531" calcext:value-type="float">
            <text:p>77531</text:p>
          </table:table-cell>
          <table:table-cell table:formula="of:=IF([.C473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table:formula="of:=SUM([.A$1:.A474])" office:value-type="float" office:value="77854" calcext:value-type="float">
            <text:p>77854</text:p>
          </table:table-cell>
          <table:table-cell table:formula="of:=IF([.C474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table:formula="of:=SUM([.A$1:.A475])" office:value-type="float" office:value="78178" calcext:value-type="float">
            <text:p>78178</text:p>
          </table:table-cell>
          <table:table-cell table:formula="of:=IF([.C475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table:formula="of:=SUM([.A$1:.A476])" office:value-type="float" office:value="78502" calcext:value-type="float">
            <text:p>78502</text:p>
          </table:table-cell>
          <table:table-cell table:formula="of:=IF([.C476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table:formula="of:=SUM([.A$1:.A477])" office:value-type="float" office:value="78827" calcext:value-type="float">
            <text:p>78827</text:p>
          </table:table-cell>
          <table:table-cell table:formula="of:=IF([.C477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  <table:table-cell table:formula="of:=SUM([.A$1:.A478])" office:value-type="float" office:value="79156" calcext:value-type="float">
            <text:p>79156</text:p>
          </table:table-cell>
          <table:table-cell table:formula="of:=IF([.C478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table:formula="of:=SUM([.A$1:.A479])" office:value-type="float" office:value="79486" calcext:value-type="float">
            <text:p>79486</text:p>
          </table:table-cell>
          <table:table-cell table:formula="of:=IF([.C479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table:formula="of:=SUM([.A$1:.A480])" office:value-type="float" office:value="79819" calcext:value-type="float">
            <text:p>79819</text:p>
          </table:table-cell>
          <table:table-cell table:formula="of:=IF([.C480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table:formula="of:=SUM([.A$1:.A481])" office:value-type="float" office:value="80154" calcext:value-type="float">
            <text:p>80154</text:p>
          </table:table-cell>
          <table:table-cell table:formula="of:=IF([.C481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  <table:table-cell table:formula="of:=SUM([.A$1:.A482])" office:value-type="float" office:value="80490" calcext:value-type="float">
            <text:p>80490</text:p>
          </table:table-cell>
          <table:table-cell table:formula="of:=IF([.C482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  <table:table-cell table:formula="of:=SUM([.A$1:.A483])" office:value-type="float" office:value="80827" calcext:value-type="float">
            <text:p>80827</text:p>
          </table:table-cell>
          <table:table-cell table:formula="of:=IF([.C483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table:formula="of:=SUM([.A$1:.A484])" office:value-type="float" office:value="81166" calcext:value-type="float">
            <text:p>81166</text:p>
          </table:table-cell>
          <table:table-cell table:formula="of:=IF([.C484]&lt;=[.G$3];1;&quot;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table:formula="of:=SUM([.A$1:.A485])" office:value-type="float" office:value="81505" calcext:value-type="float">
            <text:p>81505</text:p>
          </table:table-cell>
          <table:table-cell table:formula="of:=IF([.C485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  <table:table-cell table:formula="of:=SUM([.A$1:.A486])" office:value-type="float" office:value="81846" calcext:value-type="float">
            <text:p>81846</text:p>
          </table:table-cell>
          <table:table-cell table:formula="of:=IF([.C486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  <table:table-cell table:formula="of:=SUM([.A$1:.A487])" office:value-type="float" office:value="82188" calcext:value-type="float">
            <text:p>82188</text:p>
          </table:table-cell>
          <table:table-cell table:formula="of:=IF([.C487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  <table:table-cell table:formula="of:=SUM([.A$1:.A488])" office:value-type="float" office:value="82531" calcext:value-type="float">
            <text:p>82531</text:p>
          </table:table-cell>
          <table:table-cell table:formula="of:=IF([.C488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  <table:table-cell table:formula="of:=SUM([.A$1:.A489])" office:value-type="float" office:value="82874" calcext:value-type="float">
            <text:p>82874</text:p>
          </table:table-cell>
          <table:table-cell table:formula="of:=IF([.C489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table:formula="of:=SUM([.A$1:.A490])" office:value-type="float" office:value="83222" calcext:value-type="float">
            <text:p>83222</text:p>
          </table:table-cell>
          <table:table-cell table:formula="of:=IF([.C490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table:formula="of:=SUM([.A$1:.A491])" office:value-type="float" office:value="83570" calcext:value-type="float">
            <text:p>83570</text:p>
          </table:table-cell>
          <table:table-cell table:formula="of:=IF([.C491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table:formula="of:=SUM([.A$1:.A492])" office:value-type="float" office:value="83918" calcext:value-type="float">
            <text:p>83918</text:p>
          </table:table-cell>
          <table:table-cell table:formula="of:=IF([.C492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table:formula="of:=SUM([.A$1:.A493])" office:value-type="float" office:value="84268" calcext:value-type="float">
            <text:p>84268</text:p>
          </table:table-cell>
          <table:table-cell table:formula="of:=IF([.C493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  <table:table-cell table:formula="of:=SUM([.A$1:.A494])" office:value-type="float" office:value="84619" calcext:value-type="float">
            <text:p>84619</text:p>
          </table:table-cell>
          <table:table-cell table:formula="of:=IF([.C494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  <table:table-cell table:formula="of:=SUM([.A$1:.A495])" office:value-type="float" office:value="84971" calcext:value-type="float">
            <text:p>84971</text:p>
          </table:table-cell>
          <table:table-cell table:formula="of:=IF([.C495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  <table:table-cell table:formula="of:=SUM([.A$1:.A496])" office:value-type="float" office:value="85324" calcext:value-type="float">
            <text:p>85324</text:p>
          </table:table-cell>
          <table:table-cell table:formula="of:=IF([.C496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table:formula="of:=SUM([.A$1:.A497])" office:value-type="float" office:value="85678" calcext:value-type="float">
            <text:p>85678</text:p>
          </table:table-cell>
          <table:table-cell table:formula="of:=IF([.C497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/>
          <table:table-cell table:formula="of:=SUM([.A$1:.A498])" office:value-type="float" office:value="86033" calcext:value-type="float">
            <text:p>86033</text:p>
          </table:table-cell>
          <table:table-cell table:formula="of:=IF([.C498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56" calcext:value-type="float">
            <text:p>356</text:p>
          </table:table-cell>
          <table:table-cell/>
          <table:table-cell table:formula="of:=SUM([.A$1:.A499])" office:value-type="float" office:value="86389" calcext:value-type="float">
            <text:p>86389</text:p>
          </table:table-cell>
          <table:table-cell table:formula="of:=IF([.C499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  <table:table-cell table:formula="of:=SUM([.A$1:.A500])" office:value-type="float" office:value="86746" calcext:value-type="float">
            <text:p>86746</text:p>
          </table:table-cell>
          <table:table-cell table:formula="of:=IF([.C500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  <table:table-cell table:formula="of:=SUM([.A$1:.A501])" office:value-type="float" office:value="87108" calcext:value-type="float">
            <text:p>87108</text:p>
          </table:table-cell>
          <table:table-cell table:formula="of:=IF([.C501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  <table:table-cell table:formula="of:=SUM([.A$1:.A502])" office:value-type="float" office:value="87473" calcext:value-type="float">
            <text:p>87473</text:p>
          </table:table-cell>
          <table:table-cell table:formula="of:=IF([.C502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  <table:table-cell table:formula="of:=SUM([.A$1:.A503])" office:value-type="float" office:value="87838" calcext:value-type="float">
            <text:p>87838</text:p>
          </table:table-cell>
          <table:table-cell table:formula="of:=IF([.C503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67" calcext:value-type="float">
            <text:p>367</text:p>
          </table:table-cell>
          <table:table-cell/>
          <table:table-cell table:formula="of:=SUM([.A$1:.A504])" office:value-type="float" office:value="88205" calcext:value-type="float">
            <text:p>88205</text:p>
          </table:table-cell>
          <table:table-cell table:formula="of:=IF([.C504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  <table:table-cell table:formula="of:=SUM([.A$1:.A505])" office:value-type="float" office:value="88573" calcext:value-type="float">
            <text:p>88573</text:p>
          </table:table-cell>
          <table:table-cell table:formula="of:=IF([.C505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69" calcext:value-type="float">
            <text:p>369</text:p>
          </table:table-cell>
          <table:table-cell/>
          <table:table-cell table:formula="of:=SUM([.A$1:.A506])" office:value-type="float" office:value="88942" calcext:value-type="float">
            <text:p>88942</text:p>
          </table:table-cell>
          <table:table-cell table:formula="of:=IF([.C506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  <table:table-cell table:formula="of:=SUM([.A$1:.A507])" office:value-type="float" office:value="89315" calcext:value-type="float">
            <text:p>89315</text:p>
          </table:table-cell>
          <table:table-cell table:formula="of:=IF([.C507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75" calcext:value-type="float">
            <text:p>375</text:p>
          </table:table-cell>
          <table:table-cell/>
          <table:table-cell table:formula="of:=SUM([.A$1:.A508])" office:value-type="float" office:value="89690" calcext:value-type="float">
            <text:p>89690</text:p>
          </table:table-cell>
          <table:table-cell table:formula="of:=IF([.C508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  <table:table-cell table:formula="of:=SUM([.A$1:.A509])" office:value-type="float" office:value="90068" calcext:value-type="float">
            <text:p>90068</text:p>
          </table:table-cell>
          <table:table-cell table:formula="of:=IF([.C509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  <table:table-cell table:formula="of:=SUM([.A$1:.A510])" office:value-type="float" office:value="90446" calcext:value-type="float">
            <text:p>90446</text:p>
          </table:table-cell>
          <table:table-cell table:formula="of:=IF([.C510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  <table:table-cell table:formula="of:=SUM([.A$1:.A511])" office:value-type="float" office:value="90825" calcext:value-type="float">
            <text:p>90825</text:p>
          </table:table-cell>
          <table:table-cell table:formula="of:=IF([.C511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  <table:table-cell table:formula="of:=SUM([.A$1:.A512])" office:value-type="float" office:value="91204" calcext:value-type="float">
            <text:p>91204</text:p>
          </table:table-cell>
          <table:table-cell table:formula="of:=IF([.C512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table:formula="of:=SUM([.A$1:.A513])" office:value-type="float" office:value="91584" calcext:value-type="float">
            <text:p>91584</text:p>
          </table:table-cell>
          <table:table-cell table:formula="of:=IF([.C513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81" calcext:value-type="float">
            <text:p>381</text:p>
          </table:table-cell>
          <table:table-cell/>
          <table:table-cell table:formula="of:=SUM([.A$1:.A514])" office:value-type="float" office:value="91965" calcext:value-type="float">
            <text:p>91965</text:p>
          </table:table-cell>
          <table:table-cell table:formula="of:=IF([.C514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82" calcext:value-type="float">
            <text:p>382</text:p>
          </table:table-cell>
          <table:table-cell/>
          <table:table-cell table:formula="of:=SUM([.A$1:.A515])" office:value-type="float" office:value="92347" calcext:value-type="float">
            <text:p>92347</text:p>
          </table:table-cell>
          <table:table-cell table:formula="of:=IF([.C515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/>
          <table:table-cell table:formula="of:=SUM([.A$1:.A516])" office:value-type="float" office:value="92732" calcext:value-type="float">
            <text:p>92732</text:p>
          </table:table-cell>
          <table:table-cell table:formula="of:=IF([.C516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/>
          <table:table-cell table:formula="of:=SUM([.A$1:.A517])" office:value-type="float" office:value="93117" calcext:value-type="float">
            <text:p>93117</text:p>
          </table:table-cell>
          <table:table-cell table:formula="of:=IF([.C517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/>
          <table:table-cell table:formula="of:=SUM([.A$1:.A518])" office:value-type="float" office:value="93502" calcext:value-type="float">
            <text:p>93502</text:p>
          </table:table-cell>
          <table:table-cell table:formula="of:=IF([.C518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  <table:table-cell table:formula="of:=SUM([.A$1:.A519])" office:value-type="float" office:value="93890" calcext:value-type="float">
            <text:p>93890</text:p>
          </table:table-cell>
          <table:table-cell table:formula="of:=IF([.C519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89" calcext:value-type="float">
            <text:p>389</text:p>
          </table:table-cell>
          <table:table-cell/>
          <table:table-cell table:formula="of:=SUM([.A$1:.A520])" office:value-type="float" office:value="94279" calcext:value-type="float">
            <text:p>94279</text:p>
          </table:table-cell>
          <table:table-cell table:formula="of:=IF([.C520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table:formula="of:=SUM([.A$1:.A521])" office:value-type="float" office:value="94669" calcext:value-type="float">
            <text:p>94669</text:p>
          </table:table-cell>
          <table:table-cell table:formula="of:=IF([.C521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table:formula="of:=SUM([.A$1:.A522])" office:value-type="float" office:value="95061" calcext:value-type="float">
            <text:p>95061</text:p>
          </table:table-cell>
          <table:table-cell table:formula="of:=IF([.C522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  <table:table-cell table:formula="of:=SUM([.A$1:.A523])" office:value-type="float" office:value="95457" calcext:value-type="float">
            <text:p>95457</text:p>
          </table:table-cell>
          <table:table-cell table:formula="of:=IF([.C523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  <table:table-cell table:formula="of:=SUM([.A$1:.A524])" office:value-type="float" office:value="95853" calcext:value-type="float">
            <text:p>95853</text:p>
          </table:table-cell>
          <table:table-cell table:formula="of:=IF([.C524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  <table:table-cell table:formula="of:=SUM([.A$1:.A525])" office:value-type="float" office:value="96254" calcext:value-type="float">
            <text:p>96254</text:p>
          </table:table-cell>
          <table:table-cell table:formula="of:=IF([.C525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  <table:table-cell table:formula="of:=SUM([.A$1:.A526])" office:value-type="float" office:value="96655" calcext:value-type="float">
            <text:p>96655</text:p>
          </table:table-cell>
          <table:table-cell table:formula="of:=IF([.C526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table:formula="of:=SUM([.A$1:.A527])" office:value-type="float" office:value="97057" calcext:value-type="float">
            <text:p>97057</text:p>
          </table:table-cell>
          <table:table-cell table:formula="of:=IF([.C527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03" calcext:value-type="float">
            <text:p>403</text:p>
          </table:table-cell>
          <table:table-cell/>
          <table:table-cell table:formula="of:=SUM([.A$1:.A528])" office:value-type="float" office:value="97460" calcext:value-type="float">
            <text:p>97460</text:p>
          </table:table-cell>
          <table:table-cell table:formula="of:=IF([.C528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07" calcext:value-type="float">
            <text:p>407</text:p>
          </table:table-cell>
          <table:table-cell/>
          <table:table-cell table:formula="of:=SUM([.A$1:.A529])" office:value-type="float" office:value="97867" calcext:value-type="float">
            <text:p>97867</text:p>
          </table:table-cell>
          <table:table-cell table:formula="of:=IF([.C529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  <table:table-cell table:formula="of:=SUM([.A$1:.A530])" office:value-type="float" office:value="98278" calcext:value-type="float">
            <text:p>98278</text:p>
          </table:table-cell>
          <table:table-cell table:formula="of:=IF([.C530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  <table:table-cell table:formula="of:=SUM([.A$1:.A531])" office:value-type="float" office:value="98689" calcext:value-type="float">
            <text:p>98689</text:p>
          </table:table-cell>
          <table:table-cell table:formula="of:=IF([.C531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12" calcext:value-type="float">
            <text:p>412</text:p>
          </table:table-cell>
          <table:table-cell/>
          <table:table-cell table:formula="of:=SUM([.A$1:.A532])" office:value-type="float" office:value="99101" calcext:value-type="float">
            <text:p>99101</text:p>
          </table:table-cell>
          <table:table-cell table:formula="of:=IF([.C532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12" calcext:value-type="float">
            <text:p>412</text:p>
          </table:table-cell>
          <table:table-cell/>
          <table:table-cell table:formula="of:=SUM([.A$1:.A533])" office:value-type="float" office:value="99513" calcext:value-type="float">
            <text:p>99513</text:p>
          </table:table-cell>
          <table:table-cell table:formula="of:=IF([.C533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13" calcext:value-type="float">
            <text:p>413</text:p>
          </table:table-cell>
          <table:table-cell/>
          <table:table-cell table:formula="of:=SUM([.A$1:.A534])" office:value-type="float" office:value="99926" calcext:value-type="float">
            <text:p>99926</text:p>
          </table:table-cell>
          <table:table-cell table:formula="of:=IF([.C534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14" calcext:value-type="float">
            <text:p>414</text:p>
          </table:table-cell>
          <table:table-cell/>
          <table:table-cell table:formula="of:=SUM([.A$1:.A535])" office:value-type="float" office:value="100340" calcext:value-type="float">
            <text:p>100340</text:p>
          </table:table-cell>
          <table:table-cell table:formula="of:=IF([.C535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14" calcext:value-type="float">
            <text:p>414</text:p>
          </table:table-cell>
          <table:table-cell/>
          <table:table-cell table:formula="of:=SUM([.A$1:.A536])" office:value-type="float" office:value="100754" calcext:value-type="float">
            <text:p>100754</text:p>
          </table:table-cell>
          <table:table-cell table:formula="of:=IF([.C536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14" calcext:value-type="float">
            <text:p>414</text:p>
          </table:table-cell>
          <table:table-cell/>
          <table:table-cell table:formula="of:=SUM([.A$1:.A537])" office:value-type="float" office:value="101168" calcext:value-type="float">
            <text:p>101168</text:p>
          </table:table-cell>
          <table:table-cell table:formula="of:=IF([.C537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24" calcext:value-type="float">
            <text:p>424</text:p>
          </table:table-cell>
          <table:table-cell/>
          <table:table-cell table:formula="of:=SUM([.A$1:.A538])" office:value-type="float" office:value="101592" calcext:value-type="float">
            <text:p>101592</text:p>
          </table:table-cell>
          <table:table-cell table:formula="of:=IF([.C538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24" calcext:value-type="float">
            <text:p>424</text:p>
          </table:table-cell>
          <table:table-cell/>
          <table:table-cell table:formula="of:=SUM([.A$1:.A539])" office:value-type="float" office:value="102016" calcext:value-type="float">
            <text:p>102016</text:p>
          </table:table-cell>
          <table:table-cell table:formula="of:=IF([.C539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25" calcext:value-type="float">
            <text:p>425</text:p>
          </table:table-cell>
          <table:table-cell/>
          <table:table-cell table:formula="of:=SUM([.A$1:.A540])" office:value-type="float" office:value="102441" calcext:value-type="float">
            <text:p>102441</text:p>
          </table:table-cell>
          <table:table-cell table:formula="of:=IF([.C540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25" calcext:value-type="float">
            <text:p>425</text:p>
          </table:table-cell>
          <table:table-cell/>
          <table:table-cell table:formula="of:=SUM([.A$1:.A541])" office:value-type="float" office:value="102866" calcext:value-type="float">
            <text:p>102866</text:p>
          </table:table-cell>
          <table:table-cell table:formula="of:=IF([.C541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26" calcext:value-type="float">
            <text:p>426</text:p>
          </table:table-cell>
          <table:table-cell/>
          <table:table-cell table:formula="of:=SUM([.A$1:.A542])" office:value-type="float" office:value="103292" calcext:value-type="float">
            <text:p>103292</text:p>
          </table:table-cell>
          <table:table-cell table:formula="of:=IF([.C542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/>
          <table:table-cell table:formula="of:=SUM([.A$1:.A543])" office:value-type="float" office:value="103722" calcext:value-type="float">
            <text:p>103722</text:p>
          </table:table-cell>
          <table:table-cell table:formula="of:=IF([.C543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31" calcext:value-type="float">
            <text:p>431</text:p>
          </table:table-cell>
          <table:table-cell/>
          <table:table-cell table:formula="of:=SUM([.A$1:.A544])" office:value-type="float" office:value="104153" calcext:value-type="float">
            <text:p>104153</text:p>
          </table:table-cell>
          <table:table-cell table:formula="of:=IF([.C544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31" calcext:value-type="float">
            <text:p>431</text:p>
          </table:table-cell>
          <table:table-cell/>
          <table:table-cell table:formula="of:=SUM([.A$1:.A545])" office:value-type="float" office:value="104584" calcext:value-type="float">
            <text:p>104584</text:p>
          </table:table-cell>
          <table:table-cell table:formula="of:=IF([.C545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34" calcext:value-type="float">
            <text:p>434</text:p>
          </table:table-cell>
          <table:table-cell/>
          <table:table-cell table:formula="of:=SUM([.A$1:.A546])" office:value-type="float" office:value="105018" calcext:value-type="float">
            <text:p>105018</text:p>
          </table:table-cell>
          <table:table-cell table:formula="of:=IF([.C546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38" calcext:value-type="float">
            <text:p>438</text:p>
          </table:table-cell>
          <table:table-cell/>
          <table:table-cell table:formula="of:=SUM([.A$1:.A547])" office:value-type="float" office:value="105456" calcext:value-type="float">
            <text:p>105456</text:p>
          </table:table-cell>
          <table:table-cell table:formula="of:=IF([.C547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40" calcext:value-type="float">
            <text:p>440</text:p>
          </table:table-cell>
          <table:table-cell/>
          <table:table-cell table:formula="of:=SUM([.A$1:.A548])" office:value-type="float" office:value="105896" calcext:value-type="float">
            <text:p>105896</text:p>
          </table:table-cell>
          <table:table-cell table:formula="of:=IF([.C548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40" calcext:value-type="float">
            <text:p>440</text:p>
          </table:table-cell>
          <table:table-cell/>
          <table:table-cell table:formula="of:=SUM([.A$1:.A549])" office:value-type="float" office:value="106336" calcext:value-type="float">
            <text:p>106336</text:p>
          </table:table-cell>
          <table:table-cell table:formula="of:=IF([.C549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43" calcext:value-type="float">
            <text:p>443</text:p>
          </table:table-cell>
          <table:table-cell/>
          <table:table-cell table:formula="of:=SUM([.A$1:.A550])" office:value-type="float" office:value="106779" calcext:value-type="float">
            <text:p>106779</text:p>
          </table:table-cell>
          <table:table-cell table:formula="of:=IF([.C550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44" calcext:value-type="float">
            <text:p>444</text:p>
          </table:table-cell>
          <table:table-cell/>
          <table:table-cell table:formula="of:=SUM([.A$1:.A551])" office:value-type="float" office:value="107223" calcext:value-type="float">
            <text:p>107223</text:p>
          </table:table-cell>
          <table:table-cell table:formula="of:=IF([.C551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45" calcext:value-type="float">
            <text:p>445</text:p>
          </table:table-cell>
          <table:table-cell/>
          <table:table-cell table:formula="of:=SUM([.A$1:.A552])" office:value-type="float" office:value="107668" calcext:value-type="float">
            <text:p>107668</text:p>
          </table:table-cell>
          <table:table-cell table:formula="of:=IF([.C552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  <table:table-cell table:formula="of:=SUM([.A$1:.A553])" office:value-type="float" office:value="108114" calcext:value-type="float">
            <text:p>108114</text:p>
          </table:table-cell>
          <table:table-cell table:formula="of:=IF([.C553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47" calcext:value-type="float">
            <text:p>447</text:p>
          </table:table-cell>
          <table:table-cell/>
          <table:table-cell table:formula="of:=SUM([.A$1:.A554])" office:value-type="float" office:value="108561" calcext:value-type="float">
            <text:p>108561</text:p>
          </table:table-cell>
          <table:table-cell table:formula="of:=IF([.C554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48" calcext:value-type="float">
            <text:p>448</text:p>
          </table:table-cell>
          <table:table-cell/>
          <table:table-cell table:formula="of:=SUM([.A$1:.A555])" office:value-type="float" office:value="109009" calcext:value-type="float">
            <text:p>109009</text:p>
          </table:table-cell>
          <table:table-cell table:formula="of:=IF([.C555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/>
          <table:table-cell table:formula="of:=SUM([.A$1:.A556])" office:value-type="float" office:value="109459" calcext:value-type="float">
            <text:p>109459</text:p>
          </table:table-cell>
          <table:table-cell table:formula="of:=IF([.C556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52" calcext:value-type="float">
            <text:p>452</text:p>
          </table:table-cell>
          <table:table-cell/>
          <table:table-cell table:formula="of:=SUM([.A$1:.A557])" office:value-type="float" office:value="109911" calcext:value-type="float">
            <text:p>109911</text:p>
          </table:table-cell>
          <table:table-cell table:formula="of:=IF([.C557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52" calcext:value-type="float">
            <text:p>452</text:p>
          </table:table-cell>
          <table:table-cell/>
          <table:table-cell table:formula="of:=SUM([.A$1:.A558])" office:value-type="float" office:value="110363" calcext:value-type="float">
            <text:p>110363</text:p>
          </table:table-cell>
          <table:table-cell table:formula="of:=IF([.C558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53" calcext:value-type="float">
            <text:p>453</text:p>
          </table:table-cell>
          <table:table-cell/>
          <table:table-cell table:formula="of:=SUM([.A$1:.A559])" office:value-type="float" office:value="110816" calcext:value-type="float">
            <text:p>110816</text:p>
          </table:table-cell>
          <table:table-cell table:formula="of:=IF([.C559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56" calcext:value-type="float">
            <text:p>456</text:p>
          </table:table-cell>
          <table:table-cell/>
          <table:table-cell table:formula="of:=SUM([.A$1:.A560])" office:value-type="float" office:value="111272" calcext:value-type="float">
            <text:p>111272</text:p>
          </table:table-cell>
          <table:table-cell table:formula="of:=IF([.C560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59" calcext:value-type="float">
            <text:p>459</text:p>
          </table:table-cell>
          <table:table-cell/>
          <table:table-cell table:formula="of:=SUM([.A$1:.A561])" office:value-type="float" office:value="111731" calcext:value-type="float">
            <text:p>111731</text:p>
          </table:table-cell>
          <table:table-cell table:formula="of:=IF([.C561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59" calcext:value-type="float">
            <text:p>459</text:p>
          </table:table-cell>
          <table:table-cell/>
          <table:table-cell table:formula="of:=SUM([.A$1:.A562])" office:value-type="float" office:value="112190" calcext:value-type="float">
            <text:p>112190</text:p>
          </table:table-cell>
          <table:table-cell table:formula="of:=IF([.C562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60" calcext:value-type="float">
            <text:p>460</text:p>
          </table:table-cell>
          <table:table-cell/>
          <table:table-cell table:formula="of:=SUM([.A$1:.A563])" office:value-type="float" office:value="112650" calcext:value-type="float">
            <text:p>112650</text:p>
          </table:table-cell>
          <table:table-cell table:formula="of:=IF([.C563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61" calcext:value-type="float">
            <text:p>461</text:p>
          </table:table-cell>
          <table:table-cell/>
          <table:table-cell table:formula="of:=SUM([.A$1:.A564])" office:value-type="float" office:value="113111" calcext:value-type="float">
            <text:p>113111</text:p>
          </table:table-cell>
          <table:table-cell table:formula="of:=IF([.C564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63" calcext:value-type="float">
            <text:p>463</text:p>
          </table:table-cell>
          <table:table-cell/>
          <table:table-cell table:formula="of:=SUM([.A$1:.A565])" office:value-type="float" office:value="113574" calcext:value-type="float">
            <text:p>113574</text:p>
          </table:table-cell>
          <table:table-cell table:formula="of:=IF([.C565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68" calcext:value-type="float">
            <text:p>468</text:p>
          </table:table-cell>
          <table:table-cell/>
          <table:table-cell table:formula="of:=SUM([.A$1:.A566])" office:value-type="float" office:value="114042" calcext:value-type="float">
            <text:p>114042</text:p>
          </table:table-cell>
          <table:table-cell table:formula="of:=IF([.C566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69" calcext:value-type="float">
            <text:p>469</text:p>
          </table:table-cell>
          <table:table-cell/>
          <table:table-cell table:formula="of:=SUM([.A$1:.A567])" office:value-type="float" office:value="114511" calcext:value-type="float">
            <text:p>114511</text:p>
          </table:table-cell>
          <table:table-cell table:formula="of:=IF([.C567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69" calcext:value-type="float">
            <text:p>469</text:p>
          </table:table-cell>
          <table:table-cell/>
          <table:table-cell table:formula="of:=SUM([.A$1:.A568])" office:value-type="float" office:value="114980" calcext:value-type="float">
            <text:p>114980</text:p>
          </table:table-cell>
          <table:table-cell table:formula="of:=IF([.C568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70" calcext:value-type="float">
            <text:p>470</text:p>
          </table:table-cell>
          <table:table-cell/>
          <table:table-cell table:formula="of:=SUM([.A$1:.A569])" office:value-type="float" office:value="115450" calcext:value-type="float">
            <text:p>115450</text:p>
          </table:table-cell>
          <table:table-cell table:formula="of:=IF([.C569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71" calcext:value-type="float">
            <text:p>471</text:p>
          </table:table-cell>
          <table:table-cell/>
          <table:table-cell table:formula="of:=SUM([.A$1:.A570])" office:value-type="float" office:value="115921" calcext:value-type="float">
            <text:p>115921</text:p>
          </table:table-cell>
          <table:table-cell table:formula="of:=IF([.C570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72" calcext:value-type="float">
            <text:p>472</text:p>
          </table:table-cell>
          <table:table-cell/>
          <table:table-cell table:formula="of:=SUM([.A$1:.A571])" office:value-type="float" office:value="116393" calcext:value-type="float">
            <text:p>116393</text:p>
          </table:table-cell>
          <table:table-cell table:formula="of:=IF([.C571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73" calcext:value-type="float">
            <text:p>473</text:p>
          </table:table-cell>
          <table:table-cell/>
          <table:table-cell table:formula="of:=SUM([.A$1:.A572])" office:value-type="float" office:value="116866" calcext:value-type="float">
            <text:p>116866</text:p>
          </table:table-cell>
          <table:table-cell table:formula="of:=IF([.C572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74" calcext:value-type="float">
            <text:p>474</text:p>
          </table:table-cell>
          <table:table-cell/>
          <table:table-cell table:formula="of:=SUM([.A$1:.A573])" office:value-type="float" office:value="117340" calcext:value-type="float">
            <text:p>117340</text:p>
          </table:table-cell>
          <table:table-cell table:formula="of:=IF([.C573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77" calcext:value-type="float">
            <text:p>477</text:p>
          </table:table-cell>
          <table:table-cell/>
          <table:table-cell table:formula="of:=SUM([.A$1:.A574])" office:value-type="float" office:value="117817" calcext:value-type="float">
            <text:p>117817</text:p>
          </table:table-cell>
          <table:table-cell table:formula="of:=IF([.C574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77" calcext:value-type="float">
            <text:p>477</text:p>
          </table:table-cell>
          <table:table-cell/>
          <table:table-cell table:formula="of:=SUM([.A$1:.A575])" office:value-type="float" office:value="118294" calcext:value-type="float">
            <text:p>118294</text:p>
          </table:table-cell>
          <table:table-cell table:formula="of:=IF([.C575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78" calcext:value-type="float">
            <text:p>478</text:p>
          </table:table-cell>
          <table:table-cell/>
          <table:table-cell table:formula="of:=SUM([.A$1:.A576])" office:value-type="float" office:value="118772" calcext:value-type="float">
            <text:p>118772</text:p>
          </table:table-cell>
          <table:table-cell table:formula="of:=IF([.C576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81" calcext:value-type="float">
            <text:p>481</text:p>
          </table:table-cell>
          <table:table-cell/>
          <table:table-cell table:formula="of:=SUM([.A$1:.A577])" office:value-type="float" office:value="119253" calcext:value-type="float">
            <text:p>119253</text:p>
          </table:table-cell>
          <table:table-cell table:formula="of:=IF([.C577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84" calcext:value-type="float">
            <text:p>484</text:p>
          </table:table-cell>
          <table:table-cell/>
          <table:table-cell table:formula="of:=SUM([.A$1:.A578])" office:value-type="float" office:value="119737" calcext:value-type="float">
            <text:p>119737</text:p>
          </table:table-cell>
          <table:table-cell table:formula="of:=IF([.C578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86" calcext:value-type="float">
            <text:p>486</text:p>
          </table:table-cell>
          <table:table-cell/>
          <table:table-cell table:formula="of:=SUM([.A$1:.A579])" office:value-type="float" office:value="120223" calcext:value-type="float">
            <text:p>120223</text:p>
          </table:table-cell>
          <table:table-cell table:formula="of:=IF([.C579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86" calcext:value-type="float">
            <text:p>486</text:p>
          </table:table-cell>
          <table:table-cell/>
          <table:table-cell table:formula="of:=SUM([.A$1:.A580])" office:value-type="float" office:value="120709" calcext:value-type="float">
            <text:p>120709</text:p>
          </table:table-cell>
          <table:table-cell table:formula="of:=IF([.C580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/>
          <table:table-cell table:formula="of:=SUM([.A$1:.A581])" office:value-type="float" office:value="121199" calcext:value-type="float">
            <text:p>121199</text:p>
          </table:table-cell>
          <table:table-cell table:formula="of:=IF([.C581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91" calcext:value-type="float">
            <text:p>491</text:p>
          </table:table-cell>
          <table:table-cell/>
          <table:table-cell table:formula="of:=SUM([.A$1:.A582])" office:value-type="float" office:value="121690" calcext:value-type="float">
            <text:p>121690</text:p>
          </table:table-cell>
          <table:table-cell table:formula="of:=IF([.C582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94" calcext:value-type="float">
            <text:p>494</text:p>
          </table:table-cell>
          <table:table-cell/>
          <table:table-cell table:formula="of:=SUM([.A$1:.A583])" office:value-type="float" office:value="122184" calcext:value-type="float">
            <text:p>122184</text:p>
          </table:table-cell>
          <table:table-cell table:formula="of:=IF([.C583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99" calcext:value-type="float">
            <text:p>499</text:p>
          </table:table-cell>
          <table:table-cell/>
          <table:table-cell table:formula="of:=SUM([.A$1:.A584])" office:value-type="float" office:value="122683" calcext:value-type="float">
            <text:p>122683</text:p>
          </table:table-cell>
          <table:table-cell table:formula="of:=IF([.C584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/>
          <table:table-cell table:formula="of:=SUM([.A$1:.A585])" office:value-type="float" office:value="123185" calcext:value-type="float">
            <text:p>123185</text:p>
          </table:table-cell>
          <table:table-cell table:formula="of:=IF([.C585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/>
          <table:table-cell table:formula="of:=SUM([.A$1:.A586])" office:value-type="float" office:value="123687" calcext:value-type="float">
            <text:p>123687</text:p>
          </table:table-cell>
          <table:table-cell table:formula="of:=IF([.C586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03" calcext:value-type="float">
            <text:p>503</text:p>
          </table:table-cell>
          <table:table-cell/>
          <table:table-cell table:formula="of:=SUM([.A$1:.A587])" office:value-type="float" office:value="124190" calcext:value-type="float">
            <text:p>124190</text:p>
          </table:table-cell>
          <table:table-cell table:formula="of:=IF([.C587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/>
          <table:table-cell table:formula="of:=SUM([.A$1:.A588])" office:value-type="float" office:value="124695" calcext:value-type="float">
            <text:p>124695</text:p>
          </table:table-cell>
          <table:table-cell table:formula="of:=IF([.C588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/>
          <table:table-cell table:formula="of:=SUM([.A$1:.A589])" office:value-type="float" office:value="125203" calcext:value-type="float">
            <text:p>125203</text:p>
          </table:table-cell>
          <table:table-cell table:formula="of:=IF([.C589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/>
          <table:table-cell table:formula="of:=SUM([.A$1:.A590])" office:value-type="float" office:value="125712" calcext:value-type="float">
            <text:p>125712</text:p>
          </table:table-cell>
          <table:table-cell table:formula="of:=IF([.C590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/>
          <table:table-cell table:formula="of:=SUM([.A$1:.A591])" office:value-type="float" office:value="126221" calcext:value-type="float">
            <text:p>126221</text:p>
          </table:table-cell>
          <table:table-cell table:formula="of:=IF([.C591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/>
          <table:table-cell table:formula="of:=SUM([.A$1:.A592])" office:value-type="float" office:value="126730" calcext:value-type="float">
            <text:p>126730</text:p>
          </table:table-cell>
          <table:table-cell table:formula="of:=IF([.C592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/>
          <table:table-cell table:formula="of:=SUM([.A$1:.A593])" office:value-type="float" office:value="127240" calcext:value-type="float">
            <text:p>127240</text:p>
          </table:table-cell>
          <table:table-cell table:formula="of:=IF([.C593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/>
          <table:table-cell table:formula="of:=SUM([.A$1:.A594])" office:value-type="float" office:value="127750" calcext:value-type="float">
            <text:p>127750</text:p>
          </table:table-cell>
          <table:table-cell table:formula="of:=IF([.C594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11" calcext:value-type="float">
            <text:p>511</text:p>
          </table:table-cell>
          <table:table-cell/>
          <table:table-cell table:formula="of:=SUM([.A$1:.A595])" office:value-type="float" office:value="128261" calcext:value-type="float">
            <text:p>128261</text:p>
          </table:table-cell>
          <table:table-cell table:formula="of:=IF([.C595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11" calcext:value-type="float">
            <text:p>511</text:p>
          </table:table-cell>
          <table:table-cell/>
          <table:table-cell table:formula="of:=SUM([.A$1:.A596])" office:value-type="float" office:value="128772" calcext:value-type="float">
            <text:p>128772</text:p>
          </table:table-cell>
          <table:table-cell table:formula="of:=IF([.C596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/>
          <table:table-cell table:formula="of:=SUM([.A$1:.A597])" office:value-type="float" office:value="129285" calcext:value-type="float">
            <text:p>129285</text:p>
          </table:table-cell>
          <table:table-cell table:formula="of:=IF([.C597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15" calcext:value-type="float">
            <text:p>515</text:p>
          </table:table-cell>
          <table:table-cell/>
          <table:table-cell table:formula="of:=SUM([.A$1:.A598])" office:value-type="float" office:value="129800" calcext:value-type="float">
            <text:p>129800</text:p>
          </table:table-cell>
          <table:table-cell table:formula="of:=IF([.C598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15" calcext:value-type="float">
            <text:p>515</text:p>
          </table:table-cell>
          <table:table-cell/>
          <table:table-cell table:formula="of:=SUM([.A$1:.A599])" office:value-type="float" office:value="130315" calcext:value-type="float">
            <text:p>130315</text:p>
          </table:table-cell>
          <table:table-cell table:formula="of:=IF([.C599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/>
          <table:table-cell table:formula="of:=SUM([.A$1:.A600])" office:value-type="float" office:value="130831" calcext:value-type="float">
            <text:p>130831</text:p>
          </table:table-cell>
          <table:table-cell table:formula="of:=IF([.C600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/>
          <table:table-cell table:formula="of:=SUM([.A$1:.A601])" office:value-type="float" office:value="131347" calcext:value-type="float">
            <text:p>131347</text:p>
          </table:table-cell>
          <table:table-cell table:formula="of:=IF([.C601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17" calcext:value-type="float">
            <text:p>517</text:p>
          </table:table-cell>
          <table:table-cell/>
          <table:table-cell table:formula="of:=SUM([.A$1:.A602])" office:value-type="float" office:value="131864" calcext:value-type="float">
            <text:p>131864</text:p>
          </table:table-cell>
          <table:table-cell table:formula="of:=IF([.C602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17" calcext:value-type="float">
            <text:p>517</text:p>
          </table:table-cell>
          <table:table-cell/>
          <table:table-cell table:formula="of:=SUM([.A$1:.A603])" office:value-type="float" office:value="132381" calcext:value-type="float">
            <text:p>132381</text:p>
          </table:table-cell>
          <table:table-cell table:formula="of:=IF([.C603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/>
          <table:table-cell table:formula="of:=SUM([.A$1:.A604])" office:value-type="float" office:value="132899" calcext:value-type="float">
            <text:p>132899</text:p>
          </table:table-cell>
          <table:table-cell table:formula="of:=IF([.C604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/>
          <table:table-cell table:formula="of:=SUM([.A$1:.A605])" office:value-type="float" office:value="133417" calcext:value-type="float">
            <text:p>133417</text:p>
          </table:table-cell>
          <table:table-cell table:formula="of:=IF([.C605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/>
          <table:table-cell table:formula="of:=SUM([.A$1:.A606])" office:value-type="float" office:value="133935" calcext:value-type="float">
            <text:p>133935</text:p>
          </table:table-cell>
          <table:table-cell table:formula="of:=IF([.C606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/>
          <table:table-cell table:formula="of:=SUM([.A$1:.A607])" office:value-type="float" office:value="134453" calcext:value-type="float">
            <text:p>134453</text:p>
          </table:table-cell>
          <table:table-cell table:formula="of:=IF([.C607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/>
          <table:table-cell table:formula="of:=SUM([.A$1:.A608])" office:value-type="float" office:value="134972" calcext:value-type="float">
            <text:p>134972</text:p>
          </table:table-cell>
          <table:table-cell table:formula="of:=IF([.C608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/>
          <table:table-cell table:formula="of:=SUM([.A$1:.A609])" office:value-type="float" office:value="135492" calcext:value-type="float">
            <text:p>135492</text:p>
          </table:table-cell>
          <table:table-cell table:formula="of:=IF([.C609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/>
          <table:table-cell table:formula="of:=SUM([.A$1:.A610])" office:value-type="float" office:value="136015" calcext:value-type="float">
            <text:p>136015</text:p>
          </table:table-cell>
          <table:table-cell table:formula="of:=IF([.C610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/>
          <table:table-cell table:formula="of:=SUM([.A$1:.A611])" office:value-type="float" office:value="136539" calcext:value-type="float">
            <text:p>136539</text:p>
          </table:table-cell>
          <table:table-cell table:formula="of:=IF([.C611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/>
          <table:table-cell table:formula="of:=SUM([.A$1:.A612])" office:value-type="float" office:value="137063" calcext:value-type="float">
            <text:p>137063</text:p>
          </table:table-cell>
          <table:table-cell table:formula="of:=IF([.C612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/>
          <table:table-cell table:formula="of:=SUM([.A$1:.A613])" office:value-type="float" office:value="137588" calcext:value-type="float">
            <text:p>137588</text:p>
          </table:table-cell>
          <table:table-cell table:formula="of:=IF([.C613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/>
          <table:table-cell table:formula="of:=SUM([.A$1:.A614])" office:value-type="float" office:value="138117" calcext:value-type="float">
            <text:p>138117</text:p>
          </table:table-cell>
          <table:table-cell table:formula="of:=IF([.C614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/>
          <table:table-cell table:formula="of:=SUM([.A$1:.A615])" office:value-type="float" office:value="138647" calcext:value-type="float">
            <text:p>138647</text:p>
          </table:table-cell>
          <table:table-cell table:formula="of:=IF([.C615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/>
          <table:table-cell table:formula="of:=SUM([.A$1:.A616])" office:value-type="float" office:value="139178" calcext:value-type="float">
            <text:p>139178</text:p>
          </table:table-cell>
          <table:table-cell table:formula="of:=IF([.C616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/>
          <table:table-cell table:formula="of:=SUM([.A$1:.A617])" office:value-type="float" office:value="139710" calcext:value-type="float">
            <text:p>139710</text:p>
          </table:table-cell>
          <table:table-cell table:formula="of:=IF([.C617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33" calcext:value-type="float">
            <text:p>533</text:p>
          </table:table-cell>
          <table:table-cell/>
          <table:table-cell table:formula="of:=SUM([.A$1:.A618])" office:value-type="float" office:value="140243" calcext:value-type="float">
            <text:p>140243</text:p>
          </table:table-cell>
          <table:table-cell table:formula="of:=IF([.C618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33" calcext:value-type="float">
            <text:p>533</text:p>
          </table:table-cell>
          <table:table-cell/>
          <table:table-cell table:formula="of:=SUM([.A$1:.A619])" office:value-type="float" office:value="140776" calcext:value-type="float">
            <text:p>140776</text:p>
          </table:table-cell>
          <table:table-cell table:formula="of:=IF([.C619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34" calcext:value-type="float">
            <text:p>534</text:p>
          </table:table-cell>
          <table:table-cell/>
          <table:table-cell table:formula="of:=SUM([.A$1:.A620])" office:value-type="float" office:value="141310" calcext:value-type="float">
            <text:p>141310</text:p>
          </table:table-cell>
          <table:table-cell table:formula="of:=IF([.C620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/>
          <table:table-cell table:formula="of:=SUM([.A$1:.A621])" office:value-type="float" office:value="141846" calcext:value-type="float">
            <text:p>141846</text:p>
          </table:table-cell>
          <table:table-cell table:formula="of:=IF([.C621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/>
          <table:table-cell table:formula="of:=SUM([.A$1:.A622])" office:value-type="float" office:value="142386" calcext:value-type="float">
            <text:p>142386</text:p>
          </table:table-cell>
          <table:table-cell table:formula="of:=IF([.C622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/>
          <table:table-cell table:formula="of:=SUM([.A$1:.A623])" office:value-type="float" office:value="142926" calcext:value-type="float">
            <text:p>142926</text:p>
          </table:table-cell>
          <table:table-cell table:formula="of:=IF([.C623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41" calcext:value-type="float">
            <text:p>541</text:p>
          </table:table-cell>
          <table:table-cell/>
          <table:table-cell table:formula="of:=SUM([.A$1:.A624])" office:value-type="float" office:value="143467" calcext:value-type="float">
            <text:p>143467</text:p>
          </table:table-cell>
          <table:table-cell table:formula="of:=IF([.C624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41" calcext:value-type="float">
            <text:p>541</text:p>
          </table:table-cell>
          <table:table-cell/>
          <table:table-cell table:formula="of:=SUM([.A$1:.A625])" office:value-type="float" office:value="144008" calcext:value-type="float">
            <text:p>144008</text:p>
          </table:table-cell>
          <table:table-cell table:formula="of:=IF([.C625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42" calcext:value-type="float">
            <text:p>542</text:p>
          </table:table-cell>
          <table:table-cell/>
          <table:table-cell table:formula="of:=SUM([.A$1:.A626])" office:value-type="float" office:value="144550" calcext:value-type="float">
            <text:p>144550</text:p>
          </table:table-cell>
          <table:table-cell table:formula="of:=IF([.C626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43" calcext:value-type="float">
            <text:p>543</text:p>
          </table:table-cell>
          <table:table-cell/>
          <table:table-cell table:formula="of:=SUM([.A$1:.A627])" office:value-type="float" office:value="145093" calcext:value-type="float">
            <text:p>145093</text:p>
          </table:table-cell>
          <table:table-cell table:formula="of:=IF([.C627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/>
          <table:table-cell table:formula="of:=SUM([.A$1:.A628])" office:value-type="float" office:value="145640" calcext:value-type="float">
            <text:p>145640</text:p>
          </table:table-cell>
          <table:table-cell table:formula="of:=IF([.C628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/>
          <table:table-cell table:formula="of:=SUM([.A$1:.A629])" office:value-type="float" office:value="146187" calcext:value-type="float">
            <text:p>146187</text:p>
          </table:table-cell>
          <table:table-cell table:formula="of:=IF([.C629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51" calcext:value-type="float">
            <text:p>551</text:p>
          </table:table-cell>
          <table:table-cell/>
          <table:table-cell table:formula="of:=SUM([.A$1:.A630])" office:value-type="float" office:value="146738" calcext:value-type="float">
            <text:p>146738</text:p>
          </table:table-cell>
          <table:table-cell table:formula="of:=IF([.C630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/>
          <table:table-cell table:formula="of:=SUM([.A$1:.A631])" office:value-type="float" office:value="147292" calcext:value-type="float">
            <text:p>147292</text:p>
          </table:table-cell>
          <table:table-cell table:formula="of:=IF([.C631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/>
          <table:table-cell table:formula="of:=SUM([.A$1:.A632])" office:value-type="float" office:value="147846" calcext:value-type="float">
            <text:p>147846</text:p>
          </table:table-cell>
          <table:table-cell table:formula="of:=IF([.C632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/>
          <table:table-cell table:formula="of:=SUM([.A$1:.A633])" office:value-type="float" office:value="148400" calcext:value-type="float">
            <text:p>148400</text:p>
          </table:table-cell>
          <table:table-cell table:formula="of:=IF([.C633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/>
          <table:table-cell table:formula="of:=SUM([.A$1:.A634])" office:value-type="float" office:value="148958" calcext:value-type="float">
            <text:p>148958</text:p>
          </table:table-cell>
          <table:table-cell table:formula="of:=IF([.C634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/>
          <table:table-cell table:formula="of:=SUM([.A$1:.A635])" office:value-type="float" office:value="149517" calcext:value-type="float">
            <text:p>149517</text:p>
          </table:table-cell>
          <table:table-cell table:formula="of:=IF([.C635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/>
          <table:table-cell table:formula="of:=SUM([.A$1:.A636])" office:value-type="float" office:value="150076" calcext:value-type="float">
            <text:p>150076</text:p>
          </table:table-cell>
          <table:table-cell table:formula="of:=IF([.C636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65" calcext:value-type="float">
            <text:p>565</text:p>
          </table:table-cell>
          <table:table-cell/>
          <table:table-cell table:formula="of:=SUM([.A$1:.A637])" office:value-type="float" office:value="150641" calcext:value-type="float">
            <text:p>150641</text:p>
          </table:table-cell>
          <table:table-cell table:formula="of:=IF([.C637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/>
          <table:table-cell table:formula="of:=SUM([.A$1:.A638])" office:value-type="float" office:value="151207" calcext:value-type="float">
            <text:p>151207</text:p>
          </table:table-cell>
          <table:table-cell table:formula="of:=IF([.C638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/>
          <table:table-cell table:formula="of:=SUM([.A$1:.A639])" office:value-type="float" office:value="151773" calcext:value-type="float">
            <text:p>151773</text:p>
          </table:table-cell>
          <table:table-cell table:formula="of:=IF([.C639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/>
          <table:table-cell table:formula="of:=SUM([.A$1:.A640])" office:value-type="float" office:value="152339" calcext:value-type="float">
            <text:p>152339</text:p>
          </table:table-cell>
          <table:table-cell table:formula="of:=IF([.C640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/>
          <table:table-cell table:formula="of:=SUM([.A$1:.A641])" office:value-type="float" office:value="152905" calcext:value-type="float">
            <text:p>152905</text:p>
          </table:table-cell>
          <table:table-cell table:formula="of:=IF([.C641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  <table:table-cell table:formula="of:=SUM([.A$1:.A642])" office:value-type="float" office:value="153475" calcext:value-type="float">
            <text:p>153475</text:p>
          </table:table-cell>
          <table:table-cell table:formula="of:=IF([.C642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  <table:table-cell table:formula="of:=SUM([.A$1:.A643])" office:value-type="float" office:value="154045" calcext:value-type="float">
            <text:p>154045</text:p>
          </table:table-cell>
          <table:table-cell table:formula="of:=IF([.C643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74" calcext:value-type="float">
            <text:p>574</text:p>
          </table:table-cell>
          <table:table-cell/>
          <table:table-cell table:formula="of:=SUM([.A$1:.A644])" office:value-type="float" office:value="154619" calcext:value-type="float">
            <text:p>154619</text:p>
          </table:table-cell>
          <table:table-cell table:formula="of:=IF([.C644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/>
          <table:table-cell table:formula="of:=SUM([.A$1:.A645])" office:value-type="float" office:value="155197" calcext:value-type="float">
            <text:p>155197</text:p>
          </table:table-cell>
          <table:table-cell table:formula="of:=IF([.C645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82" calcext:value-type="float">
            <text:p>582</text:p>
          </table:table-cell>
          <table:table-cell/>
          <table:table-cell table:formula="of:=SUM([.A$1:.A646])" office:value-type="float" office:value="155779" calcext:value-type="float">
            <text:p>155779</text:p>
          </table:table-cell>
          <table:table-cell table:formula="of:=IF([.C646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/>
          <table:table-cell table:formula="of:=SUM([.A$1:.A647])" office:value-type="float" office:value="156362" calcext:value-type="float">
            <text:p>156362</text:p>
          </table:table-cell>
          <table:table-cell table:formula="of:=IF([.C647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84" calcext:value-type="float">
            <text:p>584</text:p>
          </table:table-cell>
          <table:table-cell/>
          <table:table-cell table:formula="of:=SUM([.A$1:.A648])" office:value-type="float" office:value="156946" calcext:value-type="float">
            <text:p>156946</text:p>
          </table:table-cell>
          <table:table-cell table:formula="of:=IF([.C648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86" calcext:value-type="float">
            <text:p>586</text:p>
          </table:table-cell>
          <table:table-cell/>
          <table:table-cell table:formula="of:=SUM([.A$1:.A649])" office:value-type="float" office:value="157532" calcext:value-type="float">
            <text:p>157532</text:p>
          </table:table-cell>
          <table:table-cell table:formula="of:=IF([.C649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/>
          <table:table-cell table:formula="of:=SUM([.A$1:.A650])" office:value-type="float" office:value="158119" calcext:value-type="float">
            <text:p>158119</text:p>
          </table:table-cell>
          <table:table-cell table:formula="of:=IF([.C650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88" calcext:value-type="float">
            <text:p>588</text:p>
          </table:table-cell>
          <table:table-cell/>
          <table:table-cell table:formula="of:=SUM([.A$1:.A651])" office:value-type="float" office:value="158707" calcext:value-type="float">
            <text:p>158707</text:p>
          </table:table-cell>
          <table:table-cell table:formula="of:=IF([.C651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88" calcext:value-type="float">
            <text:p>588</text:p>
          </table:table-cell>
          <table:table-cell/>
          <table:table-cell table:formula="of:=SUM([.A$1:.A652])" office:value-type="float" office:value="159295" calcext:value-type="float">
            <text:p>159295</text:p>
          </table:table-cell>
          <table:table-cell table:formula="of:=IF([.C652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89" calcext:value-type="float">
            <text:p>589</text:p>
          </table:table-cell>
          <table:table-cell/>
          <table:table-cell table:formula="of:=SUM([.A$1:.A653])" office:value-type="float" office:value="159884" calcext:value-type="float">
            <text:p>159884</text:p>
          </table:table-cell>
          <table:table-cell table:formula="of:=IF([.C653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90" calcext:value-type="float">
            <text:p>590</text:p>
          </table:table-cell>
          <table:table-cell/>
          <table:table-cell table:formula="of:=SUM([.A$1:.A654])" office:value-type="float" office:value="160474" calcext:value-type="float">
            <text:p>160474</text:p>
          </table:table-cell>
          <table:table-cell table:formula="of:=IF([.C654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93" calcext:value-type="float">
            <text:p>593</text:p>
          </table:table-cell>
          <table:table-cell/>
          <table:table-cell table:formula="of:=SUM([.A$1:.A655])" office:value-type="float" office:value="161067" calcext:value-type="float">
            <text:p>161067</text:p>
          </table:table-cell>
          <table:table-cell table:formula="of:=IF([.C655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94" calcext:value-type="float">
            <text:p>594</text:p>
          </table:table-cell>
          <table:table-cell/>
          <table:table-cell table:formula="of:=SUM([.A$1:.A656])" office:value-type="float" office:value="161661" calcext:value-type="float">
            <text:p>161661</text:p>
          </table:table-cell>
          <table:table-cell table:formula="of:=IF([.C656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/>
          <table:table-cell table:formula="of:=SUM([.A$1:.A657])" office:value-type="float" office:value="162258" calcext:value-type="float">
            <text:p>162258</text:p>
          </table:table-cell>
          <table:table-cell table:formula="of:=IF([.C657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/>
          <table:table-cell table:formula="of:=SUM([.A$1:.A658])" office:value-type="float" office:value="162856" calcext:value-type="float">
            <text:p>162856</text:p>
          </table:table-cell>
          <table:table-cell table:formula="of:=IF([.C658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599" calcext:value-type="float">
            <text:p>599</text:p>
          </table:table-cell>
          <table:table-cell/>
          <table:table-cell table:formula="of:=SUM([.A$1:.A659])" office:value-type="float" office:value="163455" calcext:value-type="float">
            <text:p>163455</text:p>
          </table:table-cell>
          <table:table-cell table:formula="of:=IF([.C659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602" calcext:value-type="float">
            <text:p>602</text:p>
          </table:table-cell>
          <table:table-cell/>
          <table:table-cell table:formula="of:=SUM([.A$1:.A660])" office:value-type="float" office:value="164057" calcext:value-type="float">
            <text:p>164057</text:p>
          </table:table-cell>
          <table:table-cell table:formula="of:=IF([.C660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603" calcext:value-type="float">
            <text:p>603</text:p>
          </table:table-cell>
          <table:table-cell/>
          <table:table-cell table:formula="of:=SUM([.A$1:.A661])" office:value-type="float" office:value="164660" calcext:value-type="float">
            <text:p>164660</text:p>
          </table:table-cell>
          <table:table-cell table:formula="of:=IF([.C661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605" calcext:value-type="float">
            <text:p>605</text:p>
          </table:table-cell>
          <table:table-cell/>
          <table:table-cell table:formula="of:=SUM([.A$1:.A662])" office:value-type="float" office:value="165265" calcext:value-type="float">
            <text:p>165265</text:p>
          </table:table-cell>
          <table:table-cell table:formula="of:=IF([.C662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/>
          <table:table-cell table:formula="of:=SUM([.A$1:.A663])" office:value-type="float" office:value="165872" calcext:value-type="float">
            <text:p>165872</text:p>
          </table:table-cell>
          <table:table-cell table:formula="of:=IF([.C663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610" calcext:value-type="float">
            <text:p>610</text:p>
          </table:table-cell>
          <table:table-cell/>
          <table:table-cell table:formula="of:=SUM([.A$1:.A664])" office:value-type="float" office:value="166482" calcext:value-type="float">
            <text:p>166482</text:p>
          </table:table-cell>
          <table:table-cell table:formula="of:=IF([.C664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/>
          <table:table-cell table:formula="of:=SUM([.A$1:.A665])" office:value-type="float" office:value="167093" calcext:value-type="float">
            <text:p>167093</text:p>
          </table:table-cell>
          <table:table-cell table:formula="of:=IF([.C665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612" calcext:value-type="float">
            <text:p>612</text:p>
          </table:table-cell>
          <table:table-cell/>
          <table:table-cell table:formula="of:=SUM([.A$1:.A666])" office:value-type="float" office:value="167705" calcext:value-type="float">
            <text:p>167705</text:p>
          </table:table-cell>
          <table:table-cell table:formula="of:=IF([.C666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612" calcext:value-type="float">
            <text:p>612</text:p>
          </table:table-cell>
          <table:table-cell/>
          <table:table-cell table:formula="of:=SUM([.A$1:.A667])" office:value-type="float" office:value="168317" calcext:value-type="float">
            <text:p>168317</text:p>
          </table:table-cell>
          <table:table-cell table:formula="of:=IF([.C667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/>
          <table:table-cell table:formula="of:=SUM([.A$1:.A668])" office:value-type="float" office:value="168936" calcext:value-type="float">
            <text:p>168936</text:p>
          </table:table-cell>
          <table:table-cell table:formula="of:=IF([.C668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620" calcext:value-type="float">
            <text:p>620</text:p>
          </table:table-cell>
          <table:table-cell/>
          <table:table-cell table:formula="of:=SUM([.A$1:.A669])" office:value-type="float" office:value="169556" calcext:value-type="float">
            <text:p>169556</text:p>
          </table:table-cell>
          <table:table-cell table:formula="of:=IF([.C669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620" calcext:value-type="float">
            <text:p>620</text:p>
          </table:table-cell>
          <table:table-cell/>
          <table:table-cell table:formula="of:=SUM([.A$1:.A670])" office:value-type="float" office:value="170176" calcext:value-type="float">
            <text:p>170176</text:p>
          </table:table-cell>
          <table:table-cell table:formula="of:=IF([.C670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621" calcext:value-type="float">
            <text:p>621</text:p>
          </table:table-cell>
          <table:table-cell/>
          <table:table-cell table:formula="of:=SUM([.A$1:.A671])" office:value-type="float" office:value="170797" calcext:value-type="float">
            <text:p>170797</text:p>
          </table:table-cell>
          <table:table-cell table:formula="of:=IF([.C671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622" calcext:value-type="float">
            <text:p>622</text:p>
          </table:table-cell>
          <table:table-cell/>
          <table:table-cell table:formula="of:=SUM([.A$1:.A672])" office:value-type="float" office:value="171419" calcext:value-type="float">
            <text:p>171419</text:p>
          </table:table-cell>
          <table:table-cell table:formula="of:=IF([.C672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623" calcext:value-type="float">
            <text:p>623</text:p>
          </table:table-cell>
          <table:table-cell/>
          <table:table-cell table:formula="of:=SUM([.A$1:.A673])" office:value-type="float" office:value="172042" calcext:value-type="float">
            <text:p>172042</text:p>
          </table:table-cell>
          <table:table-cell table:formula="of:=IF([.C673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/>
          <table:table-cell table:formula="of:=SUM([.A$1:.A674])" office:value-type="float" office:value="172666" calcext:value-type="float">
            <text:p>172666</text:p>
          </table:table-cell>
          <table:table-cell table:formula="of:=IF([.C674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/>
          <table:table-cell table:formula="of:=SUM([.A$1:.A675])" office:value-type="float" office:value="173290" calcext:value-type="float">
            <text:p>173290</text:p>
          </table:table-cell>
          <table:table-cell table:formula="of:=IF([.C675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626" calcext:value-type="float">
            <text:p>626</text:p>
          </table:table-cell>
          <table:table-cell/>
          <table:table-cell table:formula="of:=SUM([.A$1:.A676])" office:value-type="float" office:value="173916" calcext:value-type="float">
            <text:p>173916</text:p>
          </table:table-cell>
          <table:table-cell table:formula="of:=IF([.C676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626" calcext:value-type="float">
            <text:p>626</text:p>
          </table:table-cell>
          <table:table-cell/>
          <table:table-cell table:formula="of:=SUM([.A$1:.A677])" office:value-type="float" office:value="174542" calcext:value-type="float">
            <text:p>174542</text:p>
          </table:table-cell>
          <table:table-cell table:formula="of:=IF([.C677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627" calcext:value-type="float">
            <text:p>627</text:p>
          </table:table-cell>
          <table:table-cell/>
          <table:table-cell table:formula="of:=SUM([.A$1:.A678])" office:value-type="float" office:value="175169" calcext:value-type="float">
            <text:p>175169</text:p>
          </table:table-cell>
          <table:table-cell table:formula="of:=IF([.C678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/>
          <table:table-cell table:formula="of:=SUM([.A$1:.A679])" office:value-type="float" office:value="175798" calcext:value-type="float">
            <text:p>175798</text:p>
          </table:table-cell>
          <table:table-cell table:formula="of:=IF([.C679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/>
          <table:table-cell table:formula="of:=SUM([.A$1:.A680])" office:value-type="float" office:value="176427" calcext:value-type="float">
            <text:p>176427</text:p>
          </table:table-cell>
          <table:table-cell table:formula="of:=IF([.C680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/>
          <table:table-cell table:formula="of:=SUM([.A$1:.A681])" office:value-type="float" office:value="177056" calcext:value-type="float">
            <text:p>177056</text:p>
          </table:table-cell>
          <table:table-cell table:formula="of:=IF([.C681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630" calcext:value-type="float">
            <text:p>630</text:p>
          </table:table-cell>
          <table:table-cell/>
          <table:table-cell table:formula="of:=SUM([.A$1:.A682])" office:value-type="float" office:value="177686" calcext:value-type="float">
            <text:p>177686</text:p>
          </table:table-cell>
          <table:table-cell table:formula="of:=IF([.C682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630" calcext:value-type="float">
            <text:p>630</text:p>
          </table:table-cell>
          <table:table-cell/>
          <table:table-cell table:formula="of:=SUM([.A$1:.A683])" office:value-type="float" office:value="178316" calcext:value-type="float">
            <text:p>178316</text:p>
          </table:table-cell>
          <table:table-cell table:formula="of:=IF([.C683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633" calcext:value-type="float">
            <text:p>633</text:p>
          </table:table-cell>
          <table:table-cell/>
          <table:table-cell table:formula="of:=SUM([.A$1:.A684])" office:value-type="float" office:value="178949" calcext:value-type="float">
            <text:p>178949</text:p>
          </table:table-cell>
          <table:table-cell table:formula="of:=IF([.C684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637" calcext:value-type="float">
            <text:p>637</text:p>
          </table:table-cell>
          <table:table-cell/>
          <table:table-cell table:formula="of:=SUM([.A$1:.A685])" office:value-type="float" office:value="179586" calcext:value-type="float">
            <text:p>179586</text:p>
          </table:table-cell>
          <table:table-cell table:formula="of:=IF([.C685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638" calcext:value-type="float">
            <text:p>638</text:p>
          </table:table-cell>
          <table:table-cell/>
          <table:table-cell table:formula="of:=SUM([.A$1:.A686])" office:value-type="float" office:value="180224" calcext:value-type="float">
            <text:p>180224</text:p>
          </table:table-cell>
          <table:table-cell table:formula="of:=IF([.C686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638" calcext:value-type="float">
            <text:p>638</text:p>
          </table:table-cell>
          <table:table-cell/>
          <table:table-cell table:formula="of:=SUM([.A$1:.A687])" office:value-type="float" office:value="180862" calcext:value-type="float">
            <text:p>180862</text:p>
          </table:table-cell>
          <table:table-cell table:formula="of:=IF([.C687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640" calcext:value-type="float">
            <text:p>640</text:p>
          </table:table-cell>
          <table:table-cell/>
          <table:table-cell table:formula="of:=SUM([.A$1:.A688])" office:value-type="float" office:value="181502" calcext:value-type="float">
            <text:p>181502</text:p>
          </table:table-cell>
          <table:table-cell table:formula="of:=IF([.C688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642" calcext:value-type="float">
            <text:p>642</text:p>
          </table:table-cell>
          <table:table-cell/>
          <table:table-cell table:formula="of:=SUM([.A$1:.A689])" office:value-type="float" office:value="182144" calcext:value-type="float">
            <text:p>182144</text:p>
          </table:table-cell>
          <table:table-cell table:formula="of:=IF([.C689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642" calcext:value-type="float">
            <text:p>642</text:p>
          </table:table-cell>
          <table:table-cell/>
          <table:table-cell table:formula="of:=SUM([.A$1:.A690])" office:value-type="float" office:value="182786" calcext:value-type="float">
            <text:p>182786</text:p>
          </table:table-cell>
          <table:table-cell table:formula="of:=IF([.C690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643" calcext:value-type="float">
            <text:p>643</text:p>
          </table:table-cell>
          <table:table-cell/>
          <table:table-cell table:formula="of:=SUM([.A$1:.A691])" office:value-type="float" office:value="183429" calcext:value-type="float">
            <text:p>183429</text:p>
          </table:table-cell>
          <table:table-cell table:formula="of:=IF([.C691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645" calcext:value-type="float">
            <text:p>645</text:p>
          </table:table-cell>
          <table:table-cell/>
          <table:table-cell table:formula="of:=SUM([.A$1:.A692])" office:value-type="float" office:value="184074" calcext:value-type="float">
            <text:p>184074</text:p>
          </table:table-cell>
          <table:table-cell table:formula="of:=IF([.C692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645" calcext:value-type="float">
            <text:p>645</text:p>
          </table:table-cell>
          <table:table-cell/>
          <table:table-cell table:formula="of:=SUM([.A$1:.A693])" office:value-type="float" office:value="184719" calcext:value-type="float">
            <text:p>184719</text:p>
          </table:table-cell>
          <table:table-cell table:formula="of:=IF([.C693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645" calcext:value-type="float">
            <text:p>645</text:p>
          </table:table-cell>
          <table:table-cell/>
          <table:table-cell table:formula="of:=SUM([.A$1:.A694])" office:value-type="float" office:value="185364" calcext:value-type="float">
            <text:p>185364</text:p>
          </table:table-cell>
          <table:table-cell table:formula="of:=IF([.C694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648" calcext:value-type="float">
            <text:p>648</text:p>
          </table:table-cell>
          <table:table-cell/>
          <table:table-cell table:formula="of:=SUM([.A$1:.A695])" office:value-type="float" office:value="186012" calcext:value-type="float">
            <text:p>186012</text:p>
          </table:table-cell>
          <table:table-cell table:formula="of:=IF([.C695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649" calcext:value-type="float">
            <text:p>649</text:p>
          </table:table-cell>
          <table:table-cell/>
          <table:table-cell table:formula="of:=SUM([.A$1:.A696])" office:value-type="float" office:value="186661" calcext:value-type="float">
            <text:p>186661</text:p>
          </table:table-cell>
          <table:table-cell table:formula="of:=IF([.C696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663" calcext:value-type="float">
            <text:p>663</text:p>
          </table:table-cell>
          <table:table-cell/>
          <table:table-cell table:formula="of:=SUM([.A$1:.A697])" office:value-type="float" office:value="187324" calcext:value-type="float">
            <text:p>187324</text:p>
          </table:table-cell>
          <table:table-cell table:formula="of:=IF([.C697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673" calcext:value-type="float">
            <text:p>673</text:p>
          </table:table-cell>
          <table:table-cell/>
          <table:table-cell table:formula="of:=SUM([.A$1:.A698])" office:value-type="float" office:value="187997" calcext:value-type="float">
            <text:p>187997</text:p>
          </table:table-cell>
          <table:table-cell table:formula="of:=IF([.C698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681" calcext:value-type="float">
            <text:p>681</text:p>
          </table:table-cell>
          <table:table-cell/>
          <table:table-cell table:formula="of:=SUM([.A$1:.A699])" office:value-type="float" office:value="188678" calcext:value-type="float">
            <text:p>188678</text:p>
          </table:table-cell>
          <table:table-cell table:formula="of:=IF([.C699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698" calcext:value-type="float">
            <text:p>698</text:p>
          </table:table-cell>
          <table:table-cell/>
          <table:table-cell table:formula="of:=SUM([.A$1:.A700])" office:value-type="float" office:value="189376" calcext:value-type="float">
            <text:p>189376</text:p>
          </table:table-cell>
          <table:table-cell table:formula="of:=IF([.C700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698" calcext:value-type="float">
            <text:p>698</text:p>
          </table:table-cell>
          <table:table-cell/>
          <table:table-cell table:formula="of:=SUM([.A$1:.A701])" office:value-type="float" office:value="190074" calcext:value-type="float">
            <text:p>190074</text:p>
          </table:table-cell>
          <table:table-cell table:formula="of:=IF([.C701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/>
          <table:table-cell table:formula="of:=SUM([.A$1:.A702])" office:value-type="float" office:value="190774" calcext:value-type="float">
            <text:p>190774</text:p>
          </table:table-cell>
          <table:table-cell table:formula="of:=IF([.C702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707" calcext:value-type="float">
            <text:p>707</text:p>
          </table:table-cell>
          <table:table-cell/>
          <table:table-cell table:formula="of:=SUM([.A$1:.A703])" office:value-type="float" office:value="191481" calcext:value-type="float">
            <text:p>191481</text:p>
          </table:table-cell>
          <table:table-cell table:formula="of:=IF([.C703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728" calcext:value-type="float">
            <text:p>728</text:p>
          </table:table-cell>
          <table:table-cell/>
          <table:table-cell table:formula="of:=SUM([.A$1:.A704])" office:value-type="float" office:value="192209" calcext:value-type="float">
            <text:p>192209</text:p>
          </table:table-cell>
          <table:table-cell table:formula="of:=IF([.C704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742" calcext:value-type="float">
            <text:p>742</text:p>
          </table:table-cell>
          <table:table-cell/>
          <table:table-cell table:formula="of:=SUM([.A$1:.A705])" office:value-type="float" office:value="192951" calcext:value-type="float">
            <text:p>192951</text:p>
          </table:table-cell>
          <table:table-cell table:formula="of:=IF([.C705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744" calcext:value-type="float">
            <text:p>744</text:p>
          </table:table-cell>
          <table:table-cell/>
          <table:table-cell table:formula="of:=SUM([.A$1:.A706])" office:value-type="float" office:value="193695" calcext:value-type="float">
            <text:p>193695</text:p>
          </table:table-cell>
          <table:table-cell table:formula="of:=IF([.C706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758" calcext:value-type="float">
            <text:p>758</text:p>
          </table:table-cell>
          <table:table-cell/>
          <table:table-cell table:formula="of:=SUM([.A$1:.A707])" office:value-type="float" office:value="194453" calcext:value-type="float">
            <text:p>194453</text:p>
          </table:table-cell>
          <table:table-cell table:formula="of:=IF([.C707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759" calcext:value-type="float">
            <text:p>759</text:p>
          </table:table-cell>
          <table:table-cell/>
          <table:table-cell table:formula="of:=SUM([.A$1:.A708])" office:value-type="float" office:value="195212" calcext:value-type="float">
            <text:p>195212</text:p>
          </table:table-cell>
          <table:table-cell table:formula="of:=IF([.C708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768" calcext:value-type="float">
            <text:p>768</text:p>
          </table:table-cell>
          <table:table-cell/>
          <table:table-cell table:formula="of:=SUM([.A$1:.A709])" office:value-type="float" office:value="195980" calcext:value-type="float">
            <text:p>195980</text:p>
          </table:table-cell>
          <table:table-cell table:formula="of:=IF([.C709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772" calcext:value-type="float">
            <text:p>772</text:p>
          </table:table-cell>
          <table:table-cell/>
          <table:table-cell table:formula="of:=SUM([.A$1:.A710])" office:value-type="float" office:value="196752" calcext:value-type="float">
            <text:p>196752</text:p>
          </table:table-cell>
          <table:table-cell table:formula="of:=IF([.C710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798" calcext:value-type="float">
            <text:p>798</text:p>
          </table:table-cell>
          <table:table-cell/>
          <table:table-cell table:formula="of:=SUM([.A$1:.A711])" office:value-type="float" office:value="197550" calcext:value-type="float">
            <text:p>197550</text:p>
          </table:table-cell>
          <table:table-cell table:formula="of:=IF([.C711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810" calcext:value-type="float">
            <text:p>810</text:p>
          </table:table-cell>
          <table:table-cell/>
          <table:table-cell table:formula="of:=SUM([.A$1:.A712])" office:value-type="float" office:value="198360" calcext:value-type="float">
            <text:p>198360</text:p>
          </table:table-cell>
          <table:table-cell table:formula="of:=IF([.C712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812" calcext:value-type="float">
            <text:p>812</text:p>
          </table:table-cell>
          <table:table-cell/>
          <table:table-cell table:formula="of:=SUM([.A$1:.A713])" office:value-type="float" office:value="199172" calcext:value-type="float">
            <text:p>199172</text:p>
          </table:table-cell>
          <table:table-cell table:formula="of:=IF([.C713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812" calcext:value-type="float">
            <text:p>812</text:p>
          </table:table-cell>
          <table:table-cell/>
          <table:table-cell table:formula="of:=SUM([.A$1:.A714])" office:value-type="float" office:value="199984" calcext:value-type="float">
            <text:p>199984</text:p>
          </table:table-cell>
          <table:table-cell table:formula="of:=IF([.C714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820" calcext:value-type="float">
            <text:p>820</text:p>
          </table:table-cell>
          <table:table-cell/>
          <table:table-cell table:formula="of:=SUM([.A$1:.A715])" office:value-type="float" office:value="200804" calcext:value-type="float">
            <text:p>200804</text:p>
          </table:table-cell>
          <table:table-cell table:formula="of:=IF([.C715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827" calcext:value-type="float">
            <text:p>827</text:p>
          </table:table-cell>
          <table:table-cell/>
          <table:table-cell table:formula="of:=SUM([.A$1:.A716])" office:value-type="float" office:value="201631" calcext:value-type="float">
            <text:p>201631</text:p>
          </table:table-cell>
          <table:table-cell table:formula="of:=IF([.C716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831" calcext:value-type="float">
            <text:p>831</text:p>
          </table:table-cell>
          <table:table-cell/>
          <table:table-cell table:formula="of:=SUM([.A$1:.A717])" office:value-type="float" office:value="202462" calcext:value-type="float">
            <text:p>202462</text:p>
          </table:table-cell>
          <table:table-cell table:formula="of:=IF([.C717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/>
          <table:table-cell table:formula="of:=SUM([.A$1:.A718])" office:value-type="float" office:value="203312" calcext:value-type="float">
            <text:p>203312</text:p>
          </table:table-cell>
          <table:table-cell table:formula="of:=IF([.C718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/>
          <table:table-cell table:formula="of:=SUM([.A$1:.A719])" office:value-type="float" office:value="204162" calcext:value-type="float">
            <text:p>204162</text:p>
          </table:table-cell>
          <table:table-cell table:formula="of:=IF([.C719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857" calcext:value-type="float">
            <text:p>857</text:p>
          </table:table-cell>
          <table:table-cell/>
          <table:table-cell table:formula="of:=SUM([.A$1:.A720])" office:value-type="float" office:value="205019" calcext:value-type="float">
            <text:p>205019</text:p>
          </table:table-cell>
          <table:table-cell table:formula="of:=IF([.C720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869" calcext:value-type="float">
            <text:p>869</text:p>
          </table:table-cell>
          <table:table-cell/>
          <table:table-cell table:formula="of:=SUM([.A$1:.A721])" office:value-type="float" office:value="205888" calcext:value-type="float">
            <text:p>205888</text:p>
          </table:table-cell>
          <table:table-cell table:formula="of:=IF([.C721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871" calcext:value-type="float">
            <text:p>871</text:p>
          </table:table-cell>
          <table:table-cell/>
          <table:table-cell table:formula="of:=SUM([.A$1:.A722])" office:value-type="float" office:value="206759" calcext:value-type="float">
            <text:p>206759</text:p>
          </table:table-cell>
          <table:table-cell table:formula="of:=IF([.C722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879" calcext:value-type="float">
            <text:p>879</text:p>
          </table:table-cell>
          <table:table-cell/>
          <table:table-cell table:formula="of:=SUM([.A$1:.A723])" office:value-type="float" office:value="207638" calcext:value-type="float">
            <text:p>207638</text:p>
          </table:table-cell>
          <table:table-cell table:formula="of:=IF([.C723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910" calcext:value-type="float">
            <text:p>910</text:p>
          </table:table-cell>
          <table:table-cell/>
          <table:table-cell table:formula="of:=SUM([.A$1:.A724])" office:value-type="float" office:value="208548" calcext:value-type="float">
            <text:p>208548</text:p>
          </table:table-cell>
          <table:table-cell table:formula="of:=IF([.C724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910" calcext:value-type="float">
            <text:p>910</text:p>
          </table:table-cell>
          <table:table-cell/>
          <table:table-cell table:formula="of:=SUM([.A$1:.A725])" office:value-type="float" office:value="209458" calcext:value-type="float">
            <text:p>209458</text:p>
          </table:table-cell>
          <table:table-cell table:formula="of:=IF([.C725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928" calcext:value-type="float">
            <text:p>928</text:p>
          </table:table-cell>
          <table:table-cell/>
          <table:table-cell table:formula="of:=SUM([.A$1:.A726])" office:value-type="float" office:value="210386" calcext:value-type="float">
            <text:p>210386</text:p>
          </table:table-cell>
          <table:table-cell table:formula="of:=IF([.C726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931" calcext:value-type="float">
            <text:p>931</text:p>
          </table:table-cell>
          <table:table-cell/>
          <table:table-cell table:formula="of:=SUM([.A$1:.A727])" office:value-type="float" office:value="211317" calcext:value-type="float">
            <text:p>211317</text:p>
          </table:table-cell>
          <table:table-cell table:formula="of:=IF([.C727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940" calcext:value-type="float">
            <text:p>940</text:p>
          </table:table-cell>
          <table:table-cell/>
          <table:table-cell table:formula="of:=SUM([.A$1:.A728])" office:value-type="float" office:value="212257" calcext:value-type="float">
            <text:p>212257</text:p>
          </table:table-cell>
          <table:table-cell table:formula="of:=IF([.C728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947" calcext:value-type="float">
            <text:p>947</text:p>
          </table:table-cell>
          <table:table-cell/>
          <table:table-cell table:formula="of:=SUM([.A$1:.A729])" office:value-type="float" office:value="213204" calcext:value-type="float">
            <text:p>213204</text:p>
          </table:table-cell>
          <table:table-cell table:formula="of:=IF([.C729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949" calcext:value-type="float">
            <text:p>949</text:p>
          </table:table-cell>
          <table:table-cell/>
          <table:table-cell table:formula="of:=SUM([.A$1:.A730])" office:value-type="float" office:value="214153" calcext:value-type="float">
            <text:p>214153</text:p>
          </table:table-cell>
          <table:table-cell table:formula="of:=IF([.C730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959" calcext:value-type="float">
            <text:p>959</text:p>
          </table:table-cell>
          <table:table-cell/>
          <table:table-cell table:formula="of:=SUM([.A$1:.A731])" office:value-type="float" office:value="215112" calcext:value-type="float">
            <text:p>215112</text:p>
          </table:table-cell>
          <table:table-cell table:formula="of:=IF([.C731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965" calcext:value-type="float">
            <text:p>965</text:p>
          </table:table-cell>
          <table:table-cell/>
          <table:table-cell table:formula="of:=SUM([.A$1:.A732])" office:value-type="float" office:value="216077" calcext:value-type="float">
            <text:p>216077</text:p>
          </table:table-cell>
          <table:table-cell table:formula="of:=IF([.C732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975" calcext:value-type="float">
            <text:p>975</text:p>
          </table:table-cell>
          <table:table-cell/>
          <table:table-cell table:formula="of:=SUM([.A$1:.A733])" office:value-type="float" office:value="217052" calcext:value-type="float">
            <text:p>217052</text:p>
          </table:table-cell>
          <table:table-cell table:formula="of:=IF([.C733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980" calcext:value-type="float">
            <text:p>980</text:p>
          </table:table-cell>
          <table:table-cell/>
          <table:table-cell table:formula="of:=SUM([.A$1:.A734])" office:value-type="float" office:value="218032" calcext:value-type="float">
            <text:p>218032</text:p>
          </table:table-cell>
          <table:table-cell table:formula="of:=IF([.C734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988" calcext:value-type="float">
            <text:p>988</text:p>
          </table:table-cell>
          <table:table-cell/>
          <table:table-cell table:formula="of:=SUM([.A$1:.A735])" office:value-type="float" office:value="219020" calcext:value-type="float">
            <text:p>219020</text:p>
          </table:table-cell>
          <table:table-cell table:formula="of:=IF([.C735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992" calcext:value-type="float">
            <text:p>992</text:p>
          </table:table-cell>
          <table:table-cell/>
          <table:table-cell table:formula="of:=SUM([.A$1:.A736])" office:value-type="float" office:value="220012" calcext:value-type="float">
            <text:p>220012</text:p>
          </table:table-cell>
          <table:table-cell table:formula="of:=IF([.C736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999" calcext:value-type="float">
            <text:p>999</text:p>
          </table:table-cell>
          <table:table-cell/>
          <table:table-cell table:formula="of:=SUM([.A$1:.A737])" office:value-type="float" office:value="221011" calcext:value-type="float">
            <text:p>221011</text:p>
          </table:table-cell>
          <table:table-cell table:formula="of:=IF([.C737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056" calcext:value-type="float">
            <text:p>1056</text:p>
          </table:table-cell>
          <table:table-cell/>
          <table:table-cell table:formula="of:=SUM([.A$1:.A738])" office:value-type="float" office:value="222067" calcext:value-type="float">
            <text:p>222067</text:p>
          </table:table-cell>
          <table:table-cell table:formula="of:=IF([.C738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061" calcext:value-type="float">
            <text:p>1061</text:p>
          </table:table-cell>
          <table:table-cell/>
          <table:table-cell table:formula="of:=SUM([.A$1:.A739])" office:value-type="float" office:value="223128" calcext:value-type="float">
            <text:p>223128</text:p>
          </table:table-cell>
          <table:table-cell table:formula="of:=IF([.C739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061" calcext:value-type="float">
            <text:p>1061</text:p>
          </table:table-cell>
          <table:table-cell/>
          <table:table-cell table:formula="of:=SUM([.A$1:.A740])" office:value-type="float" office:value="224189" calcext:value-type="float">
            <text:p>224189</text:p>
          </table:table-cell>
          <table:table-cell table:formula="of:=IF([.C740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072" calcext:value-type="float">
            <text:p>1072</text:p>
          </table:table-cell>
          <table:table-cell/>
          <table:table-cell table:formula="of:=SUM([.A$1:.A741])" office:value-type="float" office:value="225261" calcext:value-type="float">
            <text:p>225261</text:p>
          </table:table-cell>
          <table:table-cell table:formula="of:=IF([.C741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100" calcext:value-type="float">
            <text:p>1100</text:p>
          </table:table-cell>
          <table:table-cell/>
          <table:table-cell table:formula="of:=SUM([.A$1:.A742])" office:value-type="float" office:value="226361" calcext:value-type="float">
            <text:p>226361</text:p>
          </table:table-cell>
          <table:table-cell table:formula="of:=IF([.C742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126" calcext:value-type="float">
            <text:p>1126</text:p>
          </table:table-cell>
          <table:table-cell/>
          <table:table-cell table:formula="of:=SUM([.A$1:.A743])" office:value-type="float" office:value="227487" calcext:value-type="float">
            <text:p>227487</text:p>
          </table:table-cell>
          <table:table-cell table:formula="of:=IF([.C743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160" calcext:value-type="float">
            <text:p>1160</text:p>
          </table:table-cell>
          <table:table-cell/>
          <table:table-cell table:formula="of:=SUM([.A$1:.A744])" office:value-type="float" office:value="228647" calcext:value-type="float">
            <text:p>228647</text:p>
          </table:table-cell>
          <table:table-cell table:formula="of:=IF([.C744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171" calcext:value-type="float">
            <text:p>1171</text:p>
          </table:table-cell>
          <table:table-cell/>
          <table:table-cell table:formula="of:=SUM([.A$1:.A745])" office:value-type="float" office:value="229818" calcext:value-type="float">
            <text:p>229818</text:p>
          </table:table-cell>
          <table:table-cell table:formula="of:=IF([.C745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172" calcext:value-type="float">
            <text:p>1172</text:p>
          </table:table-cell>
          <table:table-cell/>
          <table:table-cell table:formula="of:=SUM([.A$1:.A746])" office:value-type="float" office:value="230990" calcext:value-type="float">
            <text:p>230990</text:p>
          </table:table-cell>
          <table:table-cell table:formula="of:=IF([.C746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174" calcext:value-type="float">
            <text:p>1174</text:p>
          </table:table-cell>
          <table:table-cell/>
          <table:table-cell table:formula="of:=SUM([.A$1:.A747])" office:value-type="float" office:value="232164" calcext:value-type="float">
            <text:p>232164</text:p>
          </table:table-cell>
          <table:table-cell table:formula="of:=IF([.C747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174" calcext:value-type="float">
            <text:p>1174</text:p>
          </table:table-cell>
          <table:table-cell/>
          <table:table-cell table:formula="of:=SUM([.A$1:.A748])" office:value-type="float" office:value="233338" calcext:value-type="float">
            <text:p>233338</text:p>
          </table:table-cell>
          <table:table-cell table:formula="of:=IF([.C748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192" calcext:value-type="float">
            <text:p>1192</text:p>
          </table:table-cell>
          <table:table-cell/>
          <table:table-cell table:formula="of:=SUM([.A$1:.A749])" office:value-type="float" office:value="234530" calcext:value-type="float">
            <text:p>234530</text:p>
          </table:table-cell>
          <table:table-cell table:formula="of:=IF([.C749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221" calcext:value-type="float">
            <text:p>1221</text:p>
          </table:table-cell>
          <table:table-cell/>
          <table:table-cell table:formula="of:=SUM([.A$1:.A750])" office:value-type="float" office:value="235751" calcext:value-type="float">
            <text:p>235751</text:p>
          </table:table-cell>
          <table:table-cell table:formula="of:=IF([.C750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221" calcext:value-type="float">
            <text:p>1221</text:p>
          </table:table-cell>
          <table:table-cell/>
          <table:table-cell table:formula="of:=SUM([.A$1:.A751])" office:value-type="float" office:value="236972" calcext:value-type="float">
            <text:p>236972</text:p>
          </table:table-cell>
          <table:table-cell table:formula="of:=IF([.C751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239" calcext:value-type="float">
            <text:p>1239</text:p>
          </table:table-cell>
          <table:table-cell/>
          <table:table-cell table:formula="of:=SUM([.A$1:.A752])" office:value-type="float" office:value="238211" calcext:value-type="float">
            <text:p>238211</text:p>
          </table:table-cell>
          <table:table-cell table:formula="of:=IF([.C752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242" calcext:value-type="float">
            <text:p>1242</text:p>
          </table:table-cell>
          <table:table-cell/>
          <table:table-cell table:formula="of:=SUM([.A$1:.A753])" office:value-type="float" office:value="239453" calcext:value-type="float">
            <text:p>239453</text:p>
          </table:table-cell>
          <table:table-cell table:formula="of:=IF([.C753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243" calcext:value-type="float">
            <text:p>1243</text:p>
          </table:table-cell>
          <table:table-cell/>
          <table:table-cell table:formula="of:=SUM([.A$1:.A754])" office:value-type="float" office:value="240696" calcext:value-type="float">
            <text:p>240696</text:p>
          </table:table-cell>
          <table:table-cell table:formula="of:=IF([.C754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252" calcext:value-type="float">
            <text:p>1252</text:p>
          </table:table-cell>
          <table:table-cell/>
          <table:table-cell table:formula="of:=SUM([.A$1:.A755])" office:value-type="float" office:value="241948" calcext:value-type="float">
            <text:p>241948</text:p>
          </table:table-cell>
          <table:table-cell table:formula="of:=IF([.C755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265" calcext:value-type="float">
            <text:p>1265</text:p>
          </table:table-cell>
          <table:table-cell/>
          <table:table-cell table:formula="of:=SUM([.A$1:.A756])" office:value-type="float" office:value="243213" calcext:value-type="float">
            <text:p>243213</text:p>
          </table:table-cell>
          <table:table-cell table:formula="of:=IF([.C756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291" calcext:value-type="float">
            <text:p>1291</text:p>
          </table:table-cell>
          <table:table-cell/>
          <table:table-cell table:formula="of:=SUM([.A$1:.A757])" office:value-type="float" office:value="244504" calcext:value-type="float">
            <text:p>244504</text:p>
          </table:table-cell>
          <table:table-cell table:formula="of:=IF([.C757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311" calcext:value-type="float">
            <text:p>1311</text:p>
          </table:table-cell>
          <table:table-cell/>
          <table:table-cell table:formula="of:=SUM([.A$1:.A758])" office:value-type="float" office:value="245815" calcext:value-type="float">
            <text:p>245815</text:p>
          </table:table-cell>
          <table:table-cell table:formula="of:=IF([.C758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312" calcext:value-type="float">
            <text:p>1312</text:p>
          </table:table-cell>
          <table:table-cell/>
          <table:table-cell table:formula="of:=SUM([.A$1:.A759])" office:value-type="float" office:value="247127" calcext:value-type="float">
            <text:p>247127</text:p>
          </table:table-cell>
          <table:table-cell table:formula="of:=IF([.C759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329" calcext:value-type="float">
            <text:p>1329</text:p>
          </table:table-cell>
          <table:table-cell/>
          <table:table-cell table:formula="of:=SUM([.A$1:.A760])" office:value-type="float" office:value="248456" calcext:value-type="float">
            <text:p>248456</text:p>
          </table:table-cell>
          <table:table-cell table:formula="of:=IF([.C760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333" calcext:value-type="float">
            <text:p>1333</text:p>
          </table:table-cell>
          <table:table-cell/>
          <table:table-cell table:formula="of:=SUM([.A$1:.A761])" office:value-type="float" office:value="249789" calcext:value-type="float">
            <text:p>249789</text:p>
          </table:table-cell>
          <table:table-cell table:formula="of:=IF([.C761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334" calcext:value-type="float">
            <text:p>1334</text:p>
          </table:table-cell>
          <table:table-cell/>
          <table:table-cell table:formula="of:=SUM([.A$1:.A762])" office:value-type="float" office:value="251123" calcext:value-type="float">
            <text:p>251123</text:p>
          </table:table-cell>
          <table:table-cell table:formula="of:=IF([.C762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343" calcext:value-type="float">
            <text:p>1343</text:p>
          </table:table-cell>
          <table:table-cell/>
          <table:table-cell table:formula="of:=SUM([.A$1:.A763])" office:value-type="float" office:value="252466" calcext:value-type="float">
            <text:p>252466</text:p>
          </table:table-cell>
          <table:table-cell table:formula="of:=IF([.C763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353" calcext:value-type="float">
            <text:p>1353</text:p>
          </table:table-cell>
          <table:table-cell/>
          <table:table-cell table:formula="of:=SUM([.A$1:.A764])" office:value-type="float" office:value="253819" calcext:value-type="float">
            <text:p>253819</text:p>
          </table:table-cell>
          <table:table-cell table:formula="of:=IF([.C764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395" calcext:value-type="float">
            <text:p>1395</text:p>
          </table:table-cell>
          <table:table-cell/>
          <table:table-cell table:formula="of:=SUM([.A$1:.A765])" office:value-type="float" office:value="255214" calcext:value-type="float">
            <text:p>255214</text:p>
          </table:table-cell>
          <table:table-cell table:formula="of:=IF([.C765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420" calcext:value-type="float">
            <text:p>1420</text:p>
          </table:table-cell>
          <table:table-cell/>
          <table:table-cell table:formula="of:=SUM([.A$1:.A766])" office:value-type="float" office:value="256634" calcext:value-type="float">
            <text:p>256634</text:p>
          </table:table-cell>
          <table:table-cell table:formula="of:=IF([.C766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434" calcext:value-type="float">
            <text:p>1434</text:p>
          </table:table-cell>
          <table:table-cell/>
          <table:table-cell table:formula="of:=SUM([.A$1:.A767])" office:value-type="float" office:value="258068" calcext:value-type="float">
            <text:p>258068</text:p>
          </table:table-cell>
          <table:table-cell table:formula="of:=IF([.C767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447" calcext:value-type="float">
            <text:p>1447</text:p>
          </table:table-cell>
          <table:table-cell/>
          <table:table-cell table:formula="of:=SUM([.A$1:.A768])" office:value-type="float" office:value="259515" calcext:value-type="float">
            <text:p>259515</text:p>
          </table:table-cell>
          <table:table-cell table:formula="of:=IF([.C768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451" calcext:value-type="float">
            <text:p>1451</text:p>
          </table:table-cell>
          <table:table-cell/>
          <table:table-cell table:formula="of:=SUM([.A$1:.A769])" office:value-type="float" office:value="260966" calcext:value-type="float">
            <text:p>260966</text:p>
          </table:table-cell>
          <table:table-cell table:formula="of:=IF([.C769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453" calcext:value-type="float">
            <text:p>1453</text:p>
          </table:table-cell>
          <table:table-cell/>
          <table:table-cell table:formula="of:=SUM([.A$1:.A770])" office:value-type="float" office:value="262419" calcext:value-type="float">
            <text:p>262419</text:p>
          </table:table-cell>
          <table:table-cell table:formula="of:=IF([.C770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462" calcext:value-type="float">
            <text:p>1462</text:p>
          </table:table-cell>
          <table:table-cell/>
          <table:table-cell table:formula="of:=SUM([.A$1:.A771])" office:value-type="float" office:value="263881" calcext:value-type="float">
            <text:p>263881</text:p>
          </table:table-cell>
          <table:table-cell table:formula="of:=IF([.C771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467" calcext:value-type="float">
            <text:p>1467</text:p>
          </table:table-cell>
          <table:table-cell/>
          <table:table-cell table:formula="of:=SUM([.A$1:.A772])" office:value-type="float" office:value="265348" calcext:value-type="float">
            <text:p>265348</text:p>
          </table:table-cell>
          <table:table-cell table:formula="of:=IF([.C772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474" calcext:value-type="float">
            <text:p>1474</text:p>
          </table:table-cell>
          <table:table-cell/>
          <table:table-cell table:formula="of:=SUM([.A$1:.A773])" office:value-type="float" office:value="266822" calcext:value-type="float">
            <text:p>266822</text:p>
          </table:table-cell>
          <table:table-cell table:formula="of:=IF([.C773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499" calcext:value-type="float">
            <text:p>1499</text:p>
          </table:table-cell>
          <table:table-cell/>
          <table:table-cell table:formula="of:=SUM([.A$1:.A774])" office:value-type="float" office:value="268321" calcext:value-type="float">
            <text:p>268321</text:p>
          </table:table-cell>
          <table:table-cell table:formula="of:=IF([.C774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501" calcext:value-type="float">
            <text:p>1501</text:p>
          </table:table-cell>
          <table:table-cell/>
          <table:table-cell table:formula="of:=SUM([.A$1:.A775])" office:value-type="float" office:value="269822" calcext:value-type="float">
            <text:p>269822</text:p>
          </table:table-cell>
          <table:table-cell table:formula="of:=IF([.C775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501" calcext:value-type="float">
            <text:p>1501</text:p>
          </table:table-cell>
          <table:table-cell/>
          <table:table-cell table:formula="of:=SUM([.A$1:.A776])" office:value-type="float" office:value="271323" calcext:value-type="float">
            <text:p>271323</text:p>
          </table:table-cell>
          <table:table-cell table:formula="of:=IF([.C776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512" calcext:value-type="float">
            <text:p>1512</text:p>
          </table:table-cell>
          <table:table-cell/>
          <table:table-cell table:formula="of:=SUM([.A$1:.A777])" office:value-type="float" office:value="272835" calcext:value-type="float">
            <text:p>272835</text:p>
          </table:table-cell>
          <table:table-cell table:formula="of:=IF([.C777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516" calcext:value-type="float">
            <text:p>1516</text:p>
          </table:table-cell>
          <table:table-cell/>
          <table:table-cell table:formula="of:=SUM([.A$1:.A778])" office:value-type="float" office:value="274351" calcext:value-type="float">
            <text:p>274351</text:p>
          </table:table-cell>
          <table:table-cell table:formula="of:=IF([.C778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524" calcext:value-type="float">
            <text:p>1524</text:p>
          </table:table-cell>
          <table:table-cell/>
          <table:table-cell table:formula="of:=SUM([.A$1:.A779])" office:value-type="float" office:value="275875" calcext:value-type="float">
            <text:p>275875</text:p>
          </table:table-cell>
          <table:table-cell table:formula="of:=IF([.C779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590" calcext:value-type="float">
            <text:p>1590</text:p>
          </table:table-cell>
          <table:table-cell/>
          <table:table-cell table:formula="of:=SUM([.A$1:.A780])" office:value-type="float" office:value="277465" calcext:value-type="float">
            <text:p>277465</text:p>
          </table:table-cell>
          <table:table-cell table:formula="of:=IF([.C780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604" calcext:value-type="float">
            <text:p>1604</text:p>
          </table:table-cell>
          <table:table-cell/>
          <table:table-cell table:formula="of:=SUM([.A$1:.A781])" office:value-type="float" office:value="279069" calcext:value-type="float">
            <text:p>279069</text:p>
          </table:table-cell>
          <table:table-cell table:formula="of:=IF([.C781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623" calcext:value-type="float">
            <text:p>1623</text:p>
          </table:table-cell>
          <table:table-cell/>
          <table:table-cell table:formula="of:=SUM([.A$1:.A782])" office:value-type="float" office:value="280692" calcext:value-type="float">
            <text:p>280692</text:p>
          </table:table-cell>
          <table:table-cell table:formula="of:=IF([.C782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634" calcext:value-type="float">
            <text:p>1634</text:p>
          </table:table-cell>
          <table:table-cell/>
          <table:table-cell table:formula="of:=SUM([.A$1:.A783])" office:value-type="float" office:value="282326" calcext:value-type="float">
            <text:p>282326</text:p>
          </table:table-cell>
          <table:table-cell table:formula="of:=IF([.C783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653" calcext:value-type="float">
            <text:p>1653</text:p>
          </table:table-cell>
          <table:table-cell/>
          <table:table-cell table:formula="of:=SUM([.A$1:.A784])" office:value-type="float" office:value="283979" calcext:value-type="float">
            <text:p>283979</text:p>
          </table:table-cell>
          <table:table-cell table:formula="of:=IF([.C784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675" calcext:value-type="float">
            <text:p>1675</text:p>
          </table:table-cell>
          <table:table-cell/>
          <table:table-cell table:formula="of:=SUM([.A$1:.A785])" office:value-type="float" office:value="285654" calcext:value-type="float">
            <text:p>285654</text:p>
          </table:table-cell>
          <table:table-cell table:formula="of:=IF([.C785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678" calcext:value-type="float">
            <text:p>1678</text:p>
          </table:table-cell>
          <table:table-cell/>
          <table:table-cell table:formula="of:=SUM([.A$1:.A786])" office:value-type="float" office:value="287332" calcext:value-type="float">
            <text:p>287332</text:p>
          </table:table-cell>
          <table:table-cell table:formula="of:=IF([.C786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691" calcext:value-type="float">
            <text:p>1691</text:p>
          </table:table-cell>
          <table:table-cell/>
          <table:table-cell table:formula="of:=SUM([.A$1:.A787])" office:value-type="float" office:value="289023" calcext:value-type="float">
            <text:p>289023</text:p>
          </table:table-cell>
          <table:table-cell table:formula="of:=IF([.C787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724" calcext:value-type="float">
            <text:p>1724</text:p>
          </table:table-cell>
          <table:table-cell/>
          <table:table-cell table:formula="of:=SUM([.A$1:.A788])" office:value-type="float" office:value="290747" calcext:value-type="float">
            <text:p>290747</text:p>
          </table:table-cell>
          <table:table-cell table:formula="of:=IF([.C788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727" calcext:value-type="float">
            <text:p>1727</text:p>
          </table:table-cell>
          <table:table-cell/>
          <table:table-cell table:formula="of:=SUM([.A$1:.A789])" office:value-type="float" office:value="292474" calcext:value-type="float">
            <text:p>292474</text:p>
          </table:table-cell>
          <table:table-cell table:formula="of:=IF([.C789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738" calcext:value-type="float">
            <text:p>1738</text:p>
          </table:table-cell>
          <table:table-cell/>
          <table:table-cell table:formula="of:=SUM([.A$1:.A790])" office:value-type="float" office:value="294212" calcext:value-type="float">
            <text:p>294212</text:p>
          </table:table-cell>
          <table:table-cell table:formula="of:=IF([.C790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743" calcext:value-type="float">
            <text:p>1743</text:p>
          </table:table-cell>
          <table:table-cell/>
          <table:table-cell table:formula="of:=SUM([.A$1:.A791])" office:value-type="float" office:value="295955" calcext:value-type="float">
            <text:p>295955</text:p>
          </table:table-cell>
          <table:table-cell table:formula="of:=IF([.C791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764" calcext:value-type="float">
            <text:p>1764</text:p>
          </table:table-cell>
          <table:table-cell/>
          <table:table-cell table:formula="of:=SUM([.A$1:.A792])" office:value-type="float" office:value="297719" calcext:value-type="float">
            <text:p>297719</text:p>
          </table:table-cell>
          <table:table-cell table:formula="of:=IF([.C792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767" calcext:value-type="float">
            <text:p>1767</text:p>
          </table:table-cell>
          <table:table-cell/>
          <table:table-cell table:formula="of:=SUM([.A$1:.A793])" office:value-type="float" office:value="299486" calcext:value-type="float">
            <text:p>299486</text:p>
          </table:table-cell>
          <table:table-cell table:formula="of:=IF([.C793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769" calcext:value-type="float">
            <text:p>1769</text:p>
          </table:table-cell>
          <table:table-cell/>
          <table:table-cell table:formula="of:=SUM([.A$1:.A794])" office:value-type="float" office:value="301255" calcext:value-type="float">
            <text:p>301255</text:p>
          </table:table-cell>
          <table:table-cell table:formula="of:=IF([.C794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801" calcext:value-type="float">
            <text:p>1801</text:p>
          </table:table-cell>
          <table:table-cell/>
          <table:table-cell table:formula="of:=SUM([.A$1:.A795])" office:value-type="float" office:value="303056" calcext:value-type="float">
            <text:p>303056</text:p>
          </table:table-cell>
          <table:table-cell table:formula="of:=IF([.C795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834" calcext:value-type="float">
            <text:p>1834</text:p>
          </table:table-cell>
          <table:table-cell/>
          <table:table-cell table:formula="of:=SUM([.A$1:.A796])" office:value-type="float" office:value="304890" calcext:value-type="float">
            <text:p>304890</text:p>
          </table:table-cell>
          <table:table-cell table:formula="of:=IF([.C796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847" calcext:value-type="float">
            <text:p>1847</text:p>
          </table:table-cell>
          <table:table-cell/>
          <table:table-cell table:formula="of:=SUM([.A$1:.A797])" office:value-type="float" office:value="306737" calcext:value-type="float">
            <text:p>306737</text:p>
          </table:table-cell>
          <table:table-cell table:formula="of:=IF([.C797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866" calcext:value-type="float">
            <text:p>1866</text:p>
          </table:table-cell>
          <table:table-cell/>
          <table:table-cell table:formula="of:=SUM([.A$1:.A798])" office:value-type="float" office:value="308603" calcext:value-type="float">
            <text:p>308603</text:p>
          </table:table-cell>
          <table:table-cell table:formula="of:=IF([.C798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871" calcext:value-type="float">
            <text:p>1871</text:p>
          </table:table-cell>
          <table:table-cell/>
          <table:table-cell table:formula="of:=SUM([.A$1:.A799])" office:value-type="float" office:value="310474" calcext:value-type="float">
            <text:p>310474</text:p>
          </table:table-cell>
          <table:table-cell table:formula="of:=IF([.C799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902" calcext:value-type="float">
            <text:p>1902</text:p>
          </table:table-cell>
          <table:table-cell/>
          <table:table-cell table:formula="of:=SUM([.A$1:.A800])" office:value-type="float" office:value="312376" calcext:value-type="float">
            <text:p>312376</text:p>
          </table:table-cell>
          <table:table-cell table:formula="of:=IF([.C800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905" calcext:value-type="float">
            <text:p>1905</text:p>
          </table:table-cell>
          <table:table-cell/>
          <table:table-cell table:formula="of:=SUM([.A$1:.A801])" office:value-type="float" office:value="314281" calcext:value-type="float">
            <text:p>314281</text:p>
          </table:table-cell>
          <table:table-cell table:formula="of:=IF([.C801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910" calcext:value-type="float">
            <text:p>1910</text:p>
          </table:table-cell>
          <table:table-cell/>
          <table:table-cell table:formula="of:=SUM([.A$1:.A802])" office:value-type="float" office:value="316191" calcext:value-type="float">
            <text:p>316191</text:p>
          </table:table-cell>
          <table:table-cell table:formula="of:=IF([.C802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910" calcext:value-type="float">
            <text:p>1910</text:p>
          </table:table-cell>
          <table:table-cell/>
          <table:table-cell table:formula="of:=SUM([.A$1:.A803])" office:value-type="float" office:value="318101" calcext:value-type="float">
            <text:p>318101</text:p>
          </table:table-cell>
          <table:table-cell table:formula="of:=IF([.C803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959" calcext:value-type="float">
            <text:p>1959</text:p>
          </table:table-cell>
          <table:table-cell/>
          <table:table-cell table:formula="of:=SUM([.A$1:.A804])" office:value-type="float" office:value="320060" calcext:value-type="float">
            <text:p>320060</text:p>
          </table:table-cell>
          <table:table-cell table:formula="of:=IF([.C804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968" calcext:value-type="float">
            <text:p>1968</text:p>
          </table:table-cell>
          <table:table-cell/>
          <table:table-cell table:formula="of:=SUM([.A$1:.A805])" office:value-type="float" office:value="322028" calcext:value-type="float">
            <text:p>322028</text:p>
          </table:table-cell>
          <table:table-cell table:formula="of:=IF([.C805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981" calcext:value-type="float">
            <text:p>1981</text:p>
          </table:table-cell>
          <table:table-cell/>
          <table:table-cell table:formula="of:=SUM([.A$1:.A806])" office:value-type="float" office:value="324009" calcext:value-type="float">
            <text:p>324009</text:p>
          </table:table-cell>
          <table:table-cell table:formula="of:=IF([.C806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984" calcext:value-type="float">
            <text:p>1984</text:p>
          </table:table-cell>
          <table:table-cell/>
          <table:table-cell table:formula="of:=SUM([.A$1:.A807])" office:value-type="float" office:value="325993" calcext:value-type="float">
            <text:p>325993</text:p>
          </table:table-cell>
          <table:table-cell table:formula="of:=IF([.C807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988" calcext:value-type="float">
            <text:p>1988</text:p>
          </table:table-cell>
          <table:table-cell/>
          <table:table-cell table:formula="of:=SUM([.A$1:.A808])" office:value-type="float" office:value="327981" calcext:value-type="float">
            <text:p>327981</text:p>
          </table:table-cell>
          <table:table-cell table:formula="of:=IF([.C808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1993" calcext:value-type="float">
            <text:p>1993</text:p>
          </table:table-cell>
          <table:table-cell/>
          <table:table-cell table:formula="of:=SUM([.A$1:.A809])" office:value-type="float" office:value="329974" calcext:value-type="float">
            <text:p>329974</text:p>
          </table:table-cell>
          <table:table-cell table:formula="of:=IF([.C809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051" calcext:value-type="float">
            <text:p>2051</text:p>
          </table:table-cell>
          <table:table-cell/>
          <table:table-cell table:formula="of:=SUM([.A$1:.A810])" office:value-type="float" office:value="332025" calcext:value-type="float">
            <text:p>332025</text:p>
          </table:table-cell>
          <table:table-cell table:formula="of:=IF([.C810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068" calcext:value-type="float">
            <text:p>2068</text:p>
          </table:table-cell>
          <table:table-cell/>
          <table:table-cell table:formula="of:=SUM([.A$1:.A811])" office:value-type="float" office:value="334093" calcext:value-type="float">
            <text:p>334093</text:p>
          </table:table-cell>
          <table:table-cell table:formula="of:=IF([.C811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079" calcext:value-type="float">
            <text:p>2079</text:p>
          </table:table-cell>
          <table:table-cell/>
          <table:table-cell table:formula="of:=SUM([.A$1:.A812])" office:value-type="float" office:value="336172" calcext:value-type="float">
            <text:p>336172</text:p>
          </table:table-cell>
          <table:table-cell table:formula="of:=IF([.C812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084" calcext:value-type="float">
            <text:p>2084</text:p>
          </table:table-cell>
          <table:table-cell/>
          <table:table-cell table:formula="of:=SUM([.A$1:.A813])" office:value-type="float" office:value="338256" calcext:value-type="float">
            <text:p>338256</text:p>
          </table:table-cell>
          <table:table-cell table:formula="of:=IF([.C813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085" calcext:value-type="float">
            <text:p>2085</text:p>
          </table:table-cell>
          <table:table-cell/>
          <table:table-cell table:formula="of:=SUM([.A$1:.A814])" office:value-type="float" office:value="340341" calcext:value-type="float">
            <text:p>340341</text:p>
          </table:table-cell>
          <table:table-cell table:formula="of:=IF([.C814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086" calcext:value-type="float">
            <text:p>2086</text:p>
          </table:table-cell>
          <table:table-cell/>
          <table:table-cell table:formula="of:=SUM([.A$1:.A815])" office:value-type="float" office:value="342427" calcext:value-type="float">
            <text:p>342427</text:p>
          </table:table-cell>
          <table:table-cell table:formula="of:=IF([.C815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147" calcext:value-type="float">
            <text:p>2147</text:p>
          </table:table-cell>
          <table:table-cell/>
          <table:table-cell table:formula="of:=SUM([.A$1:.A816])" office:value-type="float" office:value="344574" calcext:value-type="float">
            <text:p>344574</text:p>
          </table:table-cell>
          <table:table-cell table:formula="of:=IF([.C816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152" calcext:value-type="float">
            <text:p>2152</text:p>
          </table:table-cell>
          <table:table-cell/>
          <table:table-cell table:formula="of:=SUM([.A$1:.A817])" office:value-type="float" office:value="346726" calcext:value-type="float">
            <text:p>346726</text:p>
          </table:table-cell>
          <table:table-cell table:formula="of:=IF([.C817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161" calcext:value-type="float">
            <text:p>2161</text:p>
          </table:table-cell>
          <table:table-cell/>
          <table:table-cell table:formula="of:=SUM([.A$1:.A818])" office:value-type="float" office:value="348887" calcext:value-type="float">
            <text:p>348887</text:p>
          </table:table-cell>
          <table:table-cell table:formula="of:=IF([.C818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165" calcext:value-type="float">
            <text:p>2165</text:p>
          </table:table-cell>
          <table:table-cell/>
          <table:table-cell table:formula="of:=SUM([.A$1:.A819])" office:value-type="float" office:value="351052" calcext:value-type="float">
            <text:p>351052</text:p>
          </table:table-cell>
          <table:table-cell table:formula="of:=IF([.C819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185" calcext:value-type="float">
            <text:p>2185</text:p>
          </table:table-cell>
          <table:table-cell/>
          <table:table-cell table:formula="of:=SUM([.A$1:.A820])" office:value-type="float" office:value="353237" calcext:value-type="float">
            <text:p>353237</text:p>
          </table:table-cell>
          <table:table-cell table:formula="of:=IF([.C820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222" calcext:value-type="float">
            <text:p>2222</text:p>
          </table:table-cell>
          <table:table-cell/>
          <table:table-cell table:formula="of:=SUM([.A$1:.A821])" office:value-type="float" office:value="355459" calcext:value-type="float">
            <text:p>355459</text:p>
          </table:table-cell>
          <table:table-cell table:formula="of:=IF([.C821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224" calcext:value-type="float">
            <text:p>2224</text:p>
          </table:table-cell>
          <table:table-cell/>
          <table:table-cell table:formula="of:=SUM([.A$1:.A822])" office:value-type="float" office:value="357683" calcext:value-type="float">
            <text:p>357683</text:p>
          </table:table-cell>
          <table:table-cell table:formula="of:=IF([.C822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224" calcext:value-type="float">
            <text:p>2224</text:p>
          </table:table-cell>
          <table:table-cell/>
          <table:table-cell table:formula="of:=SUM([.A$1:.A823])" office:value-type="float" office:value="359907" calcext:value-type="float">
            <text:p>359907</text:p>
          </table:table-cell>
          <table:table-cell table:formula="of:=IF([.C823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230" calcext:value-type="float">
            <text:p>2230</text:p>
          </table:table-cell>
          <table:table-cell/>
          <table:table-cell table:formula="of:=SUM([.A$1:.A824])" office:value-type="float" office:value="362137" calcext:value-type="float">
            <text:p>362137</text:p>
          </table:table-cell>
          <table:table-cell table:formula="of:=IF([.C824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246" calcext:value-type="float">
            <text:p>2246</text:p>
          </table:table-cell>
          <table:table-cell/>
          <table:table-cell table:formula="of:=SUM([.A$1:.A825])" office:value-type="float" office:value="364383" calcext:value-type="float">
            <text:p>364383</text:p>
          </table:table-cell>
          <table:table-cell table:formula="of:=IF([.C825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249" calcext:value-type="float">
            <text:p>2249</text:p>
          </table:table-cell>
          <table:table-cell/>
          <table:table-cell table:formula="of:=SUM([.A$1:.A826])" office:value-type="float" office:value="366632" calcext:value-type="float">
            <text:p>366632</text:p>
          </table:table-cell>
          <table:table-cell table:formula="of:=IF([.C826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268" calcext:value-type="float">
            <text:p>2268</text:p>
          </table:table-cell>
          <table:table-cell/>
          <table:table-cell table:formula="of:=SUM([.A$1:.A827])" office:value-type="float" office:value="368900" calcext:value-type="float">
            <text:p>368900</text:p>
          </table:table-cell>
          <table:table-cell table:formula="of:=IF([.C827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269" calcext:value-type="float">
            <text:p>2269</text:p>
          </table:table-cell>
          <table:table-cell/>
          <table:table-cell table:formula="of:=SUM([.A$1:.A828])" office:value-type="float" office:value="371169" calcext:value-type="float">
            <text:p>371169</text:p>
          </table:table-cell>
          <table:table-cell table:formula="of:=IF([.C828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292" calcext:value-type="float">
            <text:p>2292</text:p>
          </table:table-cell>
          <table:table-cell/>
          <table:table-cell table:formula="of:=SUM([.A$1:.A829])" office:value-type="float" office:value="373461" calcext:value-type="float">
            <text:p>373461</text:p>
          </table:table-cell>
          <table:table-cell table:formula="of:=IF([.C829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301" calcext:value-type="float">
            <text:p>2301</text:p>
          </table:table-cell>
          <table:table-cell/>
          <table:table-cell table:formula="of:=SUM([.A$1:.A830])" office:value-type="float" office:value="375762" calcext:value-type="float">
            <text:p>375762</text:p>
          </table:table-cell>
          <table:table-cell table:formula="of:=IF([.C830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320" calcext:value-type="float">
            <text:p>2320</text:p>
          </table:table-cell>
          <table:table-cell/>
          <table:table-cell table:formula="of:=SUM([.A$1:.A831])" office:value-type="float" office:value="378082" calcext:value-type="float">
            <text:p>378082</text:p>
          </table:table-cell>
          <table:table-cell table:formula="of:=IF([.C831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340" calcext:value-type="float">
            <text:p>2340</text:p>
          </table:table-cell>
          <table:table-cell/>
          <table:table-cell table:formula="of:=SUM([.A$1:.A832])" office:value-type="float" office:value="380422" calcext:value-type="float">
            <text:p>380422</text:p>
          </table:table-cell>
          <table:table-cell table:formula="of:=IF([.C832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364" calcext:value-type="float">
            <text:p>2364</text:p>
          </table:table-cell>
          <table:table-cell/>
          <table:table-cell table:formula="of:=SUM([.A$1:.A833])" office:value-type="float" office:value="382786" calcext:value-type="float">
            <text:p>382786</text:p>
          </table:table-cell>
          <table:table-cell table:formula="of:=IF([.C833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367" calcext:value-type="float">
            <text:p>2367</text:p>
          </table:table-cell>
          <table:table-cell/>
          <table:table-cell table:formula="of:=SUM([.A$1:.A834])" office:value-type="float" office:value="385153" calcext:value-type="float">
            <text:p>385153</text:p>
          </table:table-cell>
          <table:table-cell table:formula="of:=IF([.C834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370" calcext:value-type="float">
            <text:p>2370</text:p>
          </table:table-cell>
          <table:table-cell/>
          <table:table-cell table:formula="of:=SUM([.A$1:.A835])" office:value-type="float" office:value="387523" calcext:value-type="float">
            <text:p>387523</text:p>
          </table:table-cell>
          <table:table-cell table:formula="of:=IF([.C835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375" calcext:value-type="float">
            <text:p>2375</text:p>
          </table:table-cell>
          <table:table-cell/>
          <table:table-cell table:formula="of:=SUM([.A$1:.A836])" office:value-type="float" office:value="389898" calcext:value-type="float">
            <text:p>389898</text:p>
          </table:table-cell>
          <table:table-cell table:formula="of:=IF([.C836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384" calcext:value-type="float">
            <text:p>2384</text:p>
          </table:table-cell>
          <table:table-cell/>
          <table:table-cell table:formula="of:=SUM([.A$1:.A837])" office:value-type="float" office:value="392282" calcext:value-type="float">
            <text:p>392282</text:p>
          </table:table-cell>
          <table:table-cell table:formula="of:=IF([.C837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405" calcext:value-type="float">
            <text:p>2405</text:p>
          </table:table-cell>
          <table:table-cell/>
          <table:table-cell table:formula="of:=SUM([.A$1:.A838])" office:value-type="float" office:value="394687" calcext:value-type="float">
            <text:p>394687</text:p>
          </table:table-cell>
          <table:table-cell table:formula="of:=IF([.C838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407" calcext:value-type="float">
            <text:p>2407</text:p>
          </table:table-cell>
          <table:table-cell/>
          <table:table-cell table:formula="of:=SUM([.A$1:.A839])" office:value-type="float" office:value="397094" calcext:value-type="float">
            <text:p>397094</text:p>
          </table:table-cell>
          <table:table-cell table:formula="of:=IF([.C839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412" calcext:value-type="float">
            <text:p>2412</text:p>
          </table:table-cell>
          <table:table-cell/>
          <table:table-cell table:formula="of:=SUM([.A$1:.A840])" office:value-type="float" office:value="399506" calcext:value-type="float">
            <text:p>399506</text:p>
          </table:table-cell>
          <table:table-cell table:formula="of:=IF([.C840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450" calcext:value-type="float">
            <text:p>2450</text:p>
          </table:table-cell>
          <table:table-cell/>
          <table:table-cell table:formula="of:=SUM([.A$1:.A841])" office:value-type="float" office:value="401956" calcext:value-type="float">
            <text:p>401956</text:p>
          </table:table-cell>
          <table:table-cell table:formula="of:=IF([.C841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470" calcext:value-type="float">
            <text:p>2470</text:p>
          </table:table-cell>
          <table:table-cell/>
          <table:table-cell table:formula="of:=SUM([.A$1:.A842])" office:value-type="float" office:value="404426" calcext:value-type="float">
            <text:p>404426</text:p>
          </table:table-cell>
          <table:table-cell table:formula="of:=IF([.C842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480" calcext:value-type="float">
            <text:p>2480</text:p>
          </table:table-cell>
          <table:table-cell/>
          <table:table-cell table:formula="of:=SUM([.A$1:.A843])" office:value-type="float" office:value="406906" calcext:value-type="float">
            <text:p>406906</text:p>
          </table:table-cell>
          <table:table-cell table:formula="of:=IF([.C843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499" calcext:value-type="float">
            <text:p>2499</text:p>
          </table:table-cell>
          <table:table-cell/>
          <table:table-cell table:formula="of:=SUM([.A$1:.A844])" office:value-type="float" office:value="409405" calcext:value-type="float">
            <text:p>409405</text:p>
          </table:table-cell>
          <table:table-cell table:formula="of:=IF([.C844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500" calcext:value-type="float">
            <text:p>2500</text:p>
          </table:table-cell>
          <table:table-cell/>
          <table:table-cell table:formula="of:=SUM([.A$1:.A845])" office:value-type="float" office:value="411905" calcext:value-type="float">
            <text:p>411905</text:p>
          </table:table-cell>
          <table:table-cell table:formula="of:=IF([.C845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524" calcext:value-type="float">
            <text:p>2524</text:p>
          </table:table-cell>
          <table:table-cell/>
          <table:table-cell table:formula="of:=SUM([.A$1:.A846])" office:value-type="float" office:value="414429" calcext:value-type="float">
            <text:p>414429</text:p>
          </table:table-cell>
          <table:table-cell table:formula="of:=IF([.C846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524" calcext:value-type="float">
            <text:p>2524</text:p>
          </table:table-cell>
          <table:table-cell/>
          <table:table-cell table:formula="of:=SUM([.A$1:.A847])" office:value-type="float" office:value="416953" calcext:value-type="float">
            <text:p>416953</text:p>
          </table:table-cell>
          <table:table-cell table:formula="of:=IF([.C847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529" calcext:value-type="float">
            <text:p>2529</text:p>
          </table:table-cell>
          <table:table-cell/>
          <table:table-cell table:formula="of:=SUM([.A$1:.A848])" office:value-type="float" office:value="419482" calcext:value-type="float">
            <text:p>419482</text:p>
          </table:table-cell>
          <table:table-cell table:formula="of:=IF([.C848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555" calcext:value-type="float">
            <text:p>2555</text:p>
          </table:table-cell>
          <table:table-cell/>
          <table:table-cell table:formula="of:=SUM([.A$1:.A849])" office:value-type="float" office:value="422037" calcext:value-type="float">
            <text:p>422037</text:p>
          </table:table-cell>
          <table:table-cell table:formula="of:=IF([.C849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571" calcext:value-type="float">
            <text:p>2571</text:p>
          </table:table-cell>
          <table:table-cell/>
          <table:table-cell table:formula="of:=SUM([.A$1:.A850])" office:value-type="float" office:value="424608" calcext:value-type="float">
            <text:p>424608</text:p>
          </table:table-cell>
          <table:table-cell table:formula="of:=IF([.C850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592" calcext:value-type="float">
            <text:p>2592</text:p>
          </table:table-cell>
          <table:table-cell/>
          <table:table-cell table:formula="of:=SUM([.A$1:.A851])" office:value-type="float" office:value="427200" calcext:value-type="float">
            <text:p>427200</text:p>
          </table:table-cell>
          <table:table-cell table:formula="of:=IF([.C851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609" calcext:value-type="float">
            <text:p>2609</text:p>
          </table:table-cell>
          <table:table-cell/>
          <table:table-cell table:formula="of:=SUM([.A$1:.A852])" office:value-type="float" office:value="429809" calcext:value-type="float">
            <text:p>429809</text:p>
          </table:table-cell>
          <table:table-cell table:formula="of:=IF([.C852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615" calcext:value-type="float">
            <text:p>2615</text:p>
          </table:table-cell>
          <table:table-cell/>
          <table:table-cell table:formula="of:=SUM([.A$1:.A853])" office:value-type="float" office:value="432424" calcext:value-type="float">
            <text:p>432424</text:p>
          </table:table-cell>
          <table:table-cell table:formula="of:=IF([.C853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616" calcext:value-type="float">
            <text:p>2616</text:p>
          </table:table-cell>
          <table:table-cell/>
          <table:table-cell table:formula="of:=SUM([.A$1:.A854])" office:value-type="float" office:value="435040" calcext:value-type="float">
            <text:p>435040</text:p>
          </table:table-cell>
          <table:table-cell table:formula="of:=IF([.C854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625" calcext:value-type="float">
            <text:p>2625</text:p>
          </table:table-cell>
          <table:table-cell/>
          <table:table-cell table:formula="of:=SUM([.A$1:.A855])" office:value-type="float" office:value="437665" calcext:value-type="float">
            <text:p>437665</text:p>
          </table:table-cell>
          <table:table-cell table:formula="of:=IF([.C855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639" calcext:value-type="float">
            <text:p>2639</text:p>
          </table:table-cell>
          <table:table-cell/>
          <table:table-cell table:formula="of:=SUM([.A$1:.A856])" office:value-type="float" office:value="440304" calcext:value-type="float">
            <text:p>440304</text:p>
          </table:table-cell>
          <table:table-cell table:formula="of:=IF([.C856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669" calcext:value-type="float">
            <text:p>2669</text:p>
          </table:table-cell>
          <table:table-cell/>
          <table:table-cell table:formula="of:=SUM([.A$1:.A857])" office:value-type="float" office:value="442973" calcext:value-type="float">
            <text:p>442973</text:p>
          </table:table-cell>
          <table:table-cell table:formula="of:=IF([.C857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672" calcext:value-type="float">
            <text:p>2672</text:p>
          </table:table-cell>
          <table:table-cell/>
          <table:table-cell table:formula="of:=SUM([.A$1:.A858])" office:value-type="float" office:value="445645" calcext:value-type="float">
            <text:p>445645</text:p>
          </table:table-cell>
          <table:table-cell table:formula="of:=IF([.C858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674" calcext:value-type="float">
            <text:p>2674</text:p>
          </table:table-cell>
          <table:table-cell/>
          <table:table-cell table:formula="of:=SUM([.A$1:.A859])" office:value-type="float" office:value="448319" calcext:value-type="float">
            <text:p>448319</text:p>
          </table:table-cell>
          <table:table-cell table:formula="of:=IF([.C859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693" calcext:value-type="float">
            <text:p>2693</text:p>
          </table:table-cell>
          <table:table-cell/>
          <table:table-cell table:formula="of:=SUM([.A$1:.A860])" office:value-type="float" office:value="451012" calcext:value-type="float">
            <text:p>451012</text:p>
          </table:table-cell>
          <table:table-cell table:formula="of:=IF([.C860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695" calcext:value-type="float">
            <text:p>2695</text:p>
          </table:table-cell>
          <table:table-cell/>
          <table:table-cell table:formula="of:=SUM([.A$1:.A861])" office:value-type="float" office:value="453707" calcext:value-type="float">
            <text:p>453707</text:p>
          </table:table-cell>
          <table:table-cell table:formula="of:=IF([.C861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703" calcext:value-type="float">
            <text:p>2703</text:p>
          </table:table-cell>
          <table:table-cell/>
          <table:table-cell table:formula="of:=SUM([.A$1:.A862])" office:value-type="float" office:value="456410" calcext:value-type="float">
            <text:p>456410</text:p>
          </table:table-cell>
          <table:table-cell table:formula="of:=IF([.C862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704" calcext:value-type="float">
            <text:p>2704</text:p>
          </table:table-cell>
          <table:table-cell/>
          <table:table-cell table:formula="of:=SUM([.A$1:.A863])" office:value-type="float" office:value="459114" calcext:value-type="float">
            <text:p>459114</text:p>
          </table:table-cell>
          <table:table-cell table:formula="of:=IF([.C863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728" calcext:value-type="float">
            <text:p>2728</text:p>
          </table:table-cell>
          <table:table-cell/>
          <table:table-cell table:formula="of:=SUM([.A$1:.A864])" office:value-type="float" office:value="461842" calcext:value-type="float">
            <text:p>461842</text:p>
          </table:table-cell>
          <table:table-cell table:formula="of:=IF([.C864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757" calcext:value-type="float">
            <text:p>2757</text:p>
          </table:table-cell>
          <table:table-cell/>
          <table:table-cell table:formula="of:=SUM([.A$1:.A865])" office:value-type="float" office:value="464599" calcext:value-type="float">
            <text:p>464599</text:p>
          </table:table-cell>
          <table:table-cell table:formula="of:=IF([.C865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768" calcext:value-type="float">
            <text:p>2768</text:p>
          </table:table-cell>
          <table:table-cell/>
          <table:table-cell table:formula="of:=SUM([.A$1:.A866])" office:value-type="float" office:value="467367" calcext:value-type="float">
            <text:p>467367</text:p>
          </table:table-cell>
          <table:table-cell table:formula="of:=IF([.C866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770" calcext:value-type="float">
            <text:p>2770</text:p>
          </table:table-cell>
          <table:table-cell/>
          <table:table-cell table:formula="of:=SUM([.A$1:.A867])" office:value-type="float" office:value="470137" calcext:value-type="float">
            <text:p>470137</text:p>
          </table:table-cell>
          <table:table-cell table:formula="of:=IF([.C867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771" calcext:value-type="float">
            <text:p>2771</text:p>
          </table:table-cell>
          <table:table-cell/>
          <table:table-cell table:formula="of:=SUM([.A$1:.A868])" office:value-type="float" office:value="472908" calcext:value-type="float">
            <text:p>472908</text:p>
          </table:table-cell>
          <table:table-cell table:formula="of:=IF([.C868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777" calcext:value-type="float">
            <text:p>2777</text:p>
          </table:table-cell>
          <table:table-cell/>
          <table:table-cell table:formula="of:=SUM([.A$1:.A869])" office:value-type="float" office:value="475685" calcext:value-type="float">
            <text:p>475685</text:p>
          </table:table-cell>
          <table:table-cell table:formula="of:=IF([.C869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781" calcext:value-type="float">
            <text:p>2781</text:p>
          </table:table-cell>
          <table:table-cell/>
          <table:table-cell table:formula="of:=SUM([.A$1:.A870])" office:value-type="float" office:value="478466" calcext:value-type="float">
            <text:p>478466</text:p>
          </table:table-cell>
          <table:table-cell table:formula="of:=IF([.C870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795" calcext:value-type="float">
            <text:p>2795</text:p>
          </table:table-cell>
          <table:table-cell/>
          <table:table-cell table:formula="of:=SUM([.A$1:.A871])" office:value-type="float" office:value="481261" calcext:value-type="float">
            <text:p>481261</text:p>
          </table:table-cell>
          <table:table-cell table:formula="of:=IF([.C871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800" calcext:value-type="float">
            <text:p>2800</text:p>
          </table:table-cell>
          <table:table-cell/>
          <table:table-cell table:formula="of:=SUM([.A$1:.A872])" office:value-type="float" office:value="484061" calcext:value-type="float">
            <text:p>484061</text:p>
          </table:table-cell>
          <table:table-cell table:formula="of:=IF([.C872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810" calcext:value-type="float">
            <text:p>2810</text:p>
          </table:table-cell>
          <table:table-cell/>
          <table:table-cell table:formula="of:=SUM([.A$1:.A873])" office:value-type="float" office:value="486871" calcext:value-type="float">
            <text:p>486871</text:p>
          </table:table-cell>
          <table:table-cell table:formula="of:=IF([.C873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812" calcext:value-type="float">
            <text:p>2812</text:p>
          </table:table-cell>
          <table:table-cell/>
          <table:table-cell table:formula="of:=SUM([.A$1:.A874])" office:value-type="float" office:value="489683" calcext:value-type="float">
            <text:p>489683</text:p>
          </table:table-cell>
          <table:table-cell table:formula="of:=IF([.C874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817" calcext:value-type="float">
            <text:p>2817</text:p>
          </table:table-cell>
          <table:table-cell/>
          <table:table-cell table:formula="of:=SUM([.A$1:.A875])" office:value-type="float" office:value="492500" calcext:value-type="float">
            <text:p>492500</text:p>
          </table:table-cell>
          <table:table-cell table:formula="of:=IF([.C875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822" calcext:value-type="float">
            <text:p>2822</text:p>
          </table:table-cell>
          <table:table-cell/>
          <table:table-cell table:formula="of:=SUM([.A$1:.A876])" office:value-type="float" office:value="495322" calcext:value-type="float">
            <text:p>495322</text:p>
          </table:table-cell>
          <table:table-cell table:formula="of:=IF([.C876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838" calcext:value-type="float">
            <text:p>2838</text:p>
          </table:table-cell>
          <table:table-cell/>
          <table:table-cell table:formula="of:=SUM([.A$1:.A877])" office:value-type="float" office:value="498160" calcext:value-type="float">
            <text:p>498160</text:p>
          </table:table-cell>
          <table:table-cell table:formula="of:=IF([.C877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838" calcext:value-type="float">
            <text:p>2838</text:p>
          </table:table-cell>
          <table:table-cell/>
          <table:table-cell table:formula="of:=SUM([.A$1:.A878])" office:value-type="float" office:value="500998" calcext:value-type="float">
            <text:p>500998</text:p>
          </table:table-cell>
          <table:table-cell table:formula="of:=IF([.C878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856" calcext:value-type="float">
            <text:p>2856</text:p>
          </table:table-cell>
          <table:table-cell/>
          <table:table-cell table:formula="of:=SUM([.A$1:.A879])" office:value-type="float" office:value="503854" calcext:value-type="float">
            <text:p>503854</text:p>
          </table:table-cell>
          <table:table-cell table:formula="of:=IF([.C879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859" calcext:value-type="float">
            <text:p>2859</text:p>
          </table:table-cell>
          <table:table-cell/>
          <table:table-cell table:formula="of:=SUM([.A$1:.A880])" office:value-type="float" office:value="506713" calcext:value-type="float">
            <text:p>506713</text:p>
          </table:table-cell>
          <table:table-cell table:formula="of:=IF([.C880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880" calcext:value-type="float">
            <text:p>2880</text:p>
          </table:table-cell>
          <table:table-cell/>
          <table:table-cell table:formula="of:=SUM([.A$1:.A881])" office:value-type="float" office:value="509593" calcext:value-type="float">
            <text:p>509593</text:p>
          </table:table-cell>
          <table:table-cell table:formula="of:=IF([.C881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890" calcext:value-type="float">
            <text:p>2890</text:p>
          </table:table-cell>
          <table:table-cell/>
          <table:table-cell table:formula="of:=SUM([.A$1:.A882])" office:value-type="float" office:value="512483" calcext:value-type="float">
            <text:p>512483</text:p>
          </table:table-cell>
          <table:table-cell table:formula="of:=IF([.C882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908" calcext:value-type="float">
            <text:p>2908</text:p>
          </table:table-cell>
          <table:table-cell/>
          <table:table-cell table:formula="of:=SUM([.A$1:.A883])" office:value-type="float" office:value="515391" calcext:value-type="float">
            <text:p>515391</text:p>
          </table:table-cell>
          <table:table-cell table:formula="of:=IF([.C883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927" calcext:value-type="float">
            <text:p>2927</text:p>
          </table:table-cell>
          <table:table-cell/>
          <table:table-cell table:formula="of:=SUM([.A$1:.A884])" office:value-type="float" office:value="518318" calcext:value-type="float">
            <text:p>518318</text:p>
          </table:table-cell>
          <table:table-cell table:formula="of:=IF([.C884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934" calcext:value-type="float">
            <text:p>2934</text:p>
          </table:table-cell>
          <table:table-cell/>
          <table:table-cell table:formula="of:=SUM([.A$1:.A885])" office:value-type="float" office:value="521252" calcext:value-type="float">
            <text:p>521252</text:p>
          </table:table-cell>
          <table:table-cell table:formula="of:=IF([.C885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937" calcext:value-type="float">
            <text:p>2937</text:p>
          </table:table-cell>
          <table:table-cell/>
          <table:table-cell table:formula="of:=SUM([.A$1:.A886])" office:value-type="float" office:value="524189" calcext:value-type="float">
            <text:p>524189</text:p>
          </table:table-cell>
          <table:table-cell table:formula="of:=IF([.C886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947" calcext:value-type="float">
            <text:p>2947</text:p>
          </table:table-cell>
          <table:table-cell/>
          <table:table-cell table:formula="of:=SUM([.A$1:.A887])" office:value-type="float" office:value="527136" calcext:value-type="float">
            <text:p>527136</text:p>
          </table:table-cell>
          <table:table-cell table:formula="of:=IF([.C887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960" calcext:value-type="float">
            <text:p>2960</text:p>
          </table:table-cell>
          <table:table-cell/>
          <table:table-cell table:formula="of:=SUM([.A$1:.A888])" office:value-type="float" office:value="530096" calcext:value-type="float">
            <text:p>530096</text:p>
          </table:table-cell>
          <table:table-cell table:formula="of:=IF([.C888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2976" calcext:value-type="float">
            <text:p>2976</text:p>
          </table:table-cell>
          <table:table-cell/>
          <table:table-cell table:formula="of:=SUM([.A$1:.A889])" office:value-type="float" office:value="533072" calcext:value-type="float">
            <text:p>533072</text:p>
          </table:table-cell>
          <table:table-cell table:formula="of:=IF([.C889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011" calcext:value-type="float">
            <text:p>3011</text:p>
          </table:table-cell>
          <table:table-cell/>
          <table:table-cell table:formula="of:=SUM([.A$1:.A890])" office:value-type="float" office:value="536083" calcext:value-type="float">
            <text:p>536083</text:p>
          </table:table-cell>
          <table:table-cell table:formula="of:=IF([.C890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012" calcext:value-type="float">
            <text:p>3012</text:p>
          </table:table-cell>
          <table:table-cell/>
          <table:table-cell table:formula="of:=SUM([.A$1:.A891])" office:value-type="float" office:value="539095" calcext:value-type="float">
            <text:p>539095</text:p>
          </table:table-cell>
          <table:table-cell table:formula="of:=IF([.C891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014" calcext:value-type="float">
            <text:p>3014</text:p>
          </table:table-cell>
          <table:table-cell/>
          <table:table-cell table:formula="of:=SUM([.A$1:.A892])" office:value-type="float" office:value="542109" calcext:value-type="float">
            <text:p>542109</text:p>
          </table:table-cell>
          <table:table-cell table:formula="of:=IF([.C892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021" calcext:value-type="float">
            <text:p>3021</text:p>
          </table:table-cell>
          <table:table-cell/>
          <table:table-cell table:formula="of:=SUM([.A$1:.A893])" office:value-type="float" office:value="545130" calcext:value-type="float">
            <text:p>545130</text:p>
          </table:table-cell>
          <table:table-cell table:formula="of:=IF([.C893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050" calcext:value-type="float">
            <text:p>3050</text:p>
          </table:table-cell>
          <table:table-cell/>
          <table:table-cell table:formula="of:=SUM([.A$1:.A894])" office:value-type="float" office:value="548180" calcext:value-type="float">
            <text:p>548180</text:p>
          </table:table-cell>
          <table:table-cell table:formula="of:=IF([.C894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054" calcext:value-type="float">
            <text:p>3054</text:p>
          </table:table-cell>
          <table:table-cell/>
          <table:table-cell table:formula="of:=SUM([.A$1:.A895])" office:value-type="float" office:value="551234" calcext:value-type="float">
            <text:p>551234</text:p>
          </table:table-cell>
          <table:table-cell table:formula="of:=IF([.C895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097" calcext:value-type="float">
            <text:p>3097</text:p>
          </table:table-cell>
          <table:table-cell/>
          <table:table-cell table:formula="of:=SUM([.A$1:.A896])" office:value-type="float" office:value="554331" calcext:value-type="float">
            <text:p>554331</text:p>
          </table:table-cell>
          <table:table-cell table:formula="of:=IF([.C896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122" calcext:value-type="float">
            <text:p>3122</text:p>
          </table:table-cell>
          <table:table-cell/>
          <table:table-cell table:formula="of:=SUM([.A$1:.A897])" office:value-type="float" office:value="557453" calcext:value-type="float">
            <text:p>557453</text:p>
          </table:table-cell>
          <table:table-cell table:formula="of:=IF([.C897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124" calcext:value-type="float">
            <text:p>3124</text:p>
          </table:table-cell>
          <table:table-cell/>
          <table:table-cell table:formula="of:=SUM([.A$1:.A898])" office:value-type="float" office:value="560577" calcext:value-type="float">
            <text:p>560577</text:p>
          </table:table-cell>
          <table:table-cell table:formula="of:=IF([.C898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126" calcext:value-type="float">
            <text:p>3126</text:p>
          </table:table-cell>
          <table:table-cell/>
          <table:table-cell table:formula="of:=SUM([.A$1:.A899])" office:value-type="float" office:value="563703" calcext:value-type="float">
            <text:p>563703</text:p>
          </table:table-cell>
          <table:table-cell table:formula="of:=IF([.C899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129" calcext:value-type="float">
            <text:p>3129</text:p>
          </table:table-cell>
          <table:table-cell/>
          <table:table-cell table:formula="of:=SUM([.A$1:.A900])" office:value-type="float" office:value="566832" calcext:value-type="float">
            <text:p>566832</text:p>
          </table:table-cell>
          <table:table-cell table:formula="of:=IF([.C900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130" calcext:value-type="float">
            <text:p>3130</text:p>
          </table:table-cell>
          <table:table-cell/>
          <table:table-cell table:formula="of:=SUM([.A$1:.A901])" office:value-type="float" office:value="569962" calcext:value-type="float">
            <text:p>569962</text:p>
          </table:table-cell>
          <table:table-cell table:formula="of:=IF([.C901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132" calcext:value-type="float">
            <text:p>3132</text:p>
          </table:table-cell>
          <table:table-cell/>
          <table:table-cell table:formula="of:=SUM([.A$1:.A902])" office:value-type="float" office:value="573094" calcext:value-type="float">
            <text:p>573094</text:p>
          </table:table-cell>
          <table:table-cell table:formula="of:=IF([.C902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139" calcext:value-type="float">
            <text:p>3139</text:p>
          </table:table-cell>
          <table:table-cell/>
          <table:table-cell table:formula="of:=SUM([.A$1:.A903])" office:value-type="float" office:value="576233" calcext:value-type="float">
            <text:p>576233</text:p>
          </table:table-cell>
          <table:table-cell table:formula="of:=IF([.C903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154" calcext:value-type="float">
            <text:p>3154</text:p>
          </table:table-cell>
          <table:table-cell/>
          <table:table-cell table:formula="of:=SUM([.A$1:.A904])" office:value-type="float" office:value="579387" calcext:value-type="float">
            <text:p>579387</text:p>
          </table:table-cell>
          <table:table-cell table:formula="of:=IF([.C904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169" calcext:value-type="float">
            <text:p>3169</text:p>
          </table:table-cell>
          <table:table-cell/>
          <table:table-cell table:formula="of:=SUM([.A$1:.A905])" office:value-type="float" office:value="582556" calcext:value-type="float">
            <text:p>582556</text:p>
          </table:table-cell>
          <table:table-cell table:formula="of:=IF([.C905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178" calcext:value-type="float">
            <text:p>3178</text:p>
          </table:table-cell>
          <table:table-cell/>
          <table:table-cell table:formula="of:=SUM([.A$1:.A906])" office:value-type="float" office:value="585734" calcext:value-type="float">
            <text:p>585734</text:p>
          </table:table-cell>
          <table:table-cell table:formula="of:=IF([.C906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184" calcext:value-type="float">
            <text:p>3184</text:p>
          </table:table-cell>
          <table:table-cell/>
          <table:table-cell table:formula="of:=SUM([.A$1:.A907])" office:value-type="float" office:value="588918" calcext:value-type="float">
            <text:p>588918</text:p>
          </table:table-cell>
          <table:table-cell table:formula="of:=IF([.C907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189" calcext:value-type="float">
            <text:p>3189</text:p>
          </table:table-cell>
          <table:table-cell/>
          <table:table-cell table:formula="of:=SUM([.A$1:.A908])" office:value-type="float" office:value="592107" calcext:value-type="float">
            <text:p>592107</text:p>
          </table:table-cell>
          <table:table-cell table:formula="of:=IF([.C908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207" calcext:value-type="float">
            <text:p>3207</text:p>
          </table:table-cell>
          <table:table-cell/>
          <table:table-cell table:formula="of:=SUM([.A$1:.A909])" office:value-type="float" office:value="595314" calcext:value-type="float">
            <text:p>595314</text:p>
          </table:table-cell>
          <table:table-cell table:formula="of:=IF([.C909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215" calcext:value-type="float">
            <text:p>3215</text:p>
          </table:table-cell>
          <table:table-cell/>
          <table:table-cell table:formula="of:=SUM([.A$1:.A910])" office:value-type="float" office:value="598529" calcext:value-type="float">
            <text:p>598529</text:p>
          </table:table-cell>
          <table:table-cell table:formula="of:=IF([.C910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220" calcext:value-type="float">
            <text:p>3220</text:p>
          </table:table-cell>
          <table:table-cell/>
          <table:table-cell table:formula="of:=SUM([.A$1:.A911])" office:value-type="float" office:value="601749" calcext:value-type="float">
            <text:p>601749</text:p>
          </table:table-cell>
          <table:table-cell table:formula="of:=IF([.C911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224" calcext:value-type="float">
            <text:p>3224</text:p>
          </table:table-cell>
          <table:table-cell/>
          <table:table-cell table:formula="of:=SUM([.A$1:.A912])" office:value-type="float" office:value="604973" calcext:value-type="float">
            <text:p>604973</text:p>
          </table:table-cell>
          <table:table-cell table:formula="of:=IF([.C912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250" calcext:value-type="float">
            <text:p>3250</text:p>
          </table:table-cell>
          <table:table-cell/>
          <table:table-cell table:formula="of:=SUM([.A$1:.A913])" office:value-type="float" office:value="608223" calcext:value-type="float">
            <text:p>608223</text:p>
          </table:table-cell>
          <table:table-cell table:formula="of:=IF([.C913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285" calcext:value-type="float">
            <text:p>3285</text:p>
          </table:table-cell>
          <table:table-cell/>
          <table:table-cell table:formula="of:=SUM([.A$1:.A914])" office:value-type="float" office:value="611508" calcext:value-type="float">
            <text:p>611508</text:p>
          </table:table-cell>
          <table:table-cell table:formula="of:=IF([.C914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286" calcext:value-type="float">
            <text:p>3286</text:p>
          </table:table-cell>
          <table:table-cell/>
          <table:table-cell table:formula="of:=SUM([.A$1:.A915])" office:value-type="float" office:value="614794" calcext:value-type="float">
            <text:p>614794</text:p>
          </table:table-cell>
          <table:table-cell table:formula="of:=IF([.C915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288" calcext:value-type="float">
            <text:p>3288</text:p>
          </table:table-cell>
          <table:table-cell/>
          <table:table-cell table:formula="of:=SUM([.A$1:.A916])" office:value-type="float" office:value="618082" calcext:value-type="float">
            <text:p>618082</text:p>
          </table:table-cell>
          <table:table-cell table:formula="of:=IF([.C916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295" calcext:value-type="float">
            <text:p>3295</text:p>
          </table:table-cell>
          <table:table-cell/>
          <table:table-cell table:formula="of:=SUM([.A$1:.A917])" office:value-type="float" office:value="621377" calcext:value-type="float">
            <text:p>621377</text:p>
          </table:table-cell>
          <table:table-cell table:formula="of:=IF([.C917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303" calcext:value-type="float">
            <text:p>3303</text:p>
          </table:table-cell>
          <table:table-cell/>
          <table:table-cell table:formula="of:=SUM([.A$1:.A918])" office:value-type="float" office:value="624680" calcext:value-type="float">
            <text:p>624680</text:p>
          </table:table-cell>
          <table:table-cell table:formula="of:=IF([.C918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304" calcext:value-type="float">
            <text:p>3304</text:p>
          </table:table-cell>
          <table:table-cell/>
          <table:table-cell table:formula="of:=SUM([.A$1:.A919])" office:value-type="float" office:value="627984" calcext:value-type="float">
            <text:p>627984</text:p>
          </table:table-cell>
          <table:table-cell table:formula="of:=IF([.C919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331" calcext:value-type="float">
            <text:p>3331</text:p>
          </table:table-cell>
          <table:table-cell/>
          <table:table-cell table:formula="of:=SUM([.A$1:.A920])" office:value-type="float" office:value="631315" calcext:value-type="float">
            <text:p>631315</text:p>
          </table:table-cell>
          <table:table-cell table:formula="of:=IF([.C920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336" calcext:value-type="float">
            <text:p>3336</text:p>
          </table:table-cell>
          <table:table-cell/>
          <table:table-cell table:formula="of:=SUM([.A$1:.A921])" office:value-type="float" office:value="634651" calcext:value-type="float">
            <text:p>634651</text:p>
          </table:table-cell>
          <table:table-cell table:formula="of:=IF([.C921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350" calcext:value-type="float">
            <text:p>3350</text:p>
          </table:table-cell>
          <table:table-cell/>
          <table:table-cell table:formula="of:=SUM([.A$1:.A922])" office:value-type="float" office:value="638001" calcext:value-type="float">
            <text:p>638001</text:p>
          </table:table-cell>
          <table:table-cell table:formula="of:=IF([.C922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359" calcext:value-type="float">
            <text:p>3359</text:p>
          </table:table-cell>
          <table:table-cell/>
          <table:table-cell table:formula="of:=SUM([.A$1:.A923])" office:value-type="float" office:value="641360" calcext:value-type="float">
            <text:p>641360</text:p>
          </table:table-cell>
          <table:table-cell table:formula="of:=IF([.C923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363" calcext:value-type="float">
            <text:p>3363</text:p>
          </table:table-cell>
          <table:table-cell/>
          <table:table-cell table:formula="of:=SUM([.A$1:.A924])" office:value-type="float" office:value="644723" calcext:value-type="float">
            <text:p>644723</text:p>
          </table:table-cell>
          <table:table-cell table:formula="of:=IF([.C924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416" calcext:value-type="float">
            <text:p>3416</text:p>
          </table:table-cell>
          <table:table-cell/>
          <table:table-cell table:formula="of:=SUM([.A$1:.A925])" office:value-type="float" office:value="648139" calcext:value-type="float">
            <text:p>648139</text:p>
          </table:table-cell>
          <table:table-cell table:formula="of:=IF([.C925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418" calcext:value-type="float">
            <text:p>3418</text:p>
          </table:table-cell>
          <table:table-cell/>
          <table:table-cell table:formula="of:=SUM([.A$1:.A926])" office:value-type="float" office:value="651557" calcext:value-type="float">
            <text:p>651557</text:p>
          </table:table-cell>
          <table:table-cell table:formula="of:=IF([.C926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422" calcext:value-type="float">
            <text:p>3422</text:p>
          </table:table-cell>
          <table:table-cell/>
          <table:table-cell table:formula="of:=SUM([.A$1:.A927])" office:value-type="float" office:value="654979" calcext:value-type="float">
            <text:p>654979</text:p>
          </table:table-cell>
          <table:table-cell table:formula="of:=IF([.C927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428" calcext:value-type="float">
            <text:p>3428</text:p>
          </table:table-cell>
          <table:table-cell/>
          <table:table-cell table:formula="of:=SUM([.A$1:.A928])" office:value-type="float" office:value="658407" calcext:value-type="float">
            <text:p>658407</text:p>
          </table:table-cell>
          <table:table-cell table:formula="of:=IF([.C928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434" calcext:value-type="float">
            <text:p>3434</text:p>
          </table:table-cell>
          <table:table-cell/>
          <table:table-cell table:formula="of:=SUM([.A$1:.A929])" office:value-type="float" office:value="661841" calcext:value-type="float">
            <text:p>661841</text:p>
          </table:table-cell>
          <table:table-cell table:formula="of:=IF([.C929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489" calcext:value-type="float">
            <text:p>3489</text:p>
          </table:table-cell>
          <table:table-cell/>
          <table:table-cell table:formula="of:=SUM([.A$1:.A930])" office:value-type="float" office:value="665330" calcext:value-type="float">
            <text:p>665330</text:p>
          </table:table-cell>
          <table:table-cell table:formula="of:=IF([.C930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490" calcext:value-type="float">
            <text:p>3490</text:p>
          </table:table-cell>
          <table:table-cell/>
          <table:table-cell table:formula="of:=SUM([.A$1:.A931])" office:value-type="float" office:value="668820" calcext:value-type="float">
            <text:p>668820</text:p>
          </table:table-cell>
          <table:table-cell table:formula="of:=IF([.C931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502" calcext:value-type="float">
            <text:p>3502</text:p>
          </table:table-cell>
          <table:table-cell/>
          <table:table-cell table:formula="of:=SUM([.A$1:.A932])" office:value-type="float" office:value="672322" calcext:value-type="float">
            <text:p>672322</text:p>
          </table:table-cell>
          <table:table-cell table:formula="of:=IF([.C932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507" calcext:value-type="float">
            <text:p>3507</text:p>
          </table:table-cell>
          <table:table-cell/>
          <table:table-cell table:formula="of:=SUM([.A$1:.A933])" office:value-type="float" office:value="675829" calcext:value-type="float">
            <text:p>675829</text:p>
          </table:table-cell>
          <table:table-cell table:formula="of:=IF([.C933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508" calcext:value-type="float">
            <text:p>3508</text:p>
          </table:table-cell>
          <table:table-cell/>
          <table:table-cell table:formula="of:=SUM([.A$1:.A934])" office:value-type="float" office:value="679337" calcext:value-type="float">
            <text:p>679337</text:p>
          </table:table-cell>
          <table:table-cell table:formula="of:=IF([.C934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519" calcext:value-type="float">
            <text:p>3519</text:p>
          </table:table-cell>
          <table:table-cell/>
          <table:table-cell table:formula="of:=SUM([.A$1:.A935])" office:value-type="float" office:value="682856" calcext:value-type="float">
            <text:p>682856</text:p>
          </table:table-cell>
          <table:table-cell table:formula="of:=IF([.C935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521" calcext:value-type="float">
            <text:p>3521</text:p>
          </table:table-cell>
          <table:table-cell/>
          <table:table-cell table:formula="of:=SUM([.A$1:.A936])" office:value-type="float" office:value="686377" calcext:value-type="float">
            <text:p>686377</text:p>
          </table:table-cell>
          <table:table-cell table:formula="of:=IF([.C936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531" calcext:value-type="float">
            <text:p>3531</text:p>
          </table:table-cell>
          <table:table-cell/>
          <table:table-cell table:formula="of:=SUM([.A$1:.A937])" office:value-type="float" office:value="689908" calcext:value-type="float">
            <text:p>689908</text:p>
          </table:table-cell>
          <table:table-cell table:formula="of:=IF([.C937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537" calcext:value-type="float">
            <text:p>3537</text:p>
          </table:table-cell>
          <table:table-cell/>
          <table:table-cell table:formula="of:=SUM([.A$1:.A938])" office:value-type="float" office:value="693445" calcext:value-type="float">
            <text:p>693445</text:p>
          </table:table-cell>
          <table:table-cell table:formula="of:=IF([.C938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549" calcext:value-type="float">
            <text:p>3549</text:p>
          </table:table-cell>
          <table:table-cell/>
          <table:table-cell table:formula="of:=SUM([.A$1:.A939])" office:value-type="float" office:value="696994" calcext:value-type="float">
            <text:p>696994</text:p>
          </table:table-cell>
          <table:table-cell table:formula="of:=IF([.C939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551" calcext:value-type="float">
            <text:p>3551</text:p>
          </table:table-cell>
          <table:table-cell/>
          <table:table-cell table:formula="of:=SUM([.A$1:.A940])" office:value-type="float" office:value="700545" calcext:value-type="float">
            <text:p>700545</text:p>
          </table:table-cell>
          <table:table-cell table:formula="of:=IF([.C940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580" calcext:value-type="float">
            <text:p>3580</text:p>
          </table:table-cell>
          <table:table-cell/>
          <table:table-cell table:formula="of:=SUM([.A$1:.A941])" office:value-type="float" office:value="704125" calcext:value-type="float">
            <text:p>704125</text:p>
          </table:table-cell>
          <table:table-cell table:formula="of:=IF([.C941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593" calcext:value-type="float">
            <text:p>3593</text:p>
          </table:table-cell>
          <table:table-cell/>
          <table:table-cell table:formula="of:=SUM([.A$1:.A942])" office:value-type="float" office:value="707718" calcext:value-type="float">
            <text:p>707718</text:p>
          </table:table-cell>
          <table:table-cell table:formula="of:=IF([.C942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597" calcext:value-type="float">
            <text:p>3597</text:p>
          </table:table-cell>
          <table:table-cell/>
          <table:table-cell table:formula="of:=SUM([.A$1:.A943])" office:value-type="float" office:value="711315" calcext:value-type="float">
            <text:p>711315</text:p>
          </table:table-cell>
          <table:table-cell table:formula="of:=IF([.C943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604" calcext:value-type="float">
            <text:p>3604</text:p>
          </table:table-cell>
          <table:table-cell/>
          <table:table-cell table:formula="of:=SUM([.A$1:.A944])" office:value-type="float" office:value="714919" calcext:value-type="float">
            <text:p>714919</text:p>
          </table:table-cell>
          <table:table-cell table:formula="of:=IF([.C944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607" calcext:value-type="float">
            <text:p>3607</text:p>
          </table:table-cell>
          <table:table-cell/>
          <table:table-cell table:formula="of:=SUM([.A$1:.A945])" office:value-type="float" office:value="718526" calcext:value-type="float">
            <text:p>718526</text:p>
          </table:table-cell>
          <table:table-cell table:formula="of:=IF([.C945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618" calcext:value-type="float">
            <text:p>3618</text:p>
          </table:table-cell>
          <table:table-cell/>
          <table:table-cell table:formula="of:=SUM([.A$1:.A946])" office:value-type="float" office:value="722144" calcext:value-type="float">
            <text:p>722144</text:p>
          </table:table-cell>
          <table:table-cell table:formula="of:=IF([.C946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636" calcext:value-type="float">
            <text:p>3636</text:p>
          </table:table-cell>
          <table:table-cell/>
          <table:table-cell table:formula="of:=SUM([.A$1:.A947])" office:value-type="float" office:value="725780" calcext:value-type="float">
            <text:p>725780</text:p>
          </table:table-cell>
          <table:table-cell table:formula="of:=IF([.C947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648" calcext:value-type="float">
            <text:p>3648</text:p>
          </table:table-cell>
          <table:table-cell/>
          <table:table-cell table:formula="of:=SUM([.A$1:.A948])" office:value-type="float" office:value="729428" calcext:value-type="float">
            <text:p>729428</text:p>
          </table:table-cell>
          <table:table-cell table:formula="of:=IF([.C948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667" calcext:value-type="float">
            <text:p>3667</text:p>
          </table:table-cell>
          <table:table-cell/>
          <table:table-cell table:formula="of:=SUM([.A$1:.A949])" office:value-type="float" office:value="733095" calcext:value-type="float">
            <text:p>733095</text:p>
          </table:table-cell>
          <table:table-cell table:formula="of:=IF([.C949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668" calcext:value-type="float">
            <text:p>3668</text:p>
          </table:table-cell>
          <table:table-cell/>
          <table:table-cell table:formula="of:=SUM([.A$1:.A950])" office:value-type="float" office:value="736763" calcext:value-type="float">
            <text:p>736763</text:p>
          </table:table-cell>
          <table:table-cell table:formula="of:=IF([.C950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675" calcext:value-type="float">
            <text:p>3675</text:p>
          </table:table-cell>
          <table:table-cell/>
          <table:table-cell table:formula="of:=SUM([.A$1:.A951])" office:value-type="float" office:value="740438" calcext:value-type="float">
            <text:p>740438</text:p>
          </table:table-cell>
          <table:table-cell table:formula="of:=IF([.C951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675" calcext:value-type="float">
            <text:p>3675</text:p>
          </table:table-cell>
          <table:table-cell/>
          <table:table-cell table:formula="of:=SUM([.A$1:.A952])" office:value-type="float" office:value="744113" calcext:value-type="float">
            <text:p>744113</text:p>
          </table:table-cell>
          <table:table-cell table:formula="of:=IF([.C952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677" calcext:value-type="float">
            <text:p>3677</text:p>
          </table:table-cell>
          <table:table-cell/>
          <table:table-cell table:formula="of:=SUM([.A$1:.A953])" office:value-type="float" office:value="747790" calcext:value-type="float">
            <text:p>747790</text:p>
          </table:table-cell>
          <table:table-cell table:formula="of:=IF([.C953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684" calcext:value-type="float">
            <text:p>3684</text:p>
          </table:table-cell>
          <table:table-cell/>
          <table:table-cell table:formula="of:=SUM([.A$1:.A954])" office:value-type="float" office:value="751474" calcext:value-type="float">
            <text:p>751474</text:p>
          </table:table-cell>
          <table:table-cell table:formula="of:=IF([.C954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702" calcext:value-type="float">
            <text:p>3702</text:p>
          </table:table-cell>
          <table:table-cell/>
          <table:table-cell table:formula="of:=SUM([.A$1:.A955])" office:value-type="float" office:value="755176" calcext:value-type="float">
            <text:p>755176</text:p>
          </table:table-cell>
          <table:table-cell table:formula="of:=IF([.C955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720" calcext:value-type="float">
            <text:p>3720</text:p>
          </table:table-cell>
          <table:table-cell/>
          <table:table-cell table:formula="of:=SUM([.A$1:.A956])" office:value-type="float" office:value="758896" calcext:value-type="float">
            <text:p>758896</text:p>
          </table:table-cell>
          <table:table-cell table:formula="of:=IF([.C956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722" calcext:value-type="float">
            <text:p>3722</text:p>
          </table:table-cell>
          <table:table-cell/>
          <table:table-cell table:formula="of:=SUM([.A$1:.A957])" office:value-type="float" office:value="762618" calcext:value-type="float">
            <text:p>762618</text:p>
          </table:table-cell>
          <table:table-cell table:formula="of:=IF([.C957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723" calcext:value-type="float">
            <text:p>3723</text:p>
          </table:table-cell>
          <table:table-cell/>
          <table:table-cell table:formula="of:=SUM([.A$1:.A958])" office:value-type="float" office:value="766341" calcext:value-type="float">
            <text:p>766341</text:p>
          </table:table-cell>
          <table:table-cell table:formula="of:=IF([.C958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734" calcext:value-type="float">
            <text:p>3734</text:p>
          </table:table-cell>
          <table:table-cell/>
          <table:table-cell table:formula="of:=SUM([.A$1:.A959])" office:value-type="float" office:value="770075" calcext:value-type="float">
            <text:p>770075</text:p>
          </table:table-cell>
          <table:table-cell table:formula="of:=IF([.C959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787" calcext:value-type="float">
            <text:p>3787</text:p>
          </table:table-cell>
          <table:table-cell/>
          <table:table-cell table:formula="of:=SUM([.A$1:.A960])" office:value-type="float" office:value="773862" calcext:value-type="float">
            <text:p>773862</text:p>
          </table:table-cell>
          <table:table-cell table:formula="of:=IF([.C960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791" calcext:value-type="float">
            <text:p>3791</text:p>
          </table:table-cell>
          <table:table-cell/>
          <table:table-cell table:formula="of:=SUM([.A$1:.A961])" office:value-type="float" office:value="777653" calcext:value-type="float">
            <text:p>777653</text:p>
          </table:table-cell>
          <table:table-cell table:formula="of:=IF([.C961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796" calcext:value-type="float">
            <text:p>3796</text:p>
          </table:table-cell>
          <table:table-cell/>
          <table:table-cell table:formula="of:=SUM([.A$1:.A962])" office:value-type="float" office:value="781449" calcext:value-type="float">
            <text:p>781449</text:p>
          </table:table-cell>
          <table:table-cell table:formula="of:=IF([.C962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805" calcext:value-type="float">
            <text:p>3805</text:p>
          </table:table-cell>
          <table:table-cell/>
          <table:table-cell table:formula="of:=SUM([.A$1:.A963])" office:value-type="float" office:value="785254" calcext:value-type="float">
            <text:p>785254</text:p>
          </table:table-cell>
          <table:table-cell table:formula="of:=IF([.C963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810" calcext:value-type="float">
            <text:p>3810</text:p>
          </table:table-cell>
          <table:table-cell/>
          <table:table-cell table:formula="of:=SUM([.A$1:.A964])" office:value-type="float" office:value="789064" calcext:value-type="float">
            <text:p>789064</text:p>
          </table:table-cell>
          <table:table-cell table:formula="of:=IF([.C964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810" calcext:value-type="float">
            <text:p>3810</text:p>
          </table:table-cell>
          <table:table-cell/>
          <table:table-cell table:formula="of:=SUM([.A$1:.A965])" office:value-type="float" office:value="792874" calcext:value-type="float">
            <text:p>792874</text:p>
          </table:table-cell>
          <table:table-cell table:formula="of:=IF([.C965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838" calcext:value-type="float">
            <text:p>3838</text:p>
          </table:table-cell>
          <table:table-cell/>
          <table:table-cell table:formula="of:=SUM([.A$1:.A966])" office:value-type="float" office:value="796712" calcext:value-type="float">
            <text:p>796712</text:p>
          </table:table-cell>
          <table:table-cell table:formula="of:=IF([.C966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844" calcext:value-type="float">
            <text:p>3844</text:p>
          </table:table-cell>
          <table:table-cell/>
          <table:table-cell table:formula="of:=SUM([.A$1:.A967])" office:value-type="float" office:value="800556" calcext:value-type="float">
            <text:p>800556</text:p>
          </table:table-cell>
          <table:table-cell table:formula="of:=IF([.C967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844" calcext:value-type="float">
            <text:p>3844</text:p>
          </table:table-cell>
          <table:table-cell/>
          <table:table-cell table:formula="of:=SUM([.A$1:.A968])" office:value-type="float" office:value="804400" calcext:value-type="float">
            <text:p>804400</text:p>
          </table:table-cell>
          <table:table-cell table:formula="of:=IF([.C968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881" calcext:value-type="float">
            <text:p>3881</text:p>
          </table:table-cell>
          <table:table-cell/>
          <table:table-cell table:formula="of:=SUM([.A$1:.A969])" office:value-type="float" office:value="808281" calcext:value-type="float">
            <text:p>808281</text:p>
          </table:table-cell>
          <table:table-cell table:formula="of:=IF([.C969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894" calcext:value-type="float">
            <text:p>3894</text:p>
          </table:table-cell>
          <table:table-cell/>
          <table:table-cell table:formula="of:=SUM([.A$1:.A970])" office:value-type="float" office:value="812175" calcext:value-type="float">
            <text:p>812175</text:p>
          </table:table-cell>
          <table:table-cell table:formula="of:=IF([.C970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898" calcext:value-type="float">
            <text:p>3898</text:p>
          </table:table-cell>
          <table:table-cell/>
          <table:table-cell table:formula="of:=SUM([.A$1:.A971])" office:value-type="float" office:value="816073" calcext:value-type="float">
            <text:p>816073</text:p>
          </table:table-cell>
          <table:table-cell table:formula="of:=IF([.C971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899" calcext:value-type="float">
            <text:p>3899</text:p>
          </table:table-cell>
          <table:table-cell/>
          <table:table-cell table:formula="of:=SUM([.A$1:.A972])" office:value-type="float" office:value="819972" calcext:value-type="float">
            <text:p>819972</text:p>
          </table:table-cell>
          <table:table-cell table:formula="of:=IF([.C972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902" calcext:value-type="float">
            <text:p>3902</text:p>
          </table:table-cell>
          <table:table-cell/>
          <table:table-cell table:formula="of:=SUM([.A$1:.A973])" office:value-type="float" office:value="823874" calcext:value-type="float">
            <text:p>823874</text:p>
          </table:table-cell>
          <table:table-cell table:formula="of:=IF([.C973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912" calcext:value-type="float">
            <text:p>3912</text:p>
          </table:table-cell>
          <table:table-cell/>
          <table:table-cell table:formula="of:=SUM([.A$1:.A974])" office:value-type="float" office:value="827786" calcext:value-type="float">
            <text:p>827786</text:p>
          </table:table-cell>
          <table:table-cell table:formula="of:=IF([.C974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914" calcext:value-type="float">
            <text:p>3914</text:p>
          </table:table-cell>
          <table:table-cell/>
          <table:table-cell table:formula="of:=SUM([.A$1:.A975])" office:value-type="float" office:value="831700" calcext:value-type="float">
            <text:p>831700</text:p>
          </table:table-cell>
          <table:table-cell table:formula="of:=IF([.C975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935" calcext:value-type="float">
            <text:p>3935</text:p>
          </table:table-cell>
          <table:table-cell/>
          <table:table-cell table:formula="of:=SUM([.A$1:.A976])" office:value-type="float" office:value="835635" calcext:value-type="float">
            <text:p>835635</text:p>
          </table:table-cell>
          <table:table-cell table:formula="of:=IF([.C976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940" calcext:value-type="float">
            <text:p>3940</text:p>
          </table:table-cell>
          <table:table-cell/>
          <table:table-cell table:formula="of:=SUM([.A$1:.A977])" office:value-type="float" office:value="839575" calcext:value-type="float">
            <text:p>839575</text:p>
          </table:table-cell>
          <table:table-cell table:formula="of:=IF([.C977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978" calcext:value-type="float">
            <text:p>3978</text:p>
          </table:table-cell>
          <table:table-cell/>
          <table:table-cell table:formula="of:=SUM([.A$1:.A978])" office:value-type="float" office:value="843553" calcext:value-type="float">
            <text:p>843553</text:p>
          </table:table-cell>
          <table:table-cell table:formula="of:=IF([.C978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979" calcext:value-type="float">
            <text:p>3979</text:p>
          </table:table-cell>
          <table:table-cell/>
          <table:table-cell table:formula="of:=SUM([.A$1:.A979])" office:value-type="float" office:value="847532" calcext:value-type="float">
            <text:p>847532</text:p>
          </table:table-cell>
          <table:table-cell table:formula="of:=IF([.C979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995" calcext:value-type="float">
            <text:p>3995</text:p>
          </table:table-cell>
          <table:table-cell/>
          <table:table-cell table:formula="of:=SUM([.A$1:.A980])" office:value-type="float" office:value="851527" calcext:value-type="float">
            <text:p>851527</text:p>
          </table:table-cell>
          <table:table-cell table:formula="of:=IF([.C980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3996" calcext:value-type="float">
            <text:p>3996</text:p>
          </table:table-cell>
          <table:table-cell/>
          <table:table-cell table:formula="of:=SUM([.A$1:.A981])" office:value-type="float" office:value="855523" calcext:value-type="float">
            <text:p>855523</text:p>
          </table:table-cell>
          <table:table-cell table:formula="of:=IF([.C981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003" calcext:value-type="float">
            <text:p>4003</text:p>
          </table:table-cell>
          <table:table-cell/>
          <table:table-cell table:formula="of:=SUM([.A$1:.A982])" office:value-type="float" office:value="859526" calcext:value-type="float">
            <text:p>859526</text:p>
          </table:table-cell>
          <table:table-cell table:formula="of:=IF([.C982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013" calcext:value-type="float">
            <text:p>4013</text:p>
          </table:table-cell>
          <table:table-cell/>
          <table:table-cell table:formula="of:=SUM([.A$1:.A983])" office:value-type="float" office:value="863539" calcext:value-type="float">
            <text:p>863539</text:p>
          </table:table-cell>
          <table:table-cell table:formula="of:=IF([.C983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039" calcext:value-type="float">
            <text:p>4039</text:p>
          </table:table-cell>
          <table:table-cell/>
          <table:table-cell table:formula="of:=SUM([.A$1:.A984])" office:value-type="float" office:value="867578" calcext:value-type="float">
            <text:p>867578</text:p>
          </table:table-cell>
          <table:table-cell table:formula="of:=IF([.C984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040" calcext:value-type="float">
            <text:p>4040</text:p>
          </table:table-cell>
          <table:table-cell/>
          <table:table-cell table:formula="of:=SUM([.A$1:.A985])" office:value-type="float" office:value="871618" calcext:value-type="float">
            <text:p>871618</text:p>
          </table:table-cell>
          <table:table-cell table:formula="of:=IF([.C985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060" calcext:value-type="float">
            <text:p>4060</text:p>
          </table:table-cell>
          <table:table-cell/>
          <table:table-cell table:formula="of:=SUM([.A$1:.A986])" office:value-type="float" office:value="875678" calcext:value-type="float">
            <text:p>875678</text:p>
          </table:table-cell>
          <table:table-cell table:formula="of:=IF([.C986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063" calcext:value-type="float">
            <text:p>4063</text:p>
          </table:table-cell>
          <table:table-cell/>
          <table:table-cell table:formula="of:=SUM([.A$1:.A987])" office:value-type="float" office:value="879741" calcext:value-type="float">
            <text:p>879741</text:p>
          </table:table-cell>
          <table:table-cell table:formula="of:=IF([.C987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068" calcext:value-type="float">
            <text:p>4068</text:p>
          </table:table-cell>
          <table:table-cell/>
          <table:table-cell table:formula="of:=SUM([.A$1:.A988])" office:value-type="float" office:value="883809" calcext:value-type="float">
            <text:p>883809</text:p>
          </table:table-cell>
          <table:table-cell table:formula="of:=IF([.C988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081" calcext:value-type="float">
            <text:p>4081</text:p>
          </table:table-cell>
          <table:table-cell/>
          <table:table-cell table:formula="of:=SUM([.A$1:.A989])" office:value-type="float" office:value="887890" calcext:value-type="float">
            <text:p>887890</text:p>
          </table:table-cell>
          <table:table-cell table:formula="of:=IF([.C989]&lt;=[.G$3];1;&quot;&quot;)">
            <text:p/>
          </table:table-cell>
          <table:table-cell table:number-columns-repeated="5"/>
        </table:table-row>
        <table:table-row table:style-name="ro1">
          <table:table-cell office:value-type="float" office:value="4094" calcext:value-type="float">
            <text:p>4094</text:p>
          </table:table-cell>
          <table:table-cell/>
          <table:table-cell table:formula="of:=SUM([.A$1:.A990])" office:value-type="float" office:value="891984" calcext:value-type="float">
            <text:p>891984</text:p>
          </table:table-cell>
          <table:table-cell table:formula="of:=IF([.C990]&lt;=[.G$3];1;&quot;&quot;)">
            <text:p/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26_1_05.D1:26_1_05.D99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26T13:58:24.996210843</dc:date>
    <meta:editing-duration>PT2M59S</meta:editing-duration>
    <meta:editing-cycles>1</meta:editing-cycles>
    <meta:document-statistic meta:table-count="1" meta:cell-count="2984" meta:object-count="0"/>
    <meta:generator>LibreOffice/25.8.1.1$Linux_X86_64 LibreOffice_project/6493efb0486b5ef4a09f10f25df428a1c89b13aa</meta:generator>
  </office:meta>
</office:document-meta>
</file>